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19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1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10/styles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4/styles.xml" manifest:media-type="text/xml"/>
  <manifest:file-entry manifest:full-path="Object 16/content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5/styles.xml" manifest:media-type="text/xml"/>
  <manifest:file-entry manifest:full-path="Object 18/content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5/content.xml" manifest:media-type="text/xml"/>
  <manifest:file-entry manifest:full-path="Object 16/styles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iberation Serif" svg:font-family="&quot;Liberation Serif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fo:border="thick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order="thick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style="italic" style:font-style-asian="italic" style:font-style-complex="italic" style:font-family-generic="roman"/>
    </style:style>
    <style:style style:name="ce8" style:family="table-cell" style:parent-style-name="Default" style:data-style-name="N0">
      <style:table-cell-properties fo:border="thick solid #000000" style:vertical-align="automatic" fo:wrap-option="wrap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="thick solid #000000"/>
    </style:style>
    <style:style style:name="ce10" style:family="table-cell" style:parent-style-name="Default" style:data-style-name="N37">
      <style:table-cell-properties fo:border="thick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11" style:family="table-cell" style:parent-style-name="_1055__1088__1086__1094__1077__1085__1090__1085__1099__1081_" style:data-style-name="N13">
      <style:table-cell-properties fo:border="thick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12" style:family="table-cell" style:parent-style-name="_1055__1088__1086__1094__1077__1085__1090__1085__1099__1081_" style:data-style-name="N37">
      <style:table-cell-properties fo:border="thick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fo:border="thick solid #000000" style:vertical-align="automatic" fo:wrap-option="wrap"/>
      <style:text-properties style:font-name="Liberation Serif" style:font-name-asian="Liberation Serif" style:font-name-complex="Liberation Serif" fo:font-size="13pt" style:font-size-asian="13pt" style:font-size-complex="13pt" style:font-family-generic="roman"/>
    </style:style>
    <style:style style:name="ce14" style:family="table-cell" style:parent-style-name="Default" style:data-style-name="N0">
      <style:table-cell-properties fo:border="thick solid #000000" style:vertical-align="automatic" fo:wrap-option="wrap" style:repeat-content="false"/>
      <style:paragraph-properties fo:text-align="end" fo:margin-right="0cm"/>
      <style:text-properties style:font-name="Liberation Serif" style:font-name-asian="Liberation Serif" style:font-name-complex="Liberation Serif" fo:font-size="13pt" style:font-size-asian="13pt" style:font-size-complex="13pt" style:font-family-generic="roman"/>
    </style:style>
    <style:style style:name="ce15" style:family="table-cell" style:parent-style-name="_1060__1080__1085__1072__1085__1089__1086__1074__1099__1081_" style:data-style-name="N36">
      <style:table-cell-properties fo:border="thick solid #000000"/>
    </style:style>
    <style:style style:name="ce16" style:family="table-cell" style:parent-style-name="_1055__1088__1086__1094__1077__1085__1090__1085__1099__1081_" style:data-style-name="N13">
      <style:table-cell-properties fo:border="thick solid #000000"/>
    </style:style>
    <style:style style:name="ce17" style:family="table-cell" style:parent-style-name="Default" style:data-style-name="N0">
      <style:table-cell-properties fo:border-top="none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style:vertical-align="automatic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fo:border="thick solid #000000" style:vertical-align="automatic"/>
      <style:text-properties fo:font-size="14pt" style:font-size-asian="14pt" style:font-size-complex="14pt"/>
    </style:style>
    <style:style style:name="ce21" style:family="table-cell" style:parent-style-name="Default" style:data-style-name="N0">
      <style:table-cell-properties fo:border="thick solid #000000" style:vertical-align="top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22" style:family="table-cell" style:parent-style-name="Default" style:data-style-name="N0">
      <style:table-cell-properties fo:border="thick solid #000000" style:vertical-align="top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style="italic" style:font-style-asian="italic" style:font-style-complex="italic" style:font-family-generic="roman"/>
    </style:style>
    <style:style style:name="ce23" style:family="table-cell" style:parent-style-name="Default" style:data-style-name="N19">
      <style:table-cell-properties fo:border="thick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fo:border="thick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fo:border="thick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26" style:family="table-cell" style:parent-style-name="Default" style:data-style-name="N0">
      <style:table-cell-properties fo:border="thick solid #000000" style:vertical-align="top" fo:wrap-option="wrap" style:repeat-content="false"/>
      <style:paragraph-properties fo:text-align="center"/>
      <style:text-properties fo:color="#000000"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fo:border="thick solid #000000" style:vertical-align="top" fo:wrap-option="wrap"/>
      <style:text-properties fo:color="#000000"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="thick solid #000000" style:vertical-align="automatic" fo:wrap-option="wrap" style:repeat-content="false"/>
      <style:paragraph-properties fo:text-align="center"/>
      <style:text-properties fo:color="#000000"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30" style:family="table-cell" style:parent-style-name="Default" style:data-style-name="N0">
      <style:table-cell-properties fo:border="thick solid #000000" style:vertical-align="top" fo:wrap-option="wrap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 fo:font-style="italic" style:font-style-asian="italic" style:font-style-complex="italic" style:font-family-generic="roman"/>
    </style:style>
    <style:style style:name="ce31" style:family="table-cell" style:parent-style-name="Default" style:data-style-name="N0">
      <style:table-cell-properties fo:border="thick solid #000000" style:vertical-align="automatic" fo:wrap-option="wra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="thick solid #000000" style:vertical-align="automatic" fo:wrap-option="wrap" fo:background-color="#FFFFFF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="thick solid #000000" style:vertical-align="top" fo:wrap-option="wrap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35" style:family="table-cell" style:parent-style-name="Default" style:data-style-name="N3">
      <style:table-cell-properties fo:border="thick solid #000000" style:vertical-align="top" fo:wrap-option="wra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36" style:family="table-cell" style:parent-style-name="Default" style:data-style-name="N19">
      <style:table-cell-properties fo:border="thick solid #000000" style:vertical-align="top" fo:wrap-option="wra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ck solid #000000" style:vertical-align="top" fo:wrap-option="wra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38" style:family="table-cell" style:parent-style-name="Default" style:data-style-name="N0">
      <style:table-cell-properties fo:border="thick solid #000000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39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40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41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top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42" style:family="table-cell" style:parent-style-name="Default" style:data-style-name="N19">
      <style:table-cell-properties fo:border="thick solid #000000" style:vertical-align="automatic" fo:wrap-option="wrap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43" style:family="table-cell" style:parent-style-name="Default" style:data-style-name="N0">
      <style:table-cell-properties fo:border="thick solid #000000" style:vertical-align="automatic" fo:wrap-option="wra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44" style:family="table-cell" style:parent-style-name="Default" style:data-style-name="N0">
      <style:table-cell-properties fo:border="thick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45" style:family="table-cell" style:parent-style-name="Default" style:data-style-name="N0">
      <style:table-cell-properties fo:border="thick solid #000000"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46" style:family="table-cell" style:parent-style-name="Default" style:data-style-name="N0">
      <style:table-cell-properties fo:border="thick solid #000000"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fo:border="thick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48" style:family="table-cell" style:parent-style-name="Default" style:data-style-name="N2">
      <style:table-cell-properties fo:border="thick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49" style:family="table-cell" style:parent-style-name="Default" style:data-style-name="N0">
      <style:table-cell-properties fo:border="thick solid #000000" style:vertical-align="middle" style:repeat-content="false"/>
      <style:paragraph-properties fo:text-align="center"/>
    </style:style>
    <style:style style:name="ce50" style:family="table-cell" style:parent-style-name="Default" style:data-style-name="N37">
      <style:table-cell-properties fo:border="thick solid #000000" style:vertical-align="automatic" fo:wrap-option="wrap" style:repeat-content="false"/>
      <style:paragraph-properties fo:text-align="center"/>
      <style:text-properties fo:color="#000000"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51" style:family="table-cell" style:parent-style-name="Default" style:data-style-name="N0">
      <style:table-cell-properties fo:border="thick solid #000000" style:vertical-align="middle" fo:wrap-option="wrap" style:repeat-content="false"/>
      <style:paragraph-properties fo:text-align="center"/>
      <style:text-properties fo:color="#000000"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52" style:family="table-cell" style:parent-style-name="Default" style:data-style-name="N0">
      <style:table-cell-properties style:vertical-align="automatic"/>
      <style:text-properties fo:font-size="14pt" style:font-size-asian="14pt" style:font-size-complex="14pt"/>
    </style:style>
    <style:style style:name="ce53" style:family="table-cell" style:parent-style-name="Default" style:data-style-name="N0">
      <style:table-cell-properties style:vertical-align="automatic"/>
    </style:style>
    <style:style style:name="ce54" style:family="table-cell" style:parent-style-name="Default" style:data-style-name="N0">
      <style:table-cell-properties style:vertical-align="automatic"/>
    </style:style>
    <style:style style:name="ce55" style:family="table-cell" style:parent-style-name="Default" style:data-style-name="N0">
      <style:table-cell-properties fo:border="thick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56" style:family="table-cell" style:parent-style-name="Default" style:data-style-name="N0">
      <style:table-cell-properties fo:border="thick solid #000000" style:vertical-align="automatic" fo:wrap-option="wrap" style:repeat-content="false"/>
      <style:paragraph-properties fo:text-align="center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59" style:family="table-cell" style:parent-style-name="Default" style:data-style-name="N0">
      <style:table-cell-properties fo:border="thick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3pt" style:font-size-asian="13pt" style:font-size-complex="13pt" style:font-family-generic="roman"/>
    </style:style>
    <style:style style:name="ce60" style:family="table-cell" style:parent-style-name="Default" style:data-style-name="N0">
      <style:table-cell-properties fo:border="thick solid #000000" style:vertical-align="top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61" style:family="table-cell" style:parent-style-name="Default" style:data-style-name="N0">
      <style:table-cell-properties fo:border="thick solid #000000" style:vertical-align="top" fo:wrap-option="wrap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62" style:family="table-cell" style:parent-style-name="Default" style:data-style-name="N0">
      <style:table-cell-properties style:vertical-align="automatic" fo:wrap-option="wrap"/>
    </style:style>
    <style:style style:name="ce6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64" style:family="table-cell" style:parent-style-name="Default" style:data-style-name="N0">
      <style:table-cell-properties fo:border="thick solid #000000" style:vertical-align="middle" fo:wrap-option="wrap" style:repeat-content="false"/>
      <style:paragraph-properties fo:text-align="center"/>
      <style:text-properties fo:color="#000000"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65" style:family="table-cell" style:parent-style-name="Default" style:data-style-name="N0">
      <style:table-cell-properties fo:border="thick solid #000000" style:vertical-align="automatic" fo:wrap-option="wrap" style:repeat-content="false"/>
      <style:paragraph-properties fo:text-align="center"/>
      <style:text-properties fo:color="#000000"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66" style:family="table-cell" style:parent-style-name="Default" style:data-style-name="N0">
      <style:table-cell-properties fo:border="thick solid #000000" style:vertical-align="top" fo:wrap-option="wrap" style:repeat-content="false"/>
      <style:paragraph-properties fo:text-align="center"/>
      <style:text-properties fo:color="#000000"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/>
    </style:style>
    <style:style style:name="ce69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4pt" style:font-size-asian="14pt" style:font-size-complex="14pt" style:font-family-generic="roman"/>
    </style:style>
    <style:style style:name="ce70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/>
      <style:text-properties style:font-name="Liberation Serif" style:font-name-asian="Liberation Serif" style:font-name-complex="Liberation Serif" fo:font-size="14pt" style:font-size-asian="14pt" style:font-size-complex="14pt" style:font-family-generic="roman"/>
    </style:style>
    <style:style style:name="ce71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7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style:font-family-generic="roman"/>
    </style:style>
    <style:style style:name="ce7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4pt" style:font-size-asian="14pt" style:font-size-complex="14pt" style:font-family-generic="roman"/>
    </style:style>
    <style:style style:name="ce7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4pt" style:font-size-asian="14pt" style:font-size-complex="14pt" style:font-family-generic="roman"/>
    </style:style>
    <style:style style:name="ce7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style:font-family-generic="roman"/>
    </style:style>
    <style:style style:name="ce7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4pt" style:font-size-asian="14pt" style:font-size-complex="14pt"/>
    </style:style>
    <style:style style:name="ce77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4pt" style:font-size-asian="14pt" style:font-size-complex="14pt" style:font-family-generic="roman"/>
    </style:style>
    <style:style style:name="ce78" style:family="table-cell" style:parent-style-name="Default" style:data-style-name="N0">
      <style:table-cell-properties fo:border="thick solid #000000" style:vertical-align="automatic" fo:wrap-option="wra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79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80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81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82" style:family="table-cell" style:parent-style-name="Default" style:data-style-name="N0">
      <style:table-cell-properties fo:border-top="thick solid #000000" fo:border-bottom="thick solid #000000" fo:border-left="none" fo:border-right="none"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83" style:family="table-cell" style:parent-style-name="Default" style:data-style-name="N0">
      <style:table-cell-properties fo:border-top="thick solid #000000" fo:border-bottom="thick solid #000000" fo:border-left="none" fo:border-right="thick solid #000000"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84" style:family="table-cell" style:parent-style-name="Default" style:data-style-name="N0">
      <style:table-cell-properties fo:border-top="none" fo:border-bottom="none" fo:border-left="none" fo:border-right="thick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style:font-family-generic="roman"/>
    </style:style>
    <style:style style:name="ce85" style:family="table-cell" style:parent-style-name="Default" style:data-style-name="N0">
      <style:table-cell-properties fo:border="thick solid #000000"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86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87" style:family="table-cell" style:parent-style-name="Default" style:data-style-name="N0">
      <style:table-cell-properties fo:border-top="thick solid #000000" fo:border-bottom="thick solid #000000" fo:border-left="none" fo:border-right="thick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88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89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90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automatic" fo:wrap-option="wrap" style:repeat-content="false"/>
      <style:paragraph-properties fo:text-align="center"/>
      <style:text-properties fo:color="#000000"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91" style:family="table-cell" style:parent-style-name="Default" style:data-style-name="N13">
      <style:table-cell-properties fo:border="thick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92" style:family="table-cell" style:parent-style-name="Default" style:data-style-name="N3">
      <style:table-cell-properties fo:border="thick solid #000000" style:vertical-align="top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93" style:family="table-cell" style:parent-style-name="Default" style:data-style-name="N1">
      <style:table-cell-properties fo:border="thick solid #000000" style:vertical-align="automatic" fo:wrap-option="wra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94" style:family="table-cell" style:parent-style-name="Default" style:data-style-name="N2">
      <style:table-cell-properties fo:border="thick solid #000000" style:vertical-align="top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95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automatic" fo:wrap-option="wra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96" style:family="table-cell" style:parent-style-name="Default" style:data-style-name="N0">
      <style:table-cell-properties fo:border-top="thick solid #000000" fo:border-bottom="thick solid #000000" fo:border-left="none" fo:border-right="thick solid #000000" style:vertical-align="automatic" fo:wrap-option="wra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9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top" fo:wrap-option="wrap" style:repeat-content="false"/>
      <style:paragraph-properties fo:text-align="center"/>
      <style:text-properties fo:color="#000000"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9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8pt" style:font-size-asian="18pt" style:font-size-complex="18pt"/>
    </style:style>
    <style:style style:name="ce10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8pt" style:font-size-asian="18pt" style:font-size-complex="18pt"/>
    </style:style>
    <style:style style:name="ce101" style:family="table-cell" style:parent-style-name="Default" style:data-style-name="N0">
      <style:table-cell-properties fo:border-top="thick solid #000000" fo:border-bottom="none" fo:border-left="none" fo:border-right="thick solid #000000" style:vertical-align="automatic" fo:wrap-option="wrap"/>
      <style:text-properties style:font-name="Liberation Serif" style:font-name-asian="Liberation Serif" style:font-name-complex="Liberation Serif" fo:font-size="14pt" style:font-size-asian="14pt" style:font-size-complex="14pt" style:font-family-generic="roman"/>
    </style:style>
    <style:style style:name="ce102" style:family="table-cell" style:parent-style-name="Default" style:data-style-name="N0">
      <style:table-cell-properties fo:border-top="thick solid #000000" fo:border-bottom="none" fo:border-left="none" fo:border-right="2pt solid #000000" style:vertical-align="automatic" fo:wrap-option="wrap"/>
      <style:text-properties style:font-name="Liberation Serif" style:font-name-asian="Liberation Serif" style:font-name-complex="Liberation Serif" fo:font-size="14pt" style:font-size-asian="14pt" style:font-size-complex="14pt" style:font-family-generic="roman"/>
    </style:style>
    <style:style style:name="ce103" style:family="table-cell" style:parent-style-name="Default" style:data-style-name="N0">
      <style:table-cell-properties fo:border-top="thick solid #000000" fo:border-bottom="none" fo:border-left="none" fo:border-right="none" style:vertical-align="automatic" fo:wrap-option="wrap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104" style:family="table-cell" style:parent-style-name="Default" style:data-style-name="N0">
      <style:table-cell-properties fo:border-top="thick solid #000000" fo:border-bottom="none" fo:border-left="none" fo:border-right="thick solid #000000" style:vertical-align="automatic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4pt" style:font-size-asian="14pt" style:font-size-complex="14pt" style:font-family-generic="roman"/>
    </style:style>
    <style:style style:name="ce105" style:family="table-cell" style:parent-style-name="Default" style:data-style-name="N0">
      <style:table-cell-properties fo:border-top="thick solid #000000" fo:border-bottom="none" fo:border-left="none" fo:border-right="thick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style:font-family-generic="roman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4.70958333333333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3.75708333333333cm"/>
    </style:style>
    <style:style style:name="co7" style:family="table-column">
      <style:table-column-properties fo:break-before="auto" style:column-width="3.99520833333333cm"/>
    </style:style>
    <style:style style:name="co8" style:family="table-column">
      <style:table-column-properties fo:break-before="auto" style:column-width="3.86291666666667cm"/>
    </style:style>
    <style:style style:name="co9" style:family="table-column">
      <style:table-column-properties fo:break-before="auto" style:column-width="4.94770833333333cm"/>
    </style:style>
    <style:style style:name="co10" style:family="table-column">
      <style:table-column-properties fo:break-before="auto" style:column-width="3.46604166666667cm"/>
    </style:style>
    <style:style style:name="co11" style:family="table-column">
      <style:table-column-properties fo:break-before="auto" style:column-width="3.889375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1.85208333333333cm"/>
    </style:style>
    <style:style style:name="co14" style:family="table-column">
      <style:table-column-properties fo:break-before="auto" style:column-width="2.80458333333333cm"/>
    </style:style>
    <style:style style:name="co15" style:family="table-column">
      <style:table-column-properties fo:break-before="auto" style:column-width="2.831041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20.4pt" style:use-optimal-row-height="false" fo:break-before="auto"/>
    </style:style>
    <style:style style:name="ro6" style:family="table-row">
      <style:table-row-properties style:row-height="15.6pt" style:use-optimal-row-height="tru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6.8pt" style:use-optimal-row-height="true" fo:break-before="auto"/>
    </style:style>
    <style:style style:name="ro9" style:family="table-row">
      <style:table-row-properties style:row-height="21pt" style:use-optimal-row-height="false" fo:break-before="auto"/>
    </style:style>
    <style:style style:name="ro10" style:family="table-row">
      <style:table-row-properties style:row-height="24pt" style:use-optimal-row-height="false" fo:break-before="auto"/>
    </style:style>
    <style:style style:name="ro11" style:family="table-row">
      <style:table-row-properties style:row-height="81pt" style:use-optimal-row-height="false" fo:break-before="auto"/>
    </style:style>
    <style:style style:name="ro12" style:family="table-row">
      <style:table-row-properties style:row-height="28.2pt" style:use-optimal-row-height="false" fo:break-before="auto"/>
    </style:style>
    <style:style style:name="ro13" style:family="table-row">
      <style:table-row-properties style:row-height="31.8pt" style:use-optimal-row-height="false" fo:break-before="auto"/>
    </style:style>
    <style:style style:name="ro14" style:family="table-row">
      <style:table-row-properties style:row-height="108.6pt" style:use-optimal-row-height="false" fo:break-before="auto"/>
    </style:style>
    <style:style style:name="ro15" style:family="table-row">
      <style:table-row-properties style:row-height="15pt" style:use-optimal-row-height="false" fo:break-before="auto"/>
    </style:style>
    <style:style style:name="ro16" style:family="table-row">
      <style:table-row-properties style:row-height="31.8pt" style:use-optimal-row-height="true" fo:break-before="auto"/>
    </style:style>
    <style:style style:name="ro17" style:family="table-row">
      <style:table-row-properties style:row-height="85.8pt" style:use-optimal-row-height="false" fo:break-before="auto"/>
    </style:style>
    <style:style style:name="ro18" style:family="table-row">
      <style:table-row-properties style:row-height="46.2pt" style:use-optimal-row-height="false" fo:break-before="auto"/>
    </style:style>
    <style:style style:name="ro19" style:family="table-row">
      <style:table-row-properties style:row-height="18pt" style:use-optimal-row-height="false" fo:break-before="auto"/>
    </style:style>
    <style:style style:name="ro20" style:family="table-row">
      <style:table-row-properties style:row-height="75pt" style:use-optimal-row-height="false" fo:break-before="auto"/>
    </style:style>
    <style:style style:name="ro21" style:family="table-row">
      <style:table-row-properties style:row-height="42pt" style:use-optimal-row-height="false" fo:break-before="auto"/>
    </style:style>
    <style:style style:name="ro22" style:family="table-row">
      <style:table-row-properties style:row-height="31.2pt" style:use-optimal-row-height="false" fo:break-before="auto"/>
    </style:style>
    <style:style style:name="ro23" style:family="table-row">
      <style:table-row-properties style:row-height="15.6pt" style:use-optimal-row-height="false" fo:break-before="auto"/>
    </style:style>
    <style:style style:name="ro24" style:family="table-row">
      <style:table-row-properties style:row-height="16.2pt" style:use-optimal-row-height="true" fo:break-before="auto"/>
    </style:style>
    <style:style style:name="ro25" style:family="table-row">
      <style:table-row-properties style:row-height="57.6pt" style:use-optimal-row-height="false" fo:break-before="auto"/>
    </style:style>
    <style:style style:name="ro26" style:family="table-row">
      <style:table-row-properties style:row-height="16.2pt" style:use-optimal-row-height="false" fo:break-before="auto"/>
    </style:style>
    <style:style style:name="ro27" style:family="table-row">
      <style:table-row-properties style:row-height="31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14">
      <style:graphic-properties/>
    </style:style>
    <style:style style:family="graphic" style:name="a2">
      <style:graphic-properties/>
    </style:style>
    <style:style style:family="graphic" style:name="a15">
      <style:graphic-properties/>
    </style:style>
    <style:style style:family="graphic" style:name="a3">
      <style:graphic-properties/>
    </style:style>
    <style:style style:family="graphic" style:name="a16">
      <style:graphic-properties/>
    </style:style>
    <style:style style:family="graphic" style:name="a4">
      <style:graphic-properties/>
    </style:style>
    <style:style style:family="graphic" style:name="a17">
      <style:graphic-properties/>
    </style:style>
    <style:style style:family="graphic" style:name="a5">
      <style:graphic-properties/>
    </style:style>
    <style:style style:family="graphic" style:name="a18">
      <style:graphic-properties/>
    </style:style>
    <style:style style:family="graphic" style:name="a6">
      <style:graphic-properties/>
    </style:style>
    <style:style style:family="graphic" style:name="a19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1" table:number-rows-spanned="1" table:style-name="ce99">
            <text:p>1. Численность населения Беларуси</text:p>
          </table:table-cell>
          <table:covered-table-cell table:number-columns-repeated="10"/>
          <table:table-cell table:number-columns-repeated="16373" table:style-name="ce1"/>
        </table:table-row>
        <table:table-row table:style-name="ro3">
          <table:table-cell table:number-columns-repeated="16384" table:style-name="ce1"/>
        </table:table-row>
        <table:table-row table:style-name="ro4">
          <table:table-cell office:value-type="string" table:number-columns-spanned="1" table:number-rows-spanned="2" table:style-name="ce55">
            <text:p>Годы</text:p>
          </table:table-cell>
          <table:table-cell office:value-type="string" table:number-columns-spanned="3" table:number-rows-spanned="1" table:style-name="ce55">
            <text:p>Население, тыс.чел.</text:p>
          </table:table-cell>
          <table:covered-table-cell table:number-columns-repeated="2"/>
          <table:table-cell office:value-type="string" table:number-columns-spanned="2" table:number-rows-spanned="1" table:style-name="ce55">
            <text:p>Удельный вес населения,  %</text:p>
          </table:table-cell>
          <table:covered-table-cell/>
          <table:table-cell table:style-name="ce3"/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6">
            <text:p>Городское</text:p>
          </table:table-cell>
          <table:table-cell office:value-type="string" table:style-name="ce6">
            <text:p>Сельское</text:p>
          </table:table-cell>
          <table:table-cell office:value-type="string" table:style-name="ce6">
            <text:p>Всего </text:p>
          </table:table-cell>
          <table:table-cell office:value-type="string" table:style-name="ce6">
            <text:p>Городское</text:p>
          </table:table-cell>
          <table:table-cell office:value-type="string" table:style-name="ce6">
            <text:p>Сельское</text:p>
          </table:table-cell>
          <table:table-cell table:style-name="ce3"/>
          <table:table-cell table:number-columns-repeated="4" table:style-name="ce1"/>
          <table:table-cell table:style-name="ce3"/>
          <table:table-cell table:number-columns-repeated="16372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table:style-name="ce3"/>
          <table:table-cell office:value-type="string" table:style-name="ce1">
            <text:p>`</text:p>
          </table:table-cell>
          <table:table-cell table:number-columns-repeated="3" table:style-name="ce1"/>
          <table:table-cell table:style-name="ce3"/>
          <table:table-cell table:number-columns-repeated="16372"/>
        </table:table-row>
        <table:table-row table:style-name="ro5">
          <table:table-cell office:value-type="float" office:value="1959" table:style-name="ce8">
            <text:p>1959</text:p>
          </table:table-cell>
          <table:table-cell office:value-type="float" office:value="2480.5" table:style-name="ce6">
            <text:p>2480,5</text:p>
          </table:table-cell>
          <table:table-cell office:value-type="float" office:value="5575.2" table:style-name="ce6">
            <text:p>5575,2</text:p>
          </table:table-cell>
          <table:table-cell office:value-type="float" office:value="8055.7" table:formula="msoxl:=SUM(B7:C7)" table:style-name="ce9">
            <text:p>8055,7</text:p>
          </table:table-cell>
          <table:table-cell office:value-type="percentage" office:value="0.30791861663170178" table:formula="msoxl:=(B7/D7)*100%" table:style-name="ce16">
            <text:p>31%</text:p>
          </table:table-cell>
          <table:table-cell office:value-type="percentage" office:value="0.69208138336829816" table:formula="msoxl:=(C7/D7)*100%" table:style-name="ce16">
            <text:p>69%</text:p>
          </table:table-cell>
          <table:table-cell table:style-name="ce3"/>
          <table:table-cell table:number-columns-repeated="16377" table:style-name="ce1"/>
        </table:table-row>
        <table:table-row table:style-name="ro5">
          <table:table-cell office:value-type="float" office:value="1970" table:style-name="ce8">
            <text:p>1970</text:p>
          </table:table-cell>
          <table:table-cell office:value-type="float" office:value="3890.6" table:style-name="ce6">
            <text:p>3890,6</text:p>
          </table:table-cell>
          <table:table-cell office:value-type="float" office:value="5101.6000000000004" table:style-name="ce6">
            <text:p>5101,6</text:p>
          </table:table-cell>
          <table:table-cell office:value-type="float" office:value="8992.2000000000007" table:formula="msoxl:=SUM(B8:C8)" table:style-name="ce9">
            <text:p>8992,2</text:p>
          </table:table-cell>
          <table:table-cell office:value-type="percentage" office:value="0.43266386423789505" table:formula="msoxl:=(B8/D8)*100%" table:style-name="ce16">
            <text:p>43%</text:p>
          </table:table-cell>
          <table:table-cell office:value-type="percentage" office:value="0.56733613576210495" table:formula="msoxl:=(C8/D8)*100%" table:style-name="ce16">
            <text:p>57%</text:p>
          </table:table-cell>
          <table:table-cell table:style-name="ce3"/>
          <table:table-cell table:number-columns-repeated="16377" table:style-name="ce1"/>
        </table:table-row>
        <table:table-row table:style-name="ro5">
          <table:table-cell office:value-type="float" office:value="1979" table:style-name="ce8">
            <text:p>1979</text:p>
          </table:table-cell>
          <table:table-cell office:value-type="float" office:value="5234.3" table:style-name="ce6">
            <text:p>5234,3</text:p>
          </table:table-cell>
          <table:table-cell office:value-type="float" office:value="4298.2" table:style-name="ce6">
            <text:p>4298,2</text:p>
          </table:table-cell>
          <table:table-cell office:value-type="float" office:value="9532.5" table:formula="msoxl:=SUM(B9:C9)" table:style-name="ce9">
            <text:p>9532,5</text:p>
          </table:table-cell>
          <table:table-cell office:value-type="percentage" office:value="0.54910044584316808" table:formula="msoxl:=(B9/D9)*100%" table:style-name="ce16">
            <text:p>55%</text:p>
          </table:table-cell>
          <table:table-cell office:value-type="percentage" office:value="0.45089955415683186" table:formula="msoxl:=(C9/D9)*100%" table:style-name="ce16">
            <text:p>45%</text:p>
          </table:table-cell>
          <table:table-cell table:style-name="ce3"/>
          <table:table-cell table:number-columns-repeated="16377" table:style-name="ce1"/>
        </table:table-row>
        <table:table-row table:style-name="ro5">
          <table:table-cell office:value-type="float" office:value="1989" table:style-name="ce8">
            <text:p>1989</text:p>
          </table:table-cell>
          <table:table-cell office:value-type="float" office:value="6641.4" table:style-name="ce6">
            <text:p>6641,4</text:p>
          </table:table-cell>
          <table:table-cell office:value-type="float" office:value="3510.4" table:style-name="ce6">
            <text:p>3510,4</text:p>
          </table:table-cell>
          <table:table-cell office:value-type="float" office:value="10151.799999999999" table:formula="msoxl:=SUM(B10:C10)" table:style-name="ce9">
            <text:p>10151,8</text:p>
          </table:table-cell>
          <table:table-cell office:value-type="percentage" office:value="0.65420910577434543" table:formula="msoxl:=(B10/D10)*100%" table:style-name="ce16">
            <text:p>65%</text:p>
          </table:table-cell>
          <table:table-cell office:value-type="percentage" office:value="0.34579089422565462" table:formula="msoxl:=(C10/D10)*100%" table:style-name="ce16">
            <text:p>35%</text:p>
          </table:table-cell>
          <table:table-cell table:style-name="ce3"/>
          <table:table-cell table:number-columns-repeated="16377" table:style-name="ce1"/>
        </table:table-row>
        <table:table-row table:style-name="ro5">
          <table:table-cell office:value-type="float" office:value="2000" table:style-name="ce8">
            <text:p>2000</text:p>
          </table:table-cell>
          <table:table-cell office:value-type="float" office:value="6985.4" table:style-name="ce6">
            <text:p>6985,4</text:p>
          </table:table-cell>
          <table:table-cell office:value-type="float" office:value="3034.1" table:style-name="ce6">
            <text:p>3034,1</text:p>
          </table:table-cell>
          <table:table-cell office:value-type="float" office:value="10019.5" table:formula="msoxl:=SUM(B11:C11)" table:style-name="ce9">
            <text:p>10019,5</text:p>
          </table:table-cell>
          <table:table-cell office:value-type="percentage" office:value="0.69718049802884374" table:formula="msoxl:=(B11/D11)*100%" table:style-name="ce16">
            <text:p>70%</text:p>
          </table:table-cell>
          <table:table-cell office:value-type="percentage" office:value="0.30281950197115626" table:formula="msoxl:=(C11/D11)*100%" table:style-name="ce16">
            <text:p>30%</text:p>
          </table:table-cell>
          <table:table-cell table:style-name="ce3"/>
          <table:table-cell table:number-columns-repeated="16377" table:style-name="ce1"/>
        </table:table-row>
        <table:table-row table:style-name="ro5">
          <table:table-cell office:value-type="float" office:value="2004" table:style-name="ce8">
            <text:p>2004</text:p>
          </table:table-cell>
          <table:table-cell office:value-type="float" office:value="7150.2" table:style-name="ce6">
            <text:p>7150,2</text:p>
          </table:table-cell>
          <table:table-cell office:value-type="float" office:value="2940.3" table:style-name="ce6">
            <text:p>2940,3</text:p>
          </table:table-cell>
          <table:table-cell office:value-type="float" office:value="10090.5" table:formula="msoxl:=SUM(B12:C12)" table:style-name="ce9">
            <text:p>10090,5</text:p>
          </table:table-cell>
          <table:table-cell office:value-type="percentage" office:value="0.70860710569347407" table:formula="msoxl:=(B12/D12)*100%" table:style-name="ce16">
            <text:p>71%</text:p>
          </table:table-cell>
          <table:table-cell office:value-type="percentage" office:value="0.29139289430652598" table:formula="msoxl:=(C12/D12)*100%" table:style-name="ce16">
            <text:p>29%</text:p>
          </table:table-cell>
          <table:table-cell table:style-name="ce3"/>
          <table:table-cell table:number-columns-repeated="16377" table:style-name="ce1"/>
        </table:table-row>
        <table:table-row table:style-name="ro6">
          <table:table-cell table:number-columns-repeated="6" table:style-name="ce1"/>
          <table:table-cell table:style-name="ce3"/>
          <table:table-cell table:number-columns-repeated="16377" table:style-name="ce1"/>
        </table:table-row>
        <table:table-row table:style-name="ro2">
          <table:table-cell office:value-type="string" table:number-columns-spanned="5" table:number-rows-spanned="1" table:style-name="ce52">
            <text:p>Среднее значение по городскому населению:</text:p>
          </table:table-cell>
          <table:covered-table-cell table:number-columns-repeated="4"/>
          <table:table-cell office:value-type="float" office:value="5397.0666666666675" table:formula="msoxl:=SUM(B7:B12)/6" table:style-name="ce15">
            <text:p><text:s/>5 397,1<text:s text:c="3"/></text:p>
          </table:table-cell>
          <table:table-cell table:number-columns-repeated="16378" table:style-name="ce1"/>
        </table:table-row>
        <table:table-row table:style-name="ro2">
          <table:table-cell office:value-type="string" table:number-columns-spanned="5" table:number-rows-spanned="1" table:style-name="ce52">
            <text:p>Среднее значение по сельскому населению:</text:p>
          </table:table-cell>
          <table:covered-table-cell table:number-columns-repeated="4"/>
          <table:table-cell office:value-type="float" office:value="4076.6333333333332" table:formula="msoxl:=SUM(C7:C12)/6" table:style-name="ce15">
            <text:p><text:s/>4 076,6<text:s text:c="3"/></text:p>
          </table:table-cell>
          <table:table-cell table:number-columns-repeated="16378" table:style-name="ce1"/>
        </table:table-row>
        <table:table-row table:style-name="ro3">
          <table:table-cell table:style-name="ce1">
            <draw:frame xmlns:presentation="urn:oasis:names:tc:opendocument:xmlns:presentation:1.0" draw:z-index="1" draw:id="id0" draw:style-name="a0" draw:name="Диаграмма 6" svg:x="0.03333in" svg:y="0.025in" svg:width="5.675in" svg:height="3.00833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7">
          <table:table-cell table:style-name="ce6"/>
          <table:table-cell office:value-type="string" table:style-name="ce6">
            <text:p>Городское</text:p>
          </table:table-cell>
          <table:table-cell office:value-type="string" table:style-name="ce6">
            <text:p>Сельское</text:p>
          </table:table-cell>
          <table:table-cell table:number-columns-repeated="16381"/>
        </table:table-row>
        <table:table-row table:style-name="ro8">
          <table:table-cell office:value-type="float" office:value="1959" table:style-name="ce6">
            <text:p>1959</text:p>
          </table:table-cell>
          <table:table-cell office:value-type="float" office:value="2480.5" table:style-name="ce6">
            <text:p>2480,5</text:p>
          </table:table-cell>
          <table:table-cell office:value-type="float" office:value="5575.2" table:style-name="ce6">
            <text:p>5575,2</text:p>
          </table:table-cell>
          <table:table-cell table:number-columns-repeated="16381"/>
        </table:table-row>
        <table:table-row table:style-name="ro8">
          <table:table-cell office:value-type="float" office:value="1970" table:style-name="ce6">
            <text:p>1970</text:p>
          </table:table-cell>
          <table:table-cell office:value-type="float" office:value="3890.6" table:style-name="ce6">
            <text:p>3890,6</text:p>
          </table:table-cell>
          <table:table-cell office:value-type="float" office:value="5101.6000000000004" table:style-name="ce6">
            <text:p>5101,6</text:p>
          </table:table-cell>
          <table:table-cell table:number-columns-repeated="16381"/>
        </table:table-row>
        <table:table-row table:style-name="ro8">
          <table:table-cell office:value-type="float" office:value="1979" table:style-name="ce6">
            <text:p>1979</text:p>
          </table:table-cell>
          <table:table-cell office:value-type="float" office:value="5234.3" table:style-name="ce6">
            <text:p>5234,3</text:p>
          </table:table-cell>
          <table:table-cell office:value-type="float" office:value="4298.2" table:style-name="ce6">
            <text:p>4298,2</text:p>
          </table:table-cell>
          <table:table-cell table:number-columns-repeated="16381"/>
        </table:table-row>
        <table:table-row table:style-name="ro8">
          <table:table-cell office:value-type="float" office:value="1989" table:style-name="ce6">
            <text:p>1989</text:p>
          </table:table-cell>
          <table:table-cell office:value-type="float" office:value="6641.4" table:style-name="ce6">
            <text:p>6641,4</text:p>
          </table:table-cell>
          <table:table-cell office:value-type="float" office:value="3510.4" table:style-name="ce6">
            <text:p>3510,4</text:p>
          </table:table-cell>
          <table:table-cell table:number-columns-repeated="16381"/>
        </table:table-row>
        <table:table-row table:style-name="ro8">
          <table:table-cell office:value-type="float" office:value="2000" table:style-name="ce6">
            <text:p>2000</text:p>
          </table:table-cell>
          <table:table-cell office:value-type="float" office:value="6985.4" table:style-name="ce6">
            <text:p>6985,4</text:p>
          </table:table-cell>
          <table:table-cell office:value-type="float" office:value="3034.1" table:style-name="ce6">
            <text:p>3034,1</text:p>
          </table:table-cell>
          <table:table-cell table:number-columns-repeated="16381"/>
        </table:table-row>
        <table:table-row table:style-name="ro8">
          <table:table-cell office:value-type="float" office:value="2004" table:style-name="ce6">
            <text:p>2004</text:p>
          </table:table-cell>
          <table:table-cell office:value-type="float" office:value="7150.2" table:style-name="ce6">
            <text:p>7150,2</text:p>
          </table:table-cell>
          <table:table-cell office:value-type="float" office:value="2940.3" table:style-name="ce6">
            <text:p>2940,3</text:p>
          </table:table-cell>
          <table:table-cell table:number-columns-repeated="16381"/>
        </table:table-row>
        <table:table-row table:style-name="ro3">
          <table:table-cell table:number-columns-repeated="16384" table:style-name="ce1"/>
        </table:table-row>
        <table:table-row table:number-rows-repeated="6"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number-rows-repeated="10" table:style-name="ro5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17" table:style-name="ro1">
          <table:table-cell table:number-columns-repeated="16384"/>
        </table:table-row>
        <table:table-row table:number-rows-repeated="12" table:style-name="ro7">
          <table:table-cell table:number-columns-repeated="16384"/>
        </table:table-row>
        <table:table-row table:number-rows-repeated="1048502" table:style-name="ro1">
          <table:table-cell table:number-columns-repeated="16384"/>
        </table:table-row>
      </table:table>
      <table:table table:name="Лист2" table:style-name="ta1">
        <table:table-column table:style-name="co1" table:number-columns-repeated="6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1" table:number-rows-spanned="1" table:style-name="ce99">
            <text:p>2. Ведомость выработки изделий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table:number-columns-repeated="16384" table:style-name="ce1"/>
        </table:table-row>
        <table:table-row table:style-name="ro9">
          <table:table-cell office:value-type="string" table:number-columns-spanned="1" table:number-rows-spanned="3" table:style-name="ce59">
            <text:p>Изделие</text:p>
          </table:table-cell>
          <table:table-cell office:value-type="string" table:number-columns-spanned="2" table:number-rows-spanned="1" table:style-name="ce59">
            <text:p>На единицу изделия</text:p>
          </table:table-cell>
          <table:covered-table-cell/>
          <table:table-cell office:value-type="string" table:number-columns-spanned="1" table:number-rows-spanned="3" table:style-name="ce59">
            <text:p>Кол-во изделий в партии</text:p>
          </table:table-cell>
          <table:table-cell office:value-type="string" table:number-columns-spanned="2" table:number-rows-spanned="1" table:style-name="ce59">
            <text:p>На всю партию</text:p>
          </table:table-cell>
          <table:covered-table-cell/>
          <table:table-cell table:style-name="ce5"/>
          <table:table-cell table:number-columns-repeated="16377" table:style-name="ce1"/>
        </table:table-row>
        <table:table-row table:style-name="ro9">
          <table:covered-table-cell/>
          <table:table-cell office:value-type="string" table:number-columns-spanned="1" table:number-rows-spanned="2" table:style-name="ce59">
            <text:p>Норма времени, час</text:p>
          </table:table-cell>
          <table:table-cell office:value-type="string" table:number-columns-spanned="1" table:number-rows-spanned="2" table:style-name="ce59">
            <text:p>Расценка, тыс.руб.</text:p>
          </table:table-cell>
          <table:covered-table-cell/>
          <table:table-cell office:value-type="string" table:number-columns-spanned="1" table:number-rows-spanned="2" table:style-name="ce59">
            <text:p>Время по норме, час</text:p>
          </table:table-cell>
          <table:table-cell office:value-type="string" table:number-columns-spanned="1" table:number-rows-spanned="2" table:style-name="ce59">
            <text:p>Сумма, тыс.руб.</text:p>
          </table:table-cell>
          <table:table-cell table:style-name="ce5"/>
          <table:table-cell table:number-columns-repeated="16377" table:style-name="ce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table-cell table:number-columns-repeated="16377" table:style-name="ce1"/>
        </table:table-row>
        <table:table-row table:style-name="ro9"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table:style-name="ce5"/>
          <table:table-cell table:number-columns-repeated="16377" table:style-name="ce1"/>
        </table:table-row>
        <table:table-row table:style-name="ro9">
          <table:table-cell office:value-type="string" table:style-name="ce13">
            <text:p>Изделие 1</text:p>
          </table:table-cell>
          <table:table-cell office:value-type="float" office:value="0.38" table:style-name="ce14">
            <text:p>0,38</text:p>
          </table:table-cell>
          <table:table-cell office:value-type="float" office:value="0.87" table:style-name="ce13">
            <text:p>0,87</text:p>
          </table:table-cell>
          <table:table-cell office:value-type="float" office:value="12" table:style-name="ce14">
            <text:p>12</text:p>
          </table:table-cell>
          <table:table-cell office:value-type="float" office:value="4.5600000000000005" table:formula="msoxl:=B8*D8" table:style-name="ce14">
            <text:p>4,56</text:p>
          </table:table-cell>
          <table:table-cell office:value-type="float" office:value="10.44" table:formula="msoxl:=C8*D8" table:style-name="ce14">
            <text:p>10,44</text:p>
          </table:table-cell>
          <table:table-cell table:style-name="ce5"/>
          <table:table-cell table:number-columns-repeated="16377" table:style-name="ce1"/>
        </table:table-row>
        <table:table-row table:style-name="ro9">
          <table:table-cell office:value-type="string" table:style-name="ce13">
            <text:p>Изделие 2</text:p>
          </table:table-cell>
          <table:table-cell office:value-type="float" office:value="0.65" table:style-name="ce14">
            <text:p>0,65</text:p>
          </table:table-cell>
          <table:table-cell office:value-type="float" office:value="0.45" table:style-name="ce13">
            <text:p>0,45</text:p>
          </table:table-cell>
          <table:table-cell office:value-type="float" office:value="9" table:style-name="ce14">
            <text:p>9</text:p>
          </table:table-cell>
          <table:table-cell office:value-type="float" office:value="5.8500000000000005" table:formula="msoxl:=B9*D9" table:style-name="ce14">
            <text:p>5,85</text:p>
          </table:table-cell>
          <table:table-cell office:value-type="float" office:value="4.05" table:formula="msoxl:=C9*D9" table:style-name="ce14">
            <text:p>4,05</text:p>
          </table:table-cell>
          <table:table-cell table:style-name="ce5"/>
          <table:table-cell table:number-columns-repeated="16377" table:style-name="ce1"/>
        </table:table-row>
        <table:table-row table:style-name="ro9">
          <table:table-cell office:value-type="string" table:style-name="ce13">
            <text:p>Изделие 3</text:p>
          </table:table-cell>
          <table:table-cell office:value-type="float" office:value="0.55000000000000004" table:style-name="ce14">
            <text:p>0,55</text:p>
          </table:table-cell>
          <table:table-cell office:value-type="float" office:value="0.12" table:style-name="ce13">
            <text:p>0,12</text:p>
          </table:table-cell>
          <table:table-cell office:value-type="float" office:value="15" table:style-name="ce14">
            <text:p>15</text:p>
          </table:table-cell>
          <table:table-cell office:value-type="float" office:value="8.25" table:formula="msoxl:=B10*D10" table:style-name="ce14">
            <text:p>8,25</text:p>
          </table:table-cell>
          <table:table-cell office:value-type="float" office:value="1.7999999999999998" table:formula="msoxl:=C10*D10" table:style-name="ce14">
            <text:p>1,8</text:p>
          </table:table-cell>
          <table:table-cell table:style-name="ce5"/>
          <table:table-cell table:number-columns-repeated="16377" table:style-name="ce1"/>
        </table:table-row>
        <table:table-row table:style-name="ro9">
          <table:table-cell office:value-type="string" table:style-name="ce13">
            <text:p>Изделие 4</text:p>
          </table:table-cell>
          <table:table-cell office:value-type="float" office:value="0.45" table:style-name="ce14">
            <text:p>0,45</text:p>
          </table:table-cell>
          <table:table-cell office:value-type="float" office:value="0.54" table:style-name="ce13">
            <text:p>0,54</text:p>
          </table:table-cell>
          <table:table-cell office:value-type="float" office:value="10" table:style-name="ce14">
            <text:p>10</text:p>
          </table:table-cell>
          <table:table-cell office:value-type="float" office:value="4.5" table:formula="msoxl:=B11*D11" table:style-name="ce14">
            <text:p>4,5</text:p>
          </table:table-cell>
          <table:table-cell office:value-type="float" office:value="5.4" table:formula="msoxl:=C11*D11" table:style-name="ce14">
            <text:p>5,4</text:p>
          </table:table-cell>
          <table:table-cell table:style-name="ce5"/>
          <table:table-cell table:number-columns-repeated="16377" table:style-name="ce1"/>
        </table:table-row>
        <table:table-row table:style-name="ro9">
          <table:table-cell office:value-type="string" table:style-name="ce13">
            <text:p>Изделие 5</text:p>
          </table:table-cell>
          <table:table-cell office:value-type="float" office:value="0.71" table:style-name="ce14">
            <text:p>0,71</text:p>
          </table:table-cell>
          <table:table-cell office:value-type="float" office:value="0.68" table:style-name="ce13">
            <text:p>0,68</text:p>
          </table:table-cell>
          <table:table-cell office:value-type="float" office:value="14" table:style-name="ce14">
            <text:p>14</text:p>
          </table:table-cell>
          <table:table-cell office:value-type="float" office:value="9.94" table:formula="msoxl:=B12*D12" table:style-name="ce14">
            <text:p>9,94</text:p>
          </table:table-cell>
          <table:table-cell office:value-type="float" office:value="9.5200000000000014" table:formula="msoxl:=C12*D12" table:style-name="ce14">
            <text:p>9,52</text:p>
          </table:table-cell>
          <table:table-cell table:style-name="ce5"/>
          <table:table-cell table:number-columns-repeated="16377" table:style-name="ce1"/>
        </table:table-row>
        <table:table-row table:style-name="ro9">
          <table:table-cell office:value-type="string" table:style-name="ce13">
            <text:p>Итого:</text:p>
          </table:table-cell>
          <table:table-cell office:value-type="float" office:value="2.74" table:formula="msoxl:=SUM(B8:B12)" table:style-name="ce31">
            <text:p>2,74</text:p>
          </table:table-cell>
          <table:table-cell office:value-type="float" office:value="2.66" table:formula="msoxl:=SUM(C8:C12)" table:style-name="ce31">
            <text:p>2,66</text:p>
          </table:table-cell>
          <table:table-cell office:value-type="float" office:value="60" table:formula="msoxl:=SUM(D8:D12)" table:style-name="ce14">
            <text:p>60</text:p>
          </table:table-cell>
          <table:table-cell office:value-type="float" office:value="33.1" table:formula="msoxl:=SUM(E8:E12)" table:style-name="ce31">
            <text:p>33,1</text:p>
          </table:table-cell>
          <table:table-cell office:value-type="float" office:value="31.21" table:formula="msoxl:=SUM(F8:F12)" table:style-name="ce14">
            <text:p>31,21</text:p>
          </table:table-cell>
          <table:table-cell table:style-name="ce5"/>
          <table:table-cell table:number-columns-repeated="16377" table:style-name="ce1"/>
        </table:table-row>
        <table:table-row table:style-name="ro6">
          <table:table-cell table:number-columns-repeated="16384" table:style-name="ce1"/>
        </table:table-row>
        <table:table-row table:style-name="ro2">
          <table:table-cell office:value-type="string" table:number-columns-spanned="5" table:number-rows-spanned="1" table:style-name="ce58">
            <text:p>Минимум времени на всю партию:</text:p>
          </table:table-cell>
          <table:covered-table-cell table:number-columns-repeated="4"/>
          <table:table-cell office:value-type="float" office:value="4.5" table:formula="msoxl:=E11" table:style-name="ce47">
            <text:p>4,5</text:p>
          </table:table-cell>
          <table:table-cell table:number-columns-repeated="16378" table:style-name="ce1"/>
        </table:table-row>
        <table:table-row table:style-name="ro3">
          <table:table-cell table:style-name="ce1">
            <draw:frame xmlns:presentation="urn:oasis:names:tc:opendocument:xmlns:presentation:1.0" draw:z-index="1" draw:id="id1" draw:style-name="a1" draw:name="Диаграмма 1" svg:x="0in" svg:y="0.00833in" svg:width="5in" svg:height="3.00833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1" table:number-columns-repeated="6" table:default-cell-style-name="ce1"/>
        <table:table-column table:style-name="co3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1" table:number-rows-spanned="1" table:style-name="ce99">
            <text:p>3. Показатели плана по объему и ассортименту</text:p>
          </table:table-cell>
          <table:covered-table-cell table:number-columns-repeated="10"/>
          <table:table-cell table:number-columns-repeated="16373"/>
        </table:table-row>
        <table:table-row table:style-name="ro7">
          <table:table-cell table:number-columns-repeated="16384" table:style-name="ce1"/>
        </table:table-row>
        <table:table-row table:style-name="ro9">
          <table:table-cell office:value-type="string" table:number-columns-spanned="1" table:number-rows-spanned="3" table:style-name="ce55">
            <text:p>Виды продукции</text:p>
          </table:table-cell>
          <table:table-cell office:value-type="string" table:number-columns-spanned="2" table:number-rows-spanned="2" table:style-name="ce60">
            <text:p>Количество произведенной продукции, т</text:p>
          </table:table-cell>
          <table:covered-table-cell/>
          <table:table-cell office:value-type="string" table:number-columns-spanned="1" table:number-rows-spanned="3" table:style-name="ce55">
            <text:p>Цена ед. продукции, млн.руб.</text:p>
          </table:table-cell>
          <table:table-cell office:value-type="string" table:number-columns-spanned="2" table:number-rows-spanned="2" table:style-name="ce60">
            <text:p>Стоимость произведенной продукции, млн.руб.</text:p>
          </table:table-cell>
          <table:covered-table-cell/>
          <table:table-cell office:value-type="string" table:number-columns-spanned="1" table:number-rows-spanned="3" table:style-name="ce55">
            <text:p>Выполнение плана по стоимости, %</text:p>
          </table:table-cell>
          <table:table-cell table:style-name="ce5"/>
          <table:table-cell table:number-columns-repeated="16376" table:style-name="ce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table-cell table:number-columns-repeated="16376" table:style-name="ce1"/>
        </table:table-row>
        <table:table-row table:style-name="ro9">
          <table:covered-table-cell/>
          <table:table-cell office:value-type="string" table:style-name="ce6">
            <text:p>план</text:p>
          </table:table-cell>
          <table:table-cell office:value-type="string" table:style-name="ce6">
            <text:p>факт</text:p>
          </table:table-cell>
          <table:covered-table-cell/>
          <table:table-cell office:value-type="string" table:style-name="ce6">
            <text:p>план</text:p>
          </table:table-cell>
          <table:table-cell office:value-type="string" table:style-name="ce6">
            <text:p>факт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9"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table:style-name="ce5"/>
          <table:table-cell table:number-columns-repeated="16376" table:style-name="ce1"/>
        </table:table-row>
        <table:table-row table:style-name="ro9">
          <table:table-cell office:value-type="string" table:style-name="ce8">
            <text:p>Эмаль ПФ-115</text:p>
          </table:table-cell>
          <table:table-cell office:value-type="float" office:value="30.5" table:style-name="ce6">
            <text:p>30,5</text:p>
          </table:table-cell>
          <table:table-cell office:value-type="float" office:value="23.8" table:style-name="ce6">
            <text:p>23,8</text:p>
          </table:table-cell>
          <table:table-cell office:value-type="float" office:value="2.7" table:style-name="ce6">
            <text:p>2,7</text:p>
          </table:table-cell>
          <table:table-cell office:value-type="float" office:value="82.350000000000009" table:formula="msoxl:=B8*D8" table:style-name="ce10">
            <text:p>82,4</text:p>
          </table:table-cell>
          <table:table-cell office:value-type="float" office:value="64.260000000000005" table:formula="msoxl:=C8*D8" table:style-name="ce10">
            <text:p>64,3</text:p>
          </table:table-cell>
          <table:table-cell office:value-type="percentage" office:value="0.78032786885245897" table:formula="msoxl:=(F8/E8)*100%" table:style-name="ce11">
            <text:p>78%</text:p>
          </table:table-cell>
          <table:table-cell table:style-name="ce5"/>
          <table:table-cell table:number-columns-repeated="16376" table:style-name="ce1"/>
        </table:table-row>
        <table:table-row table:style-name="ro9">
          <table:table-cell office:value-type="string" table:style-name="ce8">
            <text:p>Эмаль ГФ-1217</text:p>
          </table:table-cell>
          <table:table-cell office:value-type="float" office:value="21.5" table:style-name="ce6">
            <text:p>21,5</text:p>
          </table:table-cell>
          <table:table-cell office:value-type="float" office:value="21.5" table:style-name="ce6">
            <text:p>21,5</text:p>
          </table:table-cell>
          <table:table-cell office:value-type="float" office:value="2.2000000000000002" table:style-name="ce6">
            <text:p>2,2</text:p>
          </table:table-cell>
          <table:table-cell office:value-type="float" office:value="47.300000000000004" table:formula="msoxl:=B9*D9" table:style-name="ce10">
            <text:p>47,3</text:p>
          </table:table-cell>
          <table:table-cell office:value-type="float" office:value="47.300000000000004" table:formula="msoxl:=C9*D9" table:style-name="ce10">
            <text:p>47,3</text:p>
          </table:table-cell>
          <table:table-cell office:value-type="percentage" office:value="1" table:formula="msoxl:=(F9/E9)*100%" table:style-name="ce11">
            <text:p>100%</text:p>
          </table:table-cell>
          <table:table-cell table:style-name="ce5"/>
          <table:table-cell table:number-columns-repeated="16376" table:style-name="ce1"/>
        </table:table-row>
        <table:table-row table:style-name="ro9">
          <table:table-cell office:value-type="string" table:style-name="ce8">
            <text:p>Эмаль ГФ-230</text:p>
          </table:table-cell>
          <table:table-cell office:value-type="float" office:value="45" table:style-name="ce6">
            <text:p>45</text:p>
          </table:table-cell>
          <table:table-cell office:value-type="float" office:value="37.700000000000003" table:style-name="ce6">
            <text:p>37,7</text:p>
          </table:table-cell>
          <table:table-cell office:value-type="float" office:value="2.1" table:style-name="ce6">
            <text:p>2,1</text:p>
          </table:table-cell>
          <table:table-cell office:value-type="float" office:value="94.5" table:formula="msoxl:=B10*D10" table:style-name="ce10">
            <text:p>94,5</text:p>
          </table:table-cell>
          <table:table-cell office:value-type="float" office:value="79.170000000000016" table:formula="msoxl:=C10*D10" table:style-name="ce10">
            <text:p>79,2</text:p>
          </table:table-cell>
          <table:table-cell office:value-type="percentage" office:value="0.83777777777777795" table:formula="msoxl:=(F10/E10)*100%" table:style-name="ce11">
            <text:p>84%</text:p>
          </table:table-cell>
          <table:table-cell table:style-name="ce5"/>
          <table:table-cell table:number-columns-repeated="16376" table:style-name="ce1"/>
        </table:table-row>
        <table:table-row table:style-name="ro9">
          <table:table-cell office:value-type="string" table:style-name="ce8">
            <text:p>Грунтовка ГФ-021</text:p>
          </table:table-cell>
          <table:table-cell office:value-type="float" office:value="24" table:style-name="ce6">
            <text:p>24</text:p>
          </table:table-cell>
          <table:table-cell office:value-type="float" office:value="22" table:style-name="ce6">
            <text:p>22</text:p>
          </table:table-cell>
          <table:table-cell office:value-type="float" office:value="1.9" table:style-name="ce6">
            <text:p>1,9</text:p>
          </table:table-cell>
          <table:table-cell office:value-type="float" office:value="45.599999999999994" table:formula="msoxl:=B11*D11" table:style-name="ce10">
            <text:p>45,6</text:p>
          </table:table-cell>
          <table:table-cell office:value-type="float" office:value="41.8" table:formula="msoxl:=C11*D11" table:style-name="ce10">
            <text:p>41,8</text:p>
          </table:table-cell>
          <table:table-cell office:value-type="percentage" office:value="0.91666666666666674" table:formula="msoxl:=(F11/E11)*100%" table:style-name="ce11">
            <text:p>92%</text:p>
          </table:table-cell>
          <table:table-cell table:style-name="ce5"/>
          <table:table-cell table:number-columns-repeated="16376" table:style-name="ce1"/>
        </table:table-row>
        <table:table-row table:style-name="ro9">
          <table:table-cell office:value-type="string" table:style-name="ce8">
            <text:p>Грунтовка ГФ-0163</text:p>
          </table:table-cell>
          <table:table-cell office:value-type="float" office:value="27" table:style-name="ce6">
            <text:p>27</text:p>
          </table:table-cell>
          <table:table-cell office:value-type="float" office:value="25.5" table:style-name="ce6">
            <text:p>25,5</text:p>
          </table:table-cell>
          <table:table-cell office:value-type="float" office:value="1.7" table:style-name="ce6">
            <text:p>1,7</text:p>
          </table:table-cell>
          <table:table-cell office:value-type="float" office:value="45.9" table:formula="msoxl:=B12*D12" table:style-name="ce10">
            <text:p>45,9</text:p>
          </table:table-cell>
          <table:table-cell office:value-type="float" office:value="43.35" table:formula="msoxl:=C12*D12" table:style-name="ce10">
            <text:p>43,4</text:p>
          </table:table-cell>
          <table:table-cell office:value-type="percentage" office:value="0.94444444444444453" table:formula="msoxl:=(F12/E12)*100%" table:style-name="ce11">
            <text:p>94%</text:p>
          </table:table-cell>
          <table:table-cell table:style-name="ce5"/>
          <table:table-cell table:number-columns-repeated="16376" table:style-name="ce1"/>
        </table:table-row>
        <table:table-row table:style-name="ro8">
          <table:table-cell office:value-type="string" table:style-name="ce8">
            <text:p>Итого:</text:p>
          </table:table-cell>
          <table:table-cell office:value-type="float" office:value="148" table:formula="msoxl:=SUM(B8:B12)" table:style-name="ce6">
            <text:p>148</text:p>
          </table:table-cell>
          <table:table-cell office:value-type="float" office:value="130.5" table:formula="msoxl:=SUM(C8:C12)" table:style-name="ce6">
            <text:p>130,5</text:p>
          </table:table-cell>
          <table:table-cell office:value-type="float" office:value="10.6" table:formula="msoxl:=SUM(D8:D12)" table:style-name="ce6">
            <text:p>10,6</text:p>
          </table:table-cell>
          <table:table-cell office:value-type="float" office:value="315.64999999999998" table:formula="msoxl:=SUM(E8:E12)" table:style-name="ce10">
            <text:p>315,7</text:p>
          </table:table-cell>
          <table:table-cell office:value-type="float" office:value="275.88000000000005" table:formula="msoxl:=SUM(F8:F12)" table:style-name="ce12">
            <text:p>275,9</text:p>
          </table:table-cell>
          <table:table-cell office:value-type="percentage" office:value="0.89584335154826977" table:formula="msoxl:=SUM(G8:G12)/5" table:style-name="ce11">
            <text:p>90%</text:p>
          </table:table-cell>
          <table:table-cell table:style-name="ce5"/>
          <table:table-cell table:number-columns-repeated="16376" table:style-name="ce1"/>
        </table:table-row>
        <table:table-row table:style-name="ro3">
          <table:table-cell table:number-columns-repeated="16384" table:style-name="ce1"/>
        </table:table-row>
        <table:table-row table:style-name="ro1">
          <table:table-cell table:style-name="ce1">
            <draw:frame xmlns:presentation="urn:oasis:names:tc:opendocument:xmlns:presentation:1.0" draw:z-index="1" draw:id="id2" draw:style-name="a2" draw:name="Диаграмма 1" svg:x="0.03333in" svg:y="0.01667in" svg:width="5in" svg:height="3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61" table:style-name="ro1">
          <table:table-cell table:number-columns-repeated="16384"/>
        </table:table-row>
      </table:table>
      <table:table table:name="Лист4" table:style-name="ta2">
        <table:table-column table:style-name="co5" table:number-columns-repeated="7" table:default-cell-style-name="ce1"/>
        <table:table-column table:style-name="co3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1" table:number-rows-spanned="1" table:style-name="ce99">
            <text:p>4. Работа магазинов города за 200__ год по кварталам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table:number-columns-repeated="16384" table:style-name="ce1"/>
        </table:table-row>
        <table:table-row table:style-name="ro10">
          <table:table-cell office:value-type="string" table:number-columns-spanned="1" table:number-rows-spanned="2" table:style-name="ce55">
            <text:p>Наименование магазина</text:p>
          </table:table-cell>
          <table:table-cell office:value-type="string" table:number-columns-spanned="4" table:number-rows-spanned="1" table:style-name="ce55">
            <text:p>Объем товарооборота по кварталам,          тыс.руб.</text:p>
          </table:table-cell>
          <table:covered-table-cell table:number-columns-repeated="3"/>
          <table:table-cell office:value-type="string" table:number-columns-spanned="1" table:number-rows-spanned="2" table:style-name="ce61">
            <text:p> Годовой объем товаро-оборота, тыс.руб.</text:p>
          </table:table-cell>
          <table:table-cell office:value-type="string" table:number-columns-spanned="1" table:number-rows-spanned="2" table:style-name="ce60">
            <text:p>Доля   4 кв. в годовом товарообороте,    %</text:p>
          </table:table-cell>
          <table:table-cell table:number-columns-repeated="16377" table:style-name="ce1"/>
        </table:table-row>
        <table:table-row table:style-name="ro10">
          <table:covered-table-cell/>
          <table:table-cell office:value-type="string" table:style-name="ce6">
            <text:p>1 кв.</text:p>
          </table:table-cell>
          <table:table-cell office:value-type="string" table:style-name="ce6">
            <text:p>2 кв.</text:p>
          </table:table-cell>
          <table:table-cell office:value-type="string" table:style-name="ce6">
            <text:p>3 кв.</text:p>
          </table:table-cell>
          <table:table-cell office:value-type="string" table:style-name="ce6">
            <text:p>4 кв.</text:p>
          </table:table-cell>
          <table:covered-table-cell/>
          <table:covered-table-cell/>
          <table:table-cell table:number-columns-repeated="16377" table:style-name="ce1"/>
        </table:table-row>
        <table:table-row table:style-name="ro10"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table:number-columns-repeated="16377" table:style-name="ce1"/>
        </table:table-row>
        <table:table-row table:style-name="ro10">
          <table:table-cell office:value-type="string" table:style-name="ce8">
            <text:p>ГУМ</text:p>
          </table:table-cell>
          <table:table-cell office:value-type="float" office:value="2450.5" table:style-name="ce6">
            <text:p>2450,5</text:p>
          </table:table-cell>
          <table:table-cell office:value-type="float" office:value="2115.6" table:style-name="ce6">
            <text:p>2115,6</text:p>
          </table:table-cell>
          <table:table-cell office:value-type="float" office:value="2895.8" table:style-name="ce6">
            <text:p>2895,8</text:p>
          </table:table-cell>
          <table:table-cell office:value-type="float" office:value="3219.8" table:style-name="ce6">
            <text:p>3219,8</text:p>
          </table:table-cell>
          <table:table-cell office:value-type="float" office:value="10681.7" table:formula="msoxl:=SUM(B7:E7)" table:style-name="ce6">
            <text:p>10681,7</text:p>
          </table:table-cell>
          <table:table-cell office:value-type="float" office:value="0.30143142009230739" table:formula="msoxl:=E7/F7" table:style-name="ce48">
            <text:p>0,30</text:p>
          </table:table-cell>
          <table:table-cell table:number-columns-repeated="16377" table:style-name="ce1"/>
        </table:table-row>
        <table:table-row table:style-name="ro10">
          <table:table-cell office:value-type="string" table:style-name="ce8">
            <text:p>ЦУМ</text:p>
          </table:table-cell>
          <table:table-cell office:value-type="float" office:value="3402.4" table:style-name="ce6">
            <text:p>3402,4</text:p>
          </table:table-cell>
          <table:table-cell office:value-type="float" office:value="3250.5" table:style-name="ce6">
            <text:p>3250,5</text:p>
          </table:table-cell>
          <table:table-cell office:value-type="float" office:value="3694.5" table:style-name="ce6">
            <text:p>3694,5</text:p>
          </table:table-cell>
          <table:table-cell office:value-type="float" office:value="3769.5" table:style-name="ce6">
            <text:p>3769,5</text:p>
          </table:table-cell>
          <table:table-cell office:value-type="float" office:value="14116.9" table:formula="msoxl:=SUM(B8:E8)" table:style-name="ce6">
            <text:p>14116,9</text:p>
          </table:table-cell>
          <table:table-cell office:value-type="float" office:value="0.26702037982843257" table:formula="msoxl:=E8/F8" table:style-name="ce48">
            <text:p>0,27</text:p>
          </table:table-cell>
          <table:table-cell table:style-name="ce1"/>
          <table:table-cell table:style-name="ce3"/>
          <table:table-cell table:number-columns-repeated="16375" table:style-name="ce1"/>
        </table:table-row>
        <table:table-row table:style-name="ro4">
          <table:table-cell office:value-type="string" table:style-name="ce8">
            <text:p>ТД "На Немиге"</text:p>
          </table:table-cell>
          <table:table-cell office:value-type="float" office:value="4420.1000000000004" table:style-name="ce6">
            <text:p>4420,1</text:p>
          </table:table-cell>
          <table:table-cell office:value-type="float" office:value="3804.5" table:style-name="ce6">
            <text:p>3804,5</text:p>
          </table:table-cell>
          <table:table-cell office:value-type="float" office:value="4510.6000000000004" table:style-name="ce6">
            <text:p>4510,6</text:p>
          </table:table-cell>
          <table:table-cell office:value-type="float" office:value="4951.6000000000004" table:style-name="ce6">
            <text:p>4951,6</text:p>
          </table:table-cell>
          <table:table-cell office:value-type="float" office:value="17686.800000000003" table:formula="msoxl:=SUM(B9:E9)" table:style-name="ce6">
            <text:p>17686,8</text:p>
          </table:table-cell>
          <table:table-cell office:value-type="float" office:value="0.27996019630458868" table:formula="msoxl:=E9/F9" table:style-name="ce48">
            <text:p>0,28</text:p>
          </table:table-cell>
          <table:table-cell table:style-name="ce1"/>
          <table:table-cell table:style-name="ce3"/>
          <table:table-cell table:number-columns-repeated="16375" table:style-name="ce1"/>
        </table:table-row>
        <table:table-row table:style-name="ro10">
          <table:table-cell office:value-type="string" table:style-name="ce8">
            <text:p>"Свислочь"</text:p>
          </table:table-cell>
          <table:table-cell office:value-type="float" office:value="2437.8000000000002" table:style-name="ce6">
            <text:p>2437,8</text:p>
          </table:table-cell>
          <table:table-cell office:value-type="float" office:value="4358.5" table:style-name="ce6">
            <text:p>4358,5</text:p>
          </table:table-cell>
          <table:table-cell office:value-type="float" office:value="4326.7" table:style-name="ce6">
            <text:p>4326,7</text:p>
          </table:table-cell>
          <table:table-cell office:value-type="float" office:value="4567.5" table:style-name="ce6">
            <text:p>4567,5</text:p>
          </table:table-cell>
          <table:table-cell office:value-type="float" office:value="15690.5" table:formula="msoxl:=SUM(B10:E10)" table:style-name="ce6">
            <text:p>15690,5</text:p>
          </table:table-cell>
          <table:table-cell office:value-type="float" office:value="0.29109971001561452" table:formula="msoxl:=E10/F10" table:style-name="ce48">
            <text:p>0,29</text:p>
          </table:table-cell>
          <table:table-cell table:number-columns-repeated="16377" table:style-name="ce1"/>
        </table:table-row>
        <table:table-row table:style-name="ro10">
          <table:table-cell office:value-type="string" table:style-name="ce8">
            <text:p>"Беларусь"</text:p>
          </table:table-cell>
          <table:table-cell office:value-type="float" office:value="4455.5" table:style-name="ce6">
            <text:p>4455,5</text:p>
          </table:table-cell>
          <table:table-cell office:value-type="float" office:value="4912.5" table:style-name="ce6">
            <text:p>4912,5</text:p>
          </table:table-cell>
          <table:table-cell office:value-type="float" office:value="6142.8" table:style-name="ce6">
            <text:p>6142,8</text:p>
          </table:table-cell>
          <table:table-cell office:value-type="float" office:value="5900.1" table:style-name="ce6">
            <text:p>5900,1</text:p>
          </table:table-cell>
          <table:table-cell office:value-type="float" office:value="21410.9" table:formula="msoxl:=SUM(B11:E11)" table:style-name="ce6">
            <text:p>21410,9</text:p>
          </table:table-cell>
          <table:table-cell office:value-type="float" office:value="0.2755652494757343" table:formula="msoxl:=E11/F11" table:style-name="ce48">
            <text:p>0,28</text:p>
          </table:table-cell>
          <table:table-cell table:number-columns-repeated="16377" table:style-name="ce1"/>
        </table:table-row>
        <table:table-row table:style-name="ro10">
          <table:table-cell office:value-type="string" table:style-name="ce8">
            <text:p>Итого:</text:p>
          </table:table-cell>
          <table:table-cell office:value-type="float" office:value="17166.3" table:formula="msoxl:=SUM(B7:B11)" table:style-name="ce6">
            <text:p>17166,3</text:p>
          </table:table-cell>
          <table:table-cell office:value-type="float" office:value="18441.599999999999" table:formula="msoxl:=SUM(C7:C11)" table:style-name="ce6">
            <text:p>18441,6</text:p>
          </table:table-cell>
          <table:table-cell office:value-type="float" office:value="21570.400000000001" table:formula="msoxl:=SUM(D7:D11)" table:style-name="ce6">
            <text:p>21570,4</text:p>
          </table:table-cell>
          <table:table-cell office:value-type="float" office:value="22408.5" table:formula="msoxl:=SUM(E7:E11)" table:style-name="ce6">
            <text:p>22408,5</text:p>
          </table:table-cell>
          <table:table-cell office:value-type="float" office:value="79586.8" table:formula="msoxl:=SUM(F7:F11)" table:style-name="ce6">
            <text:p>79586,8</text:p>
          </table:table-cell>
          <table:table-cell office:value-type="float" office:value="0.2815605100343273" table:formula="msoxl:=E12/F12" table:style-name="ce48">
            <text:p>0,28</text:p>
          </table:table-cell>
          <table:table-cell table:number-columns-repeated="16377" table:style-name="ce1"/>
        </table:table-row>
        <table:table-row table:style-name="ro6">
          <table:table-cell table:number-columns-repeated="16384" table:style-name="ce1"/>
        </table:table-row>
        <table:table-row table:style-name="ro2">
          <table:table-cell office:value-type="string" table:number-columns-spanned="6" table:number-rows-spanned="1" table:style-name="ce58">
            <text:p>Максимальный <text:s/>объем годового товарооборота:</text:p>
          </table:table-cell>
          <table:covered-table-cell table:number-columns-repeated="5"/>
          <table:table-cell office:value-type="float" office:value="21410.9" table:formula="msoxl:=MAX(F7:F11)" table:style-name="ce49">
            <text:p>21410,9</text:p>
          </table:table-cell>
          <table:table-cell table:number-columns-repeated="16377" table:style-name="ce1"/>
        </table:table-row>
        <table:table-row table:style-name="ro3">
          <table:table-cell table:style-name="ce1"/>
          <table:table-cell table:style-name="ce1">
            <draw:frame xmlns:presentation="urn:oasis:names:tc:opendocument:xmlns:presentation:1.0" draw:z-index="1" draw:id="id3" draw:style-name="a3" draw:name="Диаграмма 2" svg:x="0.075in" svg:y="0.00833in" svg:width="5in" svg:height="3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82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Лист5" table:style-name="ta2">
        <table:table-column table:style-name="co6" table:number-columns-repeated="4" table:default-cell-style-name="ce1"/>
        <table:table-column table:style-name="co3" table:number-columns-repeated="1638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1" table:number-rows-spanned="1" table:style-name="ce99">
            <text:p>5. Список клиентов банка, арендующих сейфы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table:number-columns-repeated="16384" table:style-name="ce1"/>
        </table:table-row>
        <table:table-row table:style-name="ro9">
          <table:table-cell office:value-type="string" table:number-columns-spanned="1" table:number-rows-spanned="2" table:style-name="ce55">
            <text:p>№ п/п</text:p>
          </table:table-cell>
          <table:table-cell office:value-type="string" table:number-columns-spanned="1" table:number-rows-spanned="2" table:style-name="ce55">
            <text:p>ФИО клиента</text:p>
          </table:table-cell>
          <table:table-cell office:value-type="string" table:number-columns-spanned="2" table:number-rows-spanned="1" table:style-name="ce55">
            <text:p>Данные об аренде</text:p>
          </table:table-cell>
          <table:covered-table-cell/>
          <table:table-cell table:number-columns-repeated="16380" table:style-name="ce1"/>
        </table:table-row>
        <table:table-row table:style-name="ro9">
          <table:covered-table-cell/>
          <table:covered-table-cell/>
          <table:table-cell office:value-type="string" table:style-name="ce6">
            <text:p>Срок аренды,  дней</text:p>
          </table:table-cell>
          <table:table-cell office:value-type="string" table:style-name="ce21">
            <text:p>Стоимость аренды,    руб.</text:p>
          </table:table-cell>
          <table:table-cell table:number-columns-repeated="16380" table:style-name="ce1"/>
        </table:table-row>
        <table:table-row table:style-name="ro9"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3" table:style-name="ce22">
            <text:p>3</text:p>
          </table:table-cell>
          <table:table-cell office:value-type="float" office:value="4" table:style-name="ce22">
            <text:p>4</text:p>
          </table:table-cell>
          <table:table-cell table:number-columns-repeated="16380" table:style-name="ce1"/>
        </table:table-row>
        <table:table-row table:style-name="ro9">
          <table:table-cell office:value-type="float" office:value="1" table:style-name="ce24">
            <text:p>1</text:p>
          </table:table-cell>
          <table:table-cell office:value-type="string" table:style-name="ce8">
            <text:p>Иванов И.И.</text:p>
          </table:table-cell>
          <table:table-cell office:value-type="float" office:value="45" table:style-name="ce6">
            <text:p>45</text:p>
          </table:table-cell>
          <table:table-cell office:value-type="float" office:value="45000" table:formula="msoxl:=C7*1000" table:style-name="ce6">
            <text:p>45000</text:p>
          </table:table-cell>
          <table:table-cell table:number-columns-repeated="16380" table:style-name="ce1"/>
        </table:table-row>
        <table:table-row table:style-name="ro9">
          <table:table-cell office:value-type="float" office:value="2" table:style-name="ce24">
            <text:p>2</text:p>
          </table:table-cell>
          <table:table-cell office:value-type="string" table:style-name="ce8">
            <text:p>Петров П.П.</text:p>
          </table:table-cell>
          <table:table-cell office:value-type="float" office:value="20" table:style-name="ce6">
            <text:p>20</text:p>
          </table:table-cell>
          <table:table-cell office:value-type="float" office:value="24000" table:formula="msoxl:=20*1200" table:style-name="ce6">
            <text:p>24000</text:p>
          </table:table-cell>
          <table:table-cell table:number-columns-repeated="16380" table:style-name="ce1"/>
        </table:table-row>
        <table:table-row table:style-name="ro9">
          <table:table-cell office:value-type="float" office:value="3" table:style-name="ce24">
            <text:p>3</text:p>
          </table:table-cell>
          <table:table-cell office:value-type="string" table:style-name="ce8">
            <text:p>Сидоров С.С.</text:p>
          </table:table-cell>
          <table:table-cell office:value-type="float" office:value="30" table:style-name="ce6">
            <text:p>30</text:p>
          </table:table-cell>
          <table:table-cell office:value-type="float" office:value="36000" table:formula="msoxl:=C9*1200" table:style-name="ce6">
            <text:p>36000</text:p>
          </table:table-cell>
          <table:table-cell table:number-columns-repeated="16380" table:style-name="ce1"/>
        </table:table-row>
        <table:table-row table:style-name="ro9">
          <table:table-cell office:value-type="float" office:value="4" table:style-name="ce24">
            <text:p>4</text:p>
          </table:table-cell>
          <table:table-cell office:value-type="string" table:style-name="ce8">
            <text:p>Матусевич В.В.</text:p>
          </table:table-cell>
          <table:table-cell office:value-type="float" office:value="50" table:style-name="ce25">
            <text:p>50</text:p>
          </table:table-cell>
          <table:table-cell office:value-type="float" office:value="50000" table:formula="msoxl:=C10*1000" table:style-name="ce6">
            <text:p>50000</text:p>
          </table:table-cell>
          <table:table-cell table:number-columns-repeated="16380" table:style-name="ce1"/>
        </table:table-row>
        <table:table-row table:style-name="ro9">
          <table:table-cell office:value-type="float" office:value="5" table:style-name="ce24">
            <text:p>5</text:p>
          </table:table-cell>
          <table:table-cell office:value-type="string" table:style-name="ce8">
            <text:p>Климчук К.К.</text:p>
          </table:table-cell>
          <table:table-cell office:value-type="float" office:value="40" table:style-name="ce6">
            <text:p>40</text:p>
          </table:table-cell>
          <table:table-cell office:value-type="float" office:value="40000" table:formula="msoxl:=C11*1000" table:style-name="ce6">
            <text:p>40000</text:p>
          </table:table-cell>
          <table:table-cell table:number-columns-repeated="16380" table:style-name="ce1"/>
        </table:table-row>
        <table:table-row table:style-name="ro9">
          <table:table-cell table:style-name="ce8"/>
          <table:table-cell office:value-type="string" table:style-name="ce8">
            <text:p>Итого:</text:p>
          </table:table-cell>
          <table:table-cell office:value-type="float" office:value="185" table:formula="msoxl:=SUM(C7:C11)" table:style-name="ce6">
            <text:p>185</text:p>
          </table:table-cell>
          <table:table-cell office:value-type="float" office:value="195000" table:formula="msoxl:=SUM(D7:D11)" table:style-name="ce6">
            <text:p>195000</text:p>
          </table:table-cell>
          <table:table-cell table:number-columns-repeated="16380" table:style-name="ce1"/>
        </table:table-row>
        <table:table-row table:style-name="ro3">
          <table:table-cell table:number-columns-repeated="16384" table:style-name="ce1"/>
        </table:table-row>
        <table:table-row table:style-name="ro7">
          <table:table-cell office:value-type="string" table:number-columns-spanned="11" table:number-rows-spanned="5" table:style-name="ce62">
            <text:p><text:span text:style-name="T2">Стоимость аренды <text:s/>для каждого клиента рассчитывается с учетом следующих тарифов:</text:span></text:p>
            <text:p><text:span text:style-name="T2"><text:s text:c="19"/>•до 30 дней аренды - 1200 руб./сутки;</text:span></text:p>
            <text:p><text:span text:style-name="T2"><text:s text:c="19"/>•свыше 30 дней - 1000 руб./сутки</text:span></text:p>
            <text:p/>
          </table:table-cell>
          <table:covered-table-cell table:number-columns-repeated="10"/>
          <table:table-cell table:number-columns-repeated="16373"/>
        </table:table-row>
        <table:table-row table:number-rows-repeated="3" table:style-name="ro1">
          <table:covered-table-cell/>
          <table:covered-table-cell table:number-columns-repeated="10"/>
          <table:table-cell table:number-columns-repeated="16373"/>
        </table:table-row>
        <table:table-row table:style-name="ro1">
          <table:covered-table-cell>
            <draw:frame xmlns:presentation="urn:oasis:names:tc:opendocument:xmlns:presentation:1.0" draw:z-index="1" draw:id="id4" draw:style-name="a4" draw:name="Диаграмма 1" svg:x="1.06667in" svg:y="0.13333in" svg:width="5in" svg:height="3in" style:rel-width="scale" style:rel-height="scale">
              <draw:object xlink:href="Object 5/" xlink:type="simple" xlink:show="embed" xlink:actuate="onLoad"/>
              <svg:desc/>
            </draw:frame>
          </table:covered-table-cell>
          <table:covered-table-cell table:number-columns-repeated="10"/>
          <table:table-cell table:number-columns-repeated="16373"/>
        </table:table-row>
        <table:table-row table:number-rows-repeated="1048558" table:style-name="ro1">
          <table:table-cell table:number-columns-repeated="16384"/>
        </table:table-row>
      </table:table>
      <table:table table:name="Лист6" table:style-name="ta2">
        <table:table-column table:style-name="co7" table:number-columns-repeated="3" table:default-cell-style-name="ce1"/>
        <table:table-column table:style-name="co3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1" table:number-rows-spanned="1" table:style-name="ce99">
            <text:p>6. Сведения о работе типографии за первую декаду месяца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table:number-columns-repeated="16384" table:style-name="ce1"/>
        </table:table-row>
        <table:table-row table:style-name="ro9">
          <table:table-cell office:value-type="string" table:number-columns-spanned="1" table:number-rows-spanned="2" table:style-name="ce55">
            <text:p>Дата заказа</text:p>
          </table:table-cell>
          <table:table-cell office:value-type="string" table:number-columns-spanned="2" table:number-rows-spanned="1" table:style-name="ce55">
            <text:p>Заказ</text:p>
          </table:table-cell>
          <table:covered-table-cell/>
          <table:table-cell table:number-columns-repeated="16381" table:style-name="ce1"/>
        </table:table-row>
        <table:table-row table:style-name="ro9">
          <table:covered-table-cell/>
          <table:table-cell office:value-type="string" table:style-name="ce21">
            <text:p>Количество листов, шт.</text:p>
          </table:table-cell>
          <table:table-cell office:value-type="string" table:style-name="ce21">
            <text:p>Стоимость заказа, руб.</text:p>
          </table:table-cell>
          <table:table-cell table:number-columns-repeated="16381" table:style-name="ce1"/>
        </table:table-row>
        <table:table-row table:style-name="ro9">
          <table:table-cell office:value-type="float" office:value="1" table:style-name="ce22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22">
            <text:p>3</text:p>
          </table:table-cell>
          <table:table-cell table:number-columns-repeated="16381" table:style-name="ce1"/>
        </table:table-row>
        <table:table-row table:style-name="ro9">
          <table:table-cell office:value-type="date" office:date-value="2004-06-01T00:00:00" table:style-name="ce23">
            <text:p>01.06.2004</text:p>
          </table:table-cell>
          <table:table-cell office:value-type="float" office:value="950" table:style-name="ce6">
            <text:p>950</text:p>
          </table:table-cell>
          <table:table-cell office:value-type="float" office:value="76000" table:formula="msoxl:=B7*80" table:style-name="ce6">
            <text:p>76000</text:p>
          </table:table-cell>
          <table:table-cell table:number-columns-repeated="16381" table:style-name="ce1"/>
        </table:table-row>
        <table:table-row table:style-name="ro9">
          <table:table-cell office:value-type="date" office:date-value="2004-06-02T00:00:00" table:style-name="ce23">
            <text:p>02.06.2004</text:p>
          </table:table-cell>
          <table:table-cell office:value-type="float" office:value="1500" table:style-name="ce6">
            <text:p>1500</text:p>
          </table:table-cell>
          <table:table-cell office:value-type="float" office:value="75000" table:formula="msoxl:=B8*50" table:style-name="ce6">
            <text:p>75000</text:p>
          </table:table-cell>
          <table:table-cell table:number-columns-repeated="16381" table:style-name="ce1"/>
        </table:table-row>
        <table:table-row table:style-name="ro9">
          <table:table-cell office:value-type="date" office:date-value="2004-06-03T00:00:00" table:style-name="ce23">
            <text:p>03.06.2004</text:p>
          </table:table-cell>
          <table:table-cell office:value-type="float" office:value="2400" table:style-name="ce6">
            <text:p>2400</text:p>
          </table:table-cell>
          <table:table-cell office:value-type="float" office:value="120000" table:formula="msoxl:=B9*50" table:style-name="ce6">
            <text:p>120000</text:p>
          </table:table-cell>
          <table:table-cell table:number-columns-repeated="16381" table:style-name="ce1"/>
        </table:table-row>
        <table:table-row table:style-name="ro9">
          <table:table-cell office:value-type="date" office:date-value="2004-06-04T00:00:00" table:style-name="ce23">
            <text:p>04.06.2004</text:p>
          </table:table-cell>
          <table:table-cell office:value-type="float" office:value="800" table:style-name="ce6">
            <text:p>800</text:p>
          </table:table-cell>
          <table:table-cell office:value-type="float" office:value="64000" table:formula="msoxl:=B10*80" table:style-name="ce6">
            <text:p>64000</text:p>
          </table:table-cell>
          <table:table-cell table:number-columns-repeated="16381" table:style-name="ce1"/>
        </table:table-row>
        <table:table-row table:style-name="ro9">
          <table:table-cell office:value-type="date" office:date-value="2004-06-05T00:00:00" table:style-name="ce23">
            <text:p>05.06.2004</text:p>
          </table:table-cell>
          <table:table-cell office:value-type="float" office:value="950" table:style-name="ce6">
            <text:p>950</text:p>
          </table:table-cell>
          <table:table-cell office:value-type="float" office:value="76000" table:formula="msoxl:=B11*80" table:style-name="ce6">
            <text:p>76000</text:p>
          </table:table-cell>
          <table:table-cell table:number-columns-repeated="16381" table:style-name="ce1"/>
        </table:table-row>
        <table:table-row table:style-name="ro9">
          <table:table-cell office:value-type="date" office:date-value="2004-06-06T00:00:00" table:style-name="ce23">
            <text:p>06.06.2004</text:p>
          </table:table-cell>
          <table:table-cell office:value-type="float" office:value="1650" table:style-name="ce6">
            <text:p>1650</text:p>
          </table:table-cell>
          <table:table-cell office:value-type="float" office:value="82500" table:formula="msoxl:=B12*50" table:style-name="ce6">
            <text:p>82500</text:p>
          </table:table-cell>
          <table:table-cell table:number-columns-repeated="16381" table:style-name="ce1"/>
        </table:table-row>
        <table:table-row table:style-name="ro9">
          <table:table-cell office:value-type="date" office:date-value="2004-06-07T00:00:00" table:style-name="ce23">
            <text:p>07.06.2004</text:p>
          </table:table-cell>
          <table:table-cell office:value-type="float" office:value="2100" table:style-name="ce6">
            <text:p>2100</text:p>
          </table:table-cell>
          <table:table-cell office:value-type="float" office:value="105000" table:formula="msoxl:=B13*50" table:style-name="ce6">
            <text:p>105000</text:p>
          </table:table-cell>
          <table:table-cell table:number-columns-repeated="16381" table:style-name="ce1"/>
        </table:table-row>
        <table:table-row table:style-name="ro9">
          <table:table-cell office:value-type="date" office:date-value="2004-06-08T00:00:00" table:style-name="ce23">
            <text:p>08.06.2004</text:p>
          </table:table-cell>
          <table:table-cell office:value-type="float" office:value="2200" table:style-name="ce6">
            <text:p>2200</text:p>
          </table:table-cell>
          <table:table-cell office:value-type="float" office:value="110000" table:formula="msoxl:=B14*50" table:style-name="ce6">
            <text:p>110000</text:p>
          </table:table-cell>
          <table:table-cell table:number-columns-repeated="16381" table:style-name="ce1"/>
        </table:table-row>
        <table:table-row table:style-name="ro9">
          <table:table-cell office:value-type="date" office:date-value="2004-06-09T00:00:00" table:style-name="ce23">
            <text:p>09.06.2004</text:p>
          </table:table-cell>
          <table:table-cell office:value-type="float" office:value="500" table:style-name="ce6">
            <text:p>500</text:p>
          </table:table-cell>
          <table:table-cell office:value-type="float" office:value="40000" table:formula="msoxl:=B15*80" table:style-name="ce6">
            <text:p>40000</text:p>
          </table:table-cell>
          <table:table-cell table:number-columns-repeated="16381" table:style-name="ce1"/>
        </table:table-row>
        <table:table-row table:style-name="ro9">
          <table:table-cell office:value-type="date" office:date-value="2004-06-10T00:00:00" table:style-name="ce23">
            <text:p>10.06.2004</text:p>
          </table:table-cell>
          <table:table-cell office:value-type="float" office:value="780" table:style-name="ce24">
            <text:p>780</text:p>
          </table:table-cell>
          <table:table-cell office:value-type="float" office:value="62400" table:formula="msoxl:=B16*80" table:style-name="ce6">
            <text:p>62400</text:p>
          </table:table-cell>
          <table:table-cell table:number-columns-repeated="16381" table:style-name="ce1"/>
        </table:table-row>
        <table:table-row table:style-name="ro9">
          <table:table-cell office:value-type="string" table:style-name="ce6">
            <text:p>Итого:</text:p>
          </table:table-cell>
          <table:table-cell office:value-type="float" office:value="13830" table:formula="msoxl:=SUM(B7:B16)" table:style-name="ce24">
            <text:p>13830</text:p>
          </table:table-cell>
          <table:table-cell office:value-type="float" office:value="810900" table:formula="msoxl:=SUM(C7:C16)" table:style-name="ce24">
            <text:p>810900</text:p>
          </table:table-cell>
          <table:table-cell table:number-columns-repeated="16381" table:style-name="ce1"/>
        </table:table-row>
        <table:table-row table:style-name="ro3">
          <table:table-cell table:number-columns-repeated="16384" table:style-name="ce1"/>
        </table:table-row>
        <table:table-row table:style-name="ro11">
          <table:table-cell office:value-type="string" table:number-columns-spanned="11" table:number-rows-spanned="1" table:style-name="ce63">
            <text:p>Стоимость каждого заказа <text:s/>рассчитывается с учетом следующих расценок:</text:p>
            <text:p><text:s text:c="15"/>•печать до 1000 листов - 80 руб. за лист;</text:p>
            <text:p><text:s text:c="15"/>•свыше 1000 листов – 50 руб. за лист;</text:p>
            <text:p/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style-name="ce1">
            <draw:frame xmlns:presentation="urn:oasis:names:tc:opendocument:xmlns:presentation:1.0" draw:z-index="1" draw:id="id5" draw:style-name="a5" draw:name="Диаграмма 2" svg:x="0.225in" svg:y="0.03333in" svg:width="5in" svg:height="3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56" table:style-name="ro1">
          <table:table-cell table:number-columns-repeated="16384"/>
        </table:table-row>
      </table:table>
      <table:table table:name="Лист7" table:style-name="ta2">
        <table:table-column table:style-name="co1" table:number-columns-repeated="7" table:default-cell-style-name="ce1"/>
        <table:table-column table:style-name="co3" table:number-columns-repeated="16377" table:default-cell-style-name="ce1"/>
        <table:table-row table:style-name="ro1">
          <table:table-cell table:number-columns-repeated="16384"/>
        </table:table-row>
        <table:table-row table:style-name="ro12">
          <table:table-cell office:value-type="string" table:number-columns-spanned="11" table:number-rows-spanned="1" table:style-name="ce99">
            <text:p>7. Показатели деятельности агрофирмы по объему и ассортименту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table:number-columns-repeated="16384" table:style-name="ce1"/>
        </table:table-row>
        <table:table-row table:style-name="ro9">
          <table:table-cell office:value-type="string" table:number-columns-spanned="1" table:number-rows-spanned="3" table:style-name="ce55">
            <text:p>Виды продукции</text:p>
          </table:table-cell>
          <table:table-cell office:value-type="string" table:number-columns-spanned="2" table:number-rows-spanned="2" table:style-name="ce55">
            <text:p>Количество произведенной продукции, т</text:p>
          </table:table-cell>
          <table:covered-table-cell/>
          <table:table-cell office:value-type="string" table:number-columns-spanned="1" table:number-rows-spanned="3" table:style-name="ce55">
            <text:p>Стоимость ед. продукции, млн.руб.</text:p>
          </table:table-cell>
          <table:table-cell office:value-type="string" table:number-columns-spanned="2" table:number-rows-spanned="2" table:style-name="ce55">
            <text:p>Стоимость произведенной продукции, млн.руб.</text:p>
          </table:table-cell>
          <table:covered-table-cell/>
          <table:table-cell office:value-type="string" table:number-columns-spanned="1" table:number-rows-spanned="3" table:style-name="ce55">
            <text:p>Отклонение фактической стоимости от плановой, млн.руб.</text:p>
          </table:table-cell>
          <table:table-cell table:style-name="ce5"/>
          <table:table-cell table:number-columns-repeated="16376" table:style-name="ce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table-cell table:number-columns-repeated="16376" table:style-name="ce1"/>
        </table:table-row>
        <table:table-row table:style-name="ro9">
          <table:covered-table-cell/>
          <table:table-cell office:value-type="string" table:style-name="ce6">
            <text:p>план</text:p>
          </table:table-cell>
          <table:table-cell office:value-type="string" table:style-name="ce6">
            <text:p>факт</text:p>
          </table:table-cell>
          <table:covered-table-cell/>
          <table:table-cell office:value-type="string" table:style-name="ce6">
            <text:p>план</text:p>
          </table:table-cell>
          <table:table-cell office:value-type="string" table:style-name="ce6">
            <text:p>факт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9"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table:style-name="ce5"/>
          <table:table-cell table:number-columns-repeated="16376" table:style-name="ce1"/>
        </table:table-row>
        <table:table-row table:style-name="ro9">
          <table:table-cell office:value-type="string" table:style-name="ce8">
            <text:p>Картофель</text:p>
          </table:table-cell>
          <table:table-cell office:value-type="float" office:value="150" table:style-name="ce6">
            <text:p>150</text:p>
          </table:table-cell>
          <table:table-cell office:value-type="float" office:value="170" table:style-name="ce6">
            <text:p>170</text:p>
          </table:table-cell>
          <table:table-cell office:value-type="float" office:value="0.21" table:style-name="ce6">
            <text:p>0,21</text:p>
          </table:table-cell>
          <table:table-cell office:value-type="float" office:value="31.5" table:formula="msoxl:=B8*D8" table:style-name="ce6">
            <text:p>31,5</text:p>
          </table:table-cell>
          <table:table-cell office:value-type="float" office:value="35.699999999999996" table:formula="msoxl:=C8*D8" table:style-name="ce6">
            <text:p>35,7</text:p>
          </table:table-cell>
          <table:table-cell office:value-type="float" office:value="-4.1999999999999957" table:formula="msoxl:=E8-F8" table:style-name="ce6">
            <text:p>-4,2</text:p>
          </table:table-cell>
          <table:table-cell table:style-name="ce5"/>
          <table:table-cell table:number-columns-repeated="16376" table:style-name="ce1"/>
        </table:table-row>
        <table:table-row table:style-name="ro9">
          <table:table-cell office:value-type="string" table:style-name="ce8">
            <text:p>Свекла</text:p>
          </table:table-cell>
          <table:table-cell office:value-type="float" office:value="160" table:style-name="ce6">
            <text:p>160</text:p>
          </table:table-cell>
          <table:table-cell office:value-type="float" office:value="130" table:style-name="ce6">
            <text:p>130</text:p>
          </table:table-cell>
          <table:table-cell office:value-type="float" office:value="0.32" table:style-name="ce6">
            <text:p>0,32</text:p>
          </table:table-cell>
          <table:table-cell office:value-type="float" office:value="51.2" table:formula="msoxl:=B9*D9" table:style-name="ce6">
            <text:p>51,2</text:p>
          </table:table-cell>
          <table:table-cell office:value-type="float" office:value="41.6" table:formula="msoxl:=C9*D9" table:style-name="ce6">
            <text:p>41,6</text:p>
          </table:table-cell>
          <table:table-cell office:value-type="float" office:value="9.6000000000000014" table:formula="msoxl:=E9-F9" table:style-name="ce6">
            <text:p>9,6</text:p>
          </table:table-cell>
          <table:table-cell table:style-name="ce5"/>
          <table:table-cell table:number-columns-repeated="16376" table:style-name="ce1"/>
        </table:table-row>
        <table:table-row table:style-name="ro9">
          <table:table-cell office:value-type="string" table:style-name="ce8">
            <text:p>Морковь</text:p>
          </table:table-cell>
          <table:table-cell office:value-type="float" office:value="100" table:style-name="ce6">
            <text:p>100</text:p>
          </table:table-cell>
          <table:table-cell office:value-type="float" office:value="140" table:style-name="ce6">
            <text:p>140</text:p>
          </table:table-cell>
          <table:table-cell office:value-type="float" office:value="0.54" table:style-name="ce6">
            <text:p>0,54</text:p>
          </table:table-cell>
          <table:table-cell office:value-type="float" office:value="54" table:formula="msoxl:=B10*D10" table:style-name="ce6">
            <text:p>54</text:p>
          </table:table-cell>
          <table:table-cell office:value-type="float" office:value="75.600000000000009" table:formula="msoxl:=C10*D10" table:style-name="ce6">
            <text:p>75,6</text:p>
          </table:table-cell>
          <table:table-cell office:value-type="float" office:value="-21.600000000000009" table:formula="msoxl:=E10-F10" table:style-name="ce6">
            <text:p>-21,6</text:p>
          </table:table-cell>
          <table:table-cell table:style-name="ce5"/>
          <table:table-cell table:number-columns-repeated="16376" table:style-name="ce1"/>
        </table:table-row>
        <table:table-row table:style-name="ro9">
          <table:table-cell office:value-type="string" table:style-name="ce8">
            <text:p>Капуста</text:p>
          </table:table-cell>
          <table:table-cell office:value-type="float" office:value="130" table:style-name="ce6">
            <text:p>130</text:p>
          </table:table-cell>
          <table:table-cell office:value-type="float" office:value="150" table:style-name="ce6">
            <text:p>150</text:p>
          </table:table-cell>
          <table:table-cell office:value-type="float" office:value="0.75" table:style-name="ce6">
            <text:p>0,75</text:p>
          </table:table-cell>
          <table:table-cell office:value-type="float" office:value="97.5" table:formula="msoxl:=B11*D11" table:style-name="ce6">
            <text:p>97,5</text:p>
          </table:table-cell>
          <table:table-cell office:value-type="float" office:value="112.5" table:formula="msoxl:=C11*D11" table:style-name="ce6">
            <text:p>112,5</text:p>
          </table:table-cell>
          <table:table-cell office:value-type="float" office:value="-15" table:formula="msoxl:=E11-F11" table:style-name="ce6">
            <text:p>-15</text:p>
          </table:table-cell>
          <table:table-cell table:style-name="ce5"/>
          <table:table-cell table:number-columns-repeated="16376" table:style-name="ce1"/>
        </table:table-row>
        <table:table-row table:style-name="ro9">
          <table:table-cell office:value-type="string" table:style-name="ce8">
            <text:p>Огурцы</text:p>
          </table:table-cell>
          <table:table-cell office:value-type="float" office:value="110" table:style-name="ce6">
            <text:p>110</text:p>
          </table:table-cell>
          <table:table-cell office:value-type="float" office:value="100" table:style-name="ce6">
            <text:p>100</text:p>
          </table:table-cell>
          <table:table-cell office:value-type="float" office:value="1.1499999999999999" table:style-name="ce6">
            <text:p>1,15</text:p>
          </table:table-cell>
          <table:table-cell office:value-type="float" office:value="126.49999999999999" table:formula="msoxl:=B12*D12" table:style-name="ce6">
            <text:p>126,5</text:p>
          </table:table-cell>
          <table:table-cell office:value-type="float" office:value="114.99999999999999" table:formula="msoxl:=C12*D12" table:style-name="ce6">
            <text:p>115</text:p>
          </table:table-cell>
          <table:table-cell office:value-type="float" office:value="11.5" table:formula="msoxl:=E12-F12" table:style-name="ce6">
            <text:p>11,5</text:p>
          </table:table-cell>
          <table:table-cell table:style-name="ce5"/>
          <table:table-cell table:number-columns-repeated="16376" table:style-name="ce1"/>
        </table:table-row>
        <table:table-row table:style-name="ro9">
          <table:table-cell office:value-type="string" table:style-name="ce8">
            <text:p>Перец</text:p>
          </table:table-cell>
          <table:table-cell office:value-type="float" office:value="75" table:style-name="ce6">
            <text:p>75</text:p>
          </table:table-cell>
          <table:table-cell office:value-type="float" office:value="70" table:style-name="ce6">
            <text:p>70</text:p>
          </table:table-cell>
          <table:table-cell office:value-type="float" office:value="2.11" table:style-name="ce6">
            <text:p>2,11</text:p>
          </table:table-cell>
          <table:table-cell office:value-type="float" office:value="158.25" table:formula="msoxl:=B13*D13" table:style-name="ce6">
            <text:p>158,25</text:p>
          </table:table-cell>
          <table:table-cell office:value-type="float" office:value="147.69999999999999" table:formula="msoxl:=C13*D13" table:style-name="ce6">
            <text:p>147,7</text:p>
          </table:table-cell>
          <table:table-cell office:value-type="float" office:value="10.550000000000011" table:formula="msoxl:=E13-F13" table:style-name="ce6">
            <text:p>10,55</text:p>
          </table:table-cell>
          <table:table-cell table:style-name="ce5"/>
          <table:table-cell table:number-columns-repeated="16376" table:style-name="ce1"/>
        </table:table-row>
        <table:table-row table:style-name="ro9">
          <table:table-cell office:value-type="string" table:style-name="ce8">
            <text:p>Итого:</text:p>
          </table:table-cell>
          <table:table-cell office:value-type="float" office:value="725" table:formula="msoxl:=SUM(B8:B13)" table:style-name="ce6">
            <text:p>725</text:p>
          </table:table-cell>
          <table:table-cell office:value-type="float" office:value="760" table:formula="msoxl:=SUM(C8:C13)" table:style-name="ce6">
            <text:p>760</text:p>
          </table:table-cell>
          <table:table-cell table:style-name="ce6"/>
          <table:table-cell office:value-type="float" office:value="518.95000000000005" table:formula="msoxl:=SUM(E8:E13)" table:style-name="ce6">
            <text:p>518,95</text:p>
          </table:table-cell>
          <table:table-cell office:value-type="float" office:value="528.09999999999991" table:formula="msoxl:=SUM(F8:F13)" table:style-name="ce6">
            <text:p>528,1</text:p>
          </table:table-cell>
          <table:table-cell table:style-name="ce6"/>
          <table:table-cell table:style-name="ce5"/>
          <table:table-cell table:number-columns-repeated="16376" table:style-name="ce1"/>
        </table:table-row>
        <table:table-row table:style-name="ro6">
          <table:table-cell table:number-columns-repeated="16384" table:style-name="ce1"/>
        </table:table-row>
        <table:table-row table:style-name="ro2">
          <table:table-cell office:value-type="string" table:number-columns-spanned="6" table:number-rows-spanned="1" table:style-name="ce58">
            <text:p>Среднее значение отклонения от плана:</text:p>
          </table:table-cell>
          <table:covered-table-cell table:number-columns-repeated="5"/>
          <table:table-cell office:value-type="float" office:value="-1.5249999999999986" table:formula="msoxl:=SUM(G8:G13)/6" table:style-name="ce20">
            <text:p>-1,525</text:p>
          </table:table-cell>
          <table:table-cell table:number-columns-repeated="4" table:style-name="ce19"/>
          <table:table-cell table:number-columns-repeated="16373"/>
        </table:table-row>
        <table:table-row table:style-name="ro3">
          <table:table-cell table:style-name="ce1">
            <draw:frame xmlns:presentation="urn:oasis:names:tc:opendocument:xmlns:presentation:1.0" draw:z-index="1" draw:id="id6" draw:style-name="a6" draw:name="Диаграмма 1" svg:x="0.31667in" svg:y="0.01667in" svg:width="5in" svg:height="3in" style:rel-width="scale" style:rel-height="scale">
              <draw:object xlink:href="Object 7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  <table:table table:name="Лист8" table:style-name="ta2">
        <table:table-column table:style-name="co1" table:number-columns-repeated="4" table:default-cell-style-name="ce1"/>
        <table:table-column table:style-name="co8" table:default-cell-style-name="ce1"/>
        <table:table-column table:style-name="co1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1" table:number-rows-spanned="1" table:style-name="ce99">
            <text:p>8. Реализация продукции в стоимостном выражении (тыс.руб.)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table:number-columns-repeated="16384" table:style-name="ce1"/>
        </table:table-row>
        <table:table-row table:style-name="ro9">
          <table:table-cell office:value-type="string" table:number-columns-spanned="1" table:number-rows-spanned="2" table:style-name="ce64">
            <text:p>Дни недели</text:p>
          </table:table-cell>
          <table:table-cell office:value-type="string" table:number-columns-spanned="4" table:number-rows-spanned="1" table:style-name="ce64">
            <text:p>Отделы магазина</text:p>
          </table:table-cell>
          <table:covered-table-cell table:number-columns-repeated="3"/>
          <table:table-cell office:value-type="string" table:number-columns-spanned="1" table:number-rows-spanned="2" table:style-name="ce64">
            <text:p>Всего</text:p>
          </table:table-cell>
          <table:table-cell table:number-columns-repeated="16378" table:style-name="ce1"/>
        </table:table-row>
        <table:table-row table:style-name="ro13">
          <table:covered-table-cell/>
          <table:table-cell office:value-type="string" table:style-name="ce51">
            <text:p>Молочный</text:p>
          </table:table-cell>
          <table:table-cell office:value-type="string" table:style-name="ce51">
            <text:p>Бакалейный</text:p>
          </table:table-cell>
          <table:table-cell office:value-type="string" table:style-name="ce51">
            <text:p>Гастро-номический</text:p>
          </table:table-cell>
          <table:table-cell office:value-type="string" table:style-name="ce51">
            <text:p>Кондитерский</text:p>
          </table:table-cell>
          <table:covered-table-cell/>
          <table:table-cell table:number-columns-repeated="16378" table:style-name="ce1"/>
        </table:table-row>
        <table:table-row table:style-name="ro9">
          <table:table-cell office:value-type="string" table:style-name="ce27">
            <text:p>Понедельник</text:p>
          </table:table-cell>
          <table:table-cell office:value-type="float" office:value="340.6" table:style-name="ce26">
            <text:p>340,6</text:p>
          </table:table-cell>
          <table:table-cell office:value-type="float" office:value="650.1" table:style-name="ce26">
            <text:p>650,1</text:p>
          </table:table-cell>
          <table:table-cell office:value-type="float" office:value="870.2" table:style-name="ce26">
            <text:p>870,2</text:p>
          </table:table-cell>
          <table:table-cell office:value-type="float" office:value="245.4" table:style-name="ce26">
            <text:p>245,4</text:p>
          </table:table-cell>
          <table:table-cell office:value-type="float" office:value="2106.3000000000002" table:formula="msoxl:=SUM(B6:E6)" table:style-name="ce26">
            <text:p>2106,3</text:p>
          </table:table-cell>
          <table:table-cell table:number-columns-repeated="16378" table:style-name="ce1"/>
        </table:table-row>
        <table:table-row table:style-name="ro9">
          <table:table-cell office:value-type="string" table:style-name="ce27">
            <text:p>Вторник</text:p>
          </table:table-cell>
          <table:table-cell office:value-type="float" office:value="550.1" table:style-name="ce26">
            <text:p>550,1</text:p>
          </table:table-cell>
          <table:table-cell office:value-type="float" office:value="480.4" table:style-name="ce26">
            <text:p>480,4</text:p>
          </table:table-cell>
          <table:table-cell office:value-type="float" office:value="810.1" table:style-name="ce26">
            <text:p>810,1</text:p>
          </table:table-cell>
          <table:table-cell office:value-type="float" office:value="260.5" table:style-name="ce26">
            <text:p>260,5</text:p>
          </table:table-cell>
          <table:table-cell office:value-type="float" office:value="2101.1" table:formula="msoxl:=SUM(B7:E7)" table:style-name="ce26">
            <text:p>2101,1</text:p>
          </table:table-cell>
          <table:table-cell table:number-columns-repeated="16378" table:style-name="ce1"/>
        </table:table-row>
        <table:table-row table:style-name="ro9">
          <table:table-cell office:value-type="string" table:style-name="ce27">
            <text:p>Среда</text:p>
          </table:table-cell>
          <table:table-cell office:value-type="float" office:value="425.4" table:style-name="ce26">
            <text:p>425,4</text:p>
          </table:table-cell>
          <table:table-cell office:value-type="float" office:value="520.5" table:style-name="ce26">
            <text:p>520,5</text:p>
          </table:table-cell>
          <table:table-cell office:value-type="float" office:value="725.4" table:style-name="ce26">
            <text:p>725,4</text:p>
          </table:table-cell>
          <table:table-cell office:value-type="float" office:value="300.89999999999998" table:style-name="ce26">
            <text:p>300,9</text:p>
          </table:table-cell>
          <table:table-cell office:value-type="float" office:value="1972.1999999999998" table:formula="msoxl:=SUM(B8:E8)" table:style-name="ce26">
            <text:p>1972,2</text:p>
          </table:table-cell>
          <table:table-cell table:number-columns-repeated="16378" table:style-name="ce1"/>
        </table:table-row>
        <table:table-row table:style-name="ro9">
          <table:table-cell office:value-type="string" table:style-name="ce27">
            <text:p>Четверг</text:p>
          </table:table-cell>
          <table:table-cell office:value-type="float" office:value="400.1" table:style-name="ce26">
            <text:p>400,1</text:p>
          </table:table-cell>
          <table:table-cell office:value-type="float" office:value="530.1" table:style-name="ce26">
            <text:p>530,1</text:p>
          </table:table-cell>
          <table:table-cell office:value-type="float" office:value="750.3" table:style-name="ce26">
            <text:p>750,3</text:p>
          </table:table-cell>
          <table:table-cell office:value-type="float" office:value="341.3" table:style-name="ce26">
            <text:p>341,3</text:p>
          </table:table-cell>
          <table:table-cell office:value-type="float" office:value="2021.8" table:formula="msoxl:=SUM(B9:E9)" table:style-name="ce26">
            <text:p>2021,8</text:p>
          </table:table-cell>
          <table:table-cell table:number-columns-repeated="16378" table:style-name="ce1"/>
        </table:table-row>
        <table:table-row table:style-name="ro9">
          <table:table-cell office:value-type="string" table:style-name="ce27">
            <text:p>Пятница</text:p>
          </table:table-cell>
          <table:table-cell office:value-type="float" office:value="450.2" table:style-name="ce26">
            <text:p>450,2</text:p>
          </table:table-cell>
          <table:table-cell office:value-type="float" office:value="539.70000000000005" table:style-name="ce26">
            <text:p>539,7</text:p>
          </table:table-cell>
          <table:table-cell office:value-type="float" office:value="775.2" table:style-name="ce26">
            <text:p>775,2</text:p>
          </table:table-cell>
          <table:table-cell office:value-type="float" office:value="281.7" table:style-name="ce26">
            <text:p>281,7</text:p>
          </table:table-cell>
          <table:table-cell office:value-type="float" office:value="2046.8000000000002" table:formula="msoxl:=SUM(B10:E10)" table:style-name="ce26">
            <text:p>2046,8</text:p>
          </table:table-cell>
          <table:table-cell table:number-columns-repeated="16378" table:style-name="ce1"/>
        </table:table-row>
        <table:table-row table:style-name="ro9">
          <table:table-cell office:value-type="string" table:style-name="ce27">
            <text:p>Суббота</text:p>
          </table:table-cell>
          <table:table-cell office:value-type="float" office:value="500.3" table:style-name="ce26">
            <text:p>500,3</text:p>
          </table:table-cell>
          <table:table-cell office:value-type="float" office:value="549.29999999999995" table:style-name="ce26">
            <text:p>549,3</text:p>
          </table:table-cell>
          <table:table-cell office:value-type="float" office:value="800.1" table:style-name="ce26">
            <text:p>800,1</text:p>
          </table:table-cell>
          <table:table-cell office:value-type="float" office:value="322.10000000000002" table:style-name="ce26">
            <text:p>322,1</text:p>
          </table:table-cell>
          <table:table-cell office:value-type="float" office:value="2171.7999999999997" table:formula="msoxl:=SUM(B11:E11)" table:style-name="ce26">
            <text:p>2171,8</text:p>
          </table:table-cell>
          <table:table-cell table:number-columns-repeated="16378" table:style-name="ce1"/>
        </table:table-row>
        <table:table-row table:style-name="ro9">
          <table:table-cell office:value-type="string" table:style-name="ce27">
            <text:p>Воскресенье</text:p>
          </table:table-cell>
          <table:table-cell office:value-type="float" office:value="550.4" table:style-name="ce26">
            <text:p>550,4</text:p>
          </table:table-cell>
          <table:table-cell office:value-type="float" office:value="558.9" table:style-name="ce26">
            <text:p>558,9</text:p>
          </table:table-cell>
          <table:table-cell office:value-type="float" office:value="825.4" table:style-name="ce26">
            <text:p>825,4</text:p>
          </table:table-cell>
          <table:table-cell office:value-type="float" office:value="362.5" table:style-name="ce26">
            <text:p>362,5</text:p>
          </table:table-cell>
          <table:table-cell office:value-type="float" office:value="2297.1999999999998" table:formula="msoxl:=SUM(B12:E12)" table:style-name="ce26">
            <text:p>2297,2</text:p>
          </table:table-cell>
          <table:table-cell table:number-columns-repeated="16378" table:style-name="ce1"/>
        </table:table-row>
        <table:table-row table:style-name="ro9">
          <table:table-cell office:value-type="string" table:style-name="ce27">
            <text:p>Итого:</text:p>
          </table:table-cell>
          <table:table-cell office:value-type="float" office:value="3217.1" table:formula="msoxl:=SUM(B6:B12)" table:style-name="ce26">
            <text:p>3217,1</text:p>
          </table:table-cell>
          <table:table-cell office:value-type="float" office:value="3829.0000000000005" table:formula="msoxl:=SUM(C6:C12)" table:style-name="ce26">
            <text:p>3829</text:p>
          </table:table-cell>
          <table:table-cell office:value-type="float" office:value="5556.7" table:formula="msoxl:=SUM(D6:D12)" table:style-name="ce26">
            <text:p>5556,7</text:p>
          </table:table-cell>
          <table:table-cell office:value-type="float" office:value="2114.4" table:formula="msoxl:=SUM(E6:E12)" table:style-name="ce26">
            <text:p>2114,4</text:p>
          </table:table-cell>
          <table:table-cell office:value-type="float" office:value="14717.2" table:formula="msoxl:=SUM(F6:F12)" table:style-name="ce26">
            <text:p>14717,2</text:p>
          </table:table-cell>
          <table:table-cell table:number-columns-repeated="16378" table:style-name="ce1"/>
        </table:table-row>
        <table:table-row table:style-name="ro9">
          <table:table-cell office:value-type="string" table:style-name="ce26">
            <text:p>Среднее за неделю:</text:p>
          </table:table-cell>
          <table:table-cell office:value-type="float" office:value="459.58571428571429" table:formula="msoxl:=B13/7" table:style-name="ce50">
            <text:p>459,6</text:p>
          </table:table-cell>
          <table:table-cell office:value-type="float" office:value="547.00000000000011" table:formula="msoxl:=C13/7" table:style-name="ce50">
            <text:p>547,0</text:p>
          </table:table-cell>
          <table:table-cell office:value-type="float" office:value="793.81428571428569" table:formula="msoxl:=D13/7" table:style-name="ce50">
            <text:p>793,8</text:p>
          </table:table-cell>
          <table:table-cell office:value-type="float" office:value="302.05714285714288" table:formula="msoxl:=E13/7" table:style-name="ce50">
            <text:p>302,1</text:p>
          </table:table-cell>
          <table:table-cell office:value-type="float" office:value="2102.457142857143" table:formula="msoxl:=F13/7" table:style-name="ce50">
            <text:p>2102,5</text:p>
          </table:table-cell>
          <table:table-cell table:number-columns-repeated="16378" table:style-name="ce1"/>
        </table:table-row>
        <table:table-row table:style-name="ro9">
          <table:table-cell office:value-type="float" office:value="1" table:style-name="ce30">
            <text:p>1</text:p>
          </table:table-cell>
          <table:table-cell office:value-type="float" office:value="2" table:style-name="ce30">
            <text:p>2</text:p>
          </table:table-cell>
          <table:table-cell office:value-type="float" office:value="3" table:style-name="ce30">
            <text:p>3</text:p>
          </table:table-cell>
          <table:table-cell office:value-type="float" office:value="4" table:style-name="ce30">
            <text:p>4</text:p>
          </table:table-cell>
          <table:table-cell office:value-type="float" office:value="5" table:style-name="ce30">
            <text:p>5</text:p>
          </table:table-cell>
          <table:table-cell office:value-type="float" office:value="6" table:style-name="ce30">
            <text:p>6</text:p>
          </table:table-cell>
          <table:table-cell table:number-columns-repeated="16378" table:style-name="ce1"/>
        </table:table-row>
        <table:table-row table:style-name="ro3">
          <table:table-cell table:style-name="ce1">
            <draw:frame xmlns:presentation="urn:oasis:names:tc:opendocument:xmlns:presentation:1.0" draw:z-index="1" draw:id="id7" draw:style-name="a7" draw:name="Диаграмма 1" svg:x="0.35in" svg:y="0.11667in" svg:width="5in" svg:height="3in" style:rel-width="scale" style:rel-height="scale">
              <draw:object xlink:href="Object 8/" xlink:type="simple" xlink:show="embed" xlink:actuate="onLoad"/>
              <svg:desc/>
            </draw:frame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Лист9" table:style-name="ta2">
        <table:table-column table:style-name="co6" table:default-cell-style-name="ce1"/>
        <table:table-column table:style-name="co1" table:number-columns-repeated="5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1" table:number-rows-spanned="1" table:style-name="ce99">
            <text:p>9. Реализация продукции магазином «НАШ ДОМ» (тыс.руб.)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table:number-columns-repeated="16384" table:style-name="ce1"/>
        </table:table-row>
        <table:table-row table:style-name="ro10">
          <table:table-cell office:value-type="string" table:number-columns-spanned="1" table:number-rows-spanned="2" table:style-name="ce65">
            <text:p>Дни недели</text:p>
          </table:table-cell>
          <table:table-cell office:value-type="string" table:number-columns-spanned="4" table:number-rows-spanned="1" table:style-name="ce66">
            <text:p>Отделы магазина</text:p>
          </table:table-cell>
          <table:covered-table-cell table:number-columns-repeated="3"/>
          <table:table-cell office:value-type="string" table:number-columns-spanned="1" table:number-rows-spanned="2" table:style-name="ce65">
            <text:p>Всего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28">
            <text:p>Бытовая техника</text:p>
          </table:table-cell>
          <table:table-cell office:value-type="string" table:style-name="ce28">
            <text:p>Строймате-риалы</text:p>
          </table:table-cell>
          <table:table-cell office:value-type="string" table:style-name="ce28">
            <text:p>Хозтовары</text:p>
          </table:table-cell>
          <table:table-cell office:value-type="string" table:style-name="ce28">
            <text:p>Посуда</text:p>
          </table:table-cell>
          <table:covered-table-cell/>
          <table:table-cell table:number-columns-repeated="16378" table:style-name="ce1"/>
        </table:table-row>
        <table:table-row table:style-name="ro10">
          <table:table-cell office:value-type="string" table:style-name="ce27">
            <text:p>Понедельник</text:p>
          </table:table-cell>
          <table:table-cell office:value-type="float" office:value="1540.6" table:style-name="ce26">
            <text:p>1540,6</text:p>
          </table:table-cell>
          <table:table-cell office:value-type="float" office:value="1350.1" table:style-name="ce26">
            <text:p>1350,1</text:p>
          </table:table-cell>
          <table:table-cell office:value-type="float" office:value="970.2" table:style-name="ce26">
            <text:p>970,2</text:p>
          </table:table-cell>
          <table:table-cell office:value-type="float" office:value="245.3" table:style-name="ce26">
            <text:p>245,3</text:p>
          </table:table-cell>
          <table:table-cell office:value-type="float" office:value="4106.2" table:formula="msoxl:=SUM(B6:E6)" table:style-name="ce26">
            <text:p>4106,2</text:p>
          </table:table-cell>
          <table:table-cell table:number-columns-repeated="16378" table:style-name="ce1"/>
        </table:table-row>
        <table:table-row table:style-name="ro10">
          <table:table-cell office:value-type="string" table:style-name="ce27">
            <text:p>Вторник</text:p>
          </table:table-cell>
          <table:table-cell office:value-type="float" office:value="1650.1" table:style-name="ce26">
            <text:p>1650,1</text:p>
          </table:table-cell>
          <table:table-cell office:value-type="float" office:value="1380.4" table:style-name="ce26">
            <text:p>1380,4</text:p>
          </table:table-cell>
          <table:table-cell office:value-type="float" office:value="710.4" table:style-name="ce26">
            <text:p>710,4</text:p>
          </table:table-cell>
          <table:table-cell office:value-type="float" office:value="260.3" table:style-name="ce26">
            <text:p>260,3</text:p>
          </table:table-cell>
          <table:table-cell office:value-type="float" office:value="4001.2000000000003" table:formula="msoxl:=SUM(B7:E7)" table:style-name="ce26">
            <text:p>4001,2</text:p>
          </table:table-cell>
          <table:table-cell table:number-columns-repeated="16378" table:style-name="ce1"/>
        </table:table-row>
        <table:table-row table:style-name="ro10">
          <table:table-cell office:value-type="string" table:style-name="ce27">
            <text:p>Среда</text:p>
          </table:table-cell>
          <table:table-cell office:value-type="float" office:value="1725.4" table:style-name="ce26">
            <text:p>1725,4</text:p>
          </table:table-cell>
          <table:table-cell office:value-type="float" office:value="1420.5" table:style-name="ce26">
            <text:p>1420,5</text:p>
          </table:table-cell>
          <table:table-cell office:value-type="float" office:value="825.5" table:style-name="ce26">
            <text:p>825,5</text:p>
          </table:table-cell>
          <table:table-cell office:value-type="float" office:value="300.10000000000002" table:style-name="ce26">
            <text:p>300,1</text:p>
          </table:table-cell>
          <table:table-cell office:value-type="float" office:value="4271.5" table:formula="msoxl:=SUM(B8:E8)" table:style-name="ce26">
            <text:p>4271,5</text:p>
          </table:table-cell>
          <table:table-cell table:number-columns-repeated="16378" table:style-name="ce1"/>
        </table:table-row>
        <table:table-row table:style-name="ro10">
          <table:table-cell office:value-type="string" table:style-name="ce27">
            <text:p>Четверг</text:p>
          </table:table-cell>
          <table:table-cell office:value-type="float" office:value="1741.1" table:style-name="ce21">
            <text:p>1741,1</text:p>
          </table:table-cell>
          <table:table-cell office:value-type="float" office:value="1550.6" table:style-name="ce21">
            <text:p>1550,6</text:p>
          </table:table-cell>
          <table:table-cell office:value-type="float" office:value="1170.7" table:style-name="ce21">
            <text:p>1170,7</text:p>
          </table:table-cell>
          <table:table-cell office:value-type="float" office:value="345.8" table:style-name="ce21">
            <text:p>345,8</text:p>
          </table:table-cell>
          <table:table-cell office:value-type="float" office:value="4808.2" table:formula="msoxl:=SUM(B9:E9)" table:style-name="ce26">
            <text:p>4808,2</text:p>
          </table:table-cell>
          <table:table-cell table:number-columns-repeated="16378" table:style-name="ce1"/>
        </table:table-row>
        <table:table-row table:style-name="ro10">
          <table:table-cell office:value-type="string" table:style-name="ce27">
            <text:p>Пятница</text:p>
          </table:table-cell>
          <table:table-cell office:value-type="float" office:value="1850.6" table:style-name="ce21">
            <text:p>1850,6</text:p>
          </table:table-cell>
          <table:table-cell office:value-type="float" office:value="1580.9" table:style-name="ce21">
            <text:p>1580,9</text:p>
          </table:table-cell>
          <table:table-cell office:value-type="float" office:value="910.9" table:style-name="ce21">
            <text:p>910,9</text:p>
          </table:table-cell>
          <table:table-cell office:value-type="float" office:value="360.8" table:style-name="ce21">
            <text:p>360,8</text:p>
          </table:table-cell>
          <table:table-cell office:value-type="float" office:value="4703.2" table:formula="msoxl:=SUM(B10:E10)" table:style-name="ce26">
            <text:p>4703,2</text:p>
          </table:table-cell>
          <table:table-cell table:number-columns-repeated="16378" table:style-name="ce1"/>
        </table:table-row>
        <table:table-row table:style-name="ro10">
          <table:table-cell office:value-type="string" table:style-name="ce27">
            <text:p>Суббота</text:p>
          </table:table-cell>
          <table:table-cell office:value-type="float" office:value="1925.9" table:style-name="ce21">
            <text:p>1925,9</text:p>
          </table:table-cell>
          <table:table-cell office:value-type="float" office:value="1621" table:style-name="ce21">
            <text:p>1621</text:p>
          </table:table-cell>
          <table:table-cell office:value-type="float" office:value="1026" table:style-name="ce21">
            <text:p>1026</text:p>
          </table:table-cell>
          <table:table-cell office:value-type="float" office:value="400.6" table:style-name="ce21">
            <text:p>400,6</text:p>
          </table:table-cell>
          <table:table-cell office:value-type="float" office:value="4973.5" table:formula="msoxl:=SUM(B11:E11)" table:style-name="ce26">
            <text:p>4973,5</text:p>
          </table:table-cell>
          <table:table-cell table:number-columns-repeated="16378" table:style-name="ce1"/>
        </table:table-row>
        <table:table-row table:style-name="ro10">
          <table:table-cell office:value-type="string" table:style-name="ce27">
            <text:p>Итого:</text:p>
          </table:table-cell>
          <table:table-cell office:value-type="float" office:value="10433.700000000001" table:formula="msoxl:=SUM(B6:B11)" table:style-name="ce26">
            <text:p>10433,7</text:p>
          </table:table-cell>
          <table:table-cell office:value-type="float" office:value="8903.5" table:formula="msoxl:=SUM(C6:C11)" table:style-name="ce26">
            <text:p>8903,5</text:p>
          </table:table-cell>
          <table:table-cell office:value-type="float" office:value="5613.7" table:formula="msoxl:=SUM(D6:D11)" table:style-name="ce26">
            <text:p>5613,7</text:p>
          </table:table-cell>
          <table:table-cell office:value-type="float" office:value="1912.9" table:formula="msoxl:=SUM(E6:E11)" table:style-name="ce26">
            <text:p>1912,9</text:p>
          </table:table-cell>
          <table:table-cell office:value-type="float" office:value="26863.8" table:formula="msoxl:=SUM(F6:F11)" table:style-name="ce26">
            <text:p>26863,8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6">
            <text:p>Максимальное за неделю:</text:p>
          </table:table-cell>
          <table:table-cell office:value-type="float" office:value="1925.9" table:formula="msoxl:=B11" table:style-name="ce28">
            <text:p>1925,9</text:p>
          </table:table-cell>
          <table:table-cell office:value-type="float" office:value="1621" table:formula="msoxl:=C11" table:style-name="ce28">
            <text:p>1621</text:p>
          </table:table-cell>
          <table:table-cell office:value-type="float" office:value="1170.7" table:formula="msoxl:=D9" table:style-name="ce28">
            <text:p>1170,7</text:p>
          </table:table-cell>
          <table:table-cell office:value-type="float" office:value="400.6" table:formula="msoxl:=E11" table:style-name="ce28">
            <text:p>400,6</text:p>
          </table:table-cell>
          <table:table-cell office:value-type="float" office:value="4973.5" table:formula="msoxl:=F11" table:style-name="ce28">
            <text:p>4973,5</text:p>
          </table:table-cell>
          <table:table-cell table:number-columns-repeated="16378" table:style-name="ce1"/>
        </table:table-row>
        <table:table-row table:style-name="ro9">
          <table:table-cell office:value-type="float" office:value="1" table:style-name="ce30">
            <text:p>1</text:p>
          </table:table-cell>
          <table:table-cell office:value-type="float" office:value="2" table:style-name="ce30">
            <text:p>2</text:p>
          </table:table-cell>
          <table:table-cell office:value-type="float" office:value="3" table:style-name="ce30">
            <text:p>3</text:p>
          </table:table-cell>
          <table:table-cell office:value-type="float" office:value="4" table:style-name="ce30">
            <text:p>4</text:p>
          </table:table-cell>
          <table:table-cell office:value-type="float" office:value="5" table:style-name="ce30">
            <text:p>5</text:p>
          </table:table-cell>
          <table:table-cell office:value-type="float" office:value="6" table:style-name="ce30">
            <text:p>6</text:p>
          </table:table-cell>
          <table:table-cell table:number-columns-repeated="16378" table:style-name="ce1"/>
        </table:table-row>
        <table:table-row table:style-name="ro3">
          <table:table-cell table:number-columns-repeated="16384" table:style-name="ce1"/>
        </table:table-row>
        <table:table-row table:style-name="ro1">
          <table:table-cell table:style-name="ce1">
            <draw:frame xmlns:presentation="urn:oasis:names:tc:opendocument:xmlns:presentation:1.0" draw:z-index="1" draw:id="id8" draw:style-name="a8" draw:name="Диаграмма 3" svg:x="0.34167in" svg:y="0.00833in" svg:width="5in" svg:height="3in" style:rel-width="scale" style:rel-height="scale">
              <draw:object xlink:href="Object 9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60" table:style-name="ro1">
          <table:table-cell table:number-columns-repeated="16384"/>
        </table:table-row>
      </table:table>
      <table:table table:name="Лист10" table:style-name="ta1">
        <table:table-column table:style-name="co6" table:number-columns-repeated="4" table:default-cell-style-name="ce1"/>
        <table:table-column table:style-name="co3" table:number-columns-repeated="1638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1" table:number-rows-spanned="1" table:style-name="ce99">
            <text:p>10. Расчет удержаний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table:number-columns-repeated="16384" table:style-name="ce1"/>
        </table:table-row>
        <table:table-row table:style-name="ro9">
          <table:table-cell office:value-type="string" table:number-columns-spanned="1" table:number-rows-spanned="2" table:style-name="ce55">
            <text:p>Табельный номер</text:p>
          </table:table-cell>
          <table:table-cell office:value-type="string" table:number-columns-spanned="1" table:number-rows-spanned="2" table:style-name="ce55">
            <text:p>Всего начислено, руб.</text:p>
          </table:table-cell>
          <table:table-cell office:value-type="string" table:number-columns-spanned="2" table:number-rows-spanned="1" table:style-name="ce55">
            <text:p>Удержания, руб.</text:p>
          </table:table-cell>
          <table:covered-table-cell/>
          <table:table-cell table:number-columns-repeated="16380" table:style-name="ce1"/>
        </table:table-row>
        <table:table-row table:style-name="ro4">
          <table:covered-table-cell/>
          <table:covered-table-cell/>
          <table:table-cell office:value-type="string" table:style-name="ce6">
            <text:p>Подоходный налог</text:p>
          </table:table-cell>
          <table:table-cell office:value-type="string" table:style-name="ce6">
            <text:p>пенсионный взнос</text:p>
          </table:table-cell>
          <table:table-cell table:number-columns-repeated="16380" table:style-name="ce1"/>
        </table:table-row>
        <table:table-row table:style-name="ro9">
          <table:table-cell office:value-type="float" office:value="280" table:style-name="ce6">
            <text:p>280</text:p>
          </table:table-cell>
          <table:table-cell office:value-type="float" office:value="481400" table:style-name="ce31">
            <text:p>481400</text:p>
          </table:table-cell>
          <table:table-cell office:value-type="float" office:value="54210" table:formula="msoxl:=(27000+15%*(B6-300000))" table:style-name="ce6">
            <text:p>54210</text:p>
          </table:table-cell>
          <table:table-cell office:value-type="float" office:value="4814" table:formula="msoxl:=B6*1%" table:style-name="ce6">
            <text:p>4814</text:p>
          </table:table-cell>
          <table:table-cell table:number-columns-repeated="16380" table:style-name="ce1"/>
        </table:table-row>
        <table:table-row table:style-name="ro9">
          <table:table-cell office:value-type="float" office:value="281" table:style-name="ce6">
            <text:p>281</text:p>
          </table:table-cell>
          <table:table-cell office:value-type="float" office:value="369900" table:style-name="ce31">
            <text:p>369900</text:p>
          </table:table-cell>
          <table:table-cell office:value-type="float" office:value="37485" table:formula="msoxl:=(27000+15%*(B7-300000))" table:style-name="ce6">
            <text:p>37485</text:p>
          </table:table-cell>
          <table:table-cell office:value-type="float" office:value="3699" table:formula="msoxl:=B7*1%" table:style-name="ce6">
            <text:p>3699</text:p>
          </table:table-cell>
          <table:table-cell table:number-columns-repeated="16380" table:style-name="ce1"/>
        </table:table-row>
        <table:table-row table:style-name="ro9">
          <table:table-cell office:value-type="float" office:value="282" table:style-name="ce6">
            <text:p>282</text:p>
          </table:table-cell>
          <table:table-cell office:value-type="float" office:value="290000" table:style-name="ce31">
            <text:p>290000</text:p>
          </table:table-cell>
          <table:table-cell office:value-type="float" office:value="26100" table:formula="msoxl:=B8*9%" table:style-name="ce6">
            <text:p>26100</text:p>
          </table:table-cell>
          <table:table-cell office:value-type="float" office:value="2900" table:formula="msoxl:=B8*1%" table:style-name="ce6">
            <text:p>2900</text:p>
          </table:table-cell>
          <table:table-cell table:number-columns-repeated="16380" table:style-name="ce1"/>
        </table:table-row>
        <table:table-row table:style-name="ro9">
          <table:table-cell office:value-type="float" office:value="283" table:style-name="ce6">
            <text:p>283</text:p>
          </table:table-cell>
          <table:table-cell office:value-type="float" office:value="425000" table:style-name="ce31">
            <text:p>425000</text:p>
          </table:table-cell>
          <table:table-cell office:value-type="float" office:value="45750" table:formula="msoxl:=(27000+15%*(B9-300000))" table:style-name="ce6">
            <text:p>45750</text:p>
          </table:table-cell>
          <table:table-cell office:value-type="float" office:value="4250" table:formula="msoxl:=B9*1%" table:style-name="ce6">
            <text:p>4250</text:p>
          </table:table-cell>
          <table:table-cell table:number-columns-repeated="16380" table:style-name="ce1"/>
        </table:table-row>
        <table:table-row table:style-name="ro9">
          <table:table-cell office:value-type="float" office:value="284" table:style-name="ce6">
            <text:p>284</text:p>
          </table:table-cell>
          <table:table-cell office:value-type="float" office:value="310500" table:style-name="ce31">
            <text:p>310500</text:p>
          </table:table-cell>
          <table:table-cell office:value-type="float" office:value="28575" table:formula="msoxl:=(27000+15%*(B10-300000))" table:style-name="ce6">
            <text:p>28575</text:p>
          </table:table-cell>
          <table:table-cell office:value-type="float" office:value="3105" table:formula="msoxl:=B10*1%" table:style-name="ce6">
            <text:p>3105</text:p>
          </table:table-cell>
          <table:table-cell table:number-columns-repeated="16380" table:style-name="ce1"/>
        </table:table-row>
        <table:table-row table:style-name="ro9">
          <table:table-cell office:value-type="float" office:value="285" table:style-name="ce6">
            <text:p>285</text:p>
          </table:table-cell>
          <table:table-cell office:value-type="float" office:value="280000" table:style-name="ce31">
            <text:p>280000</text:p>
          </table:table-cell>
          <table:table-cell office:value-type="float" office:value="25200" table:formula="msoxl:=B11*9%" table:style-name="ce6">
            <text:p>25200</text:p>
          </table:table-cell>
          <table:table-cell office:value-type="float" office:value="2800" table:formula="msoxl:=B11*1%" table:style-name="ce6">
            <text:p>2800</text:p>
          </table:table-cell>
          <table:table-cell table:number-columns-repeated="16380" table:style-name="ce1"/>
        </table:table-row>
        <table:table-row table:style-name="ro9">
          <table:table-cell office:value-type="float" office:value="286" table:style-name="ce6">
            <text:p>286</text:p>
          </table:table-cell>
          <table:table-cell office:value-type="float" office:value="287400" table:style-name="ce31">
            <text:p>287400</text:p>
          </table:table-cell>
          <table:table-cell office:value-type="float" office:value="25866" table:formula="msoxl:=B12*9%" table:style-name="ce6">
            <text:p>25866</text:p>
          </table:table-cell>
          <table:table-cell office:value-type="float" office:value="2874" table:formula="msoxl:=B12*1%" table:style-name="ce6">
            <text:p>2874</text:p>
          </table:table-cell>
          <table:table-cell table:number-columns-repeated="16380" table:style-name="ce1"/>
        </table:table-row>
        <table:table-row table:style-name="ro9">
          <table:table-cell office:value-type="string" table:style-name="ce6">
            <text:p>Итого:</text:p>
          </table:table-cell>
          <table:table-cell office:value-type="float" office:value="2444200" table:formula="msoxl:=SUM(B6:B12)" table:style-name="ce31">
            <text:p>2444200</text:p>
          </table:table-cell>
          <table:table-cell office:value-type="float" office:value="243186" table:formula="msoxl:=SUM(C6:C12)" table:style-name="ce6">
            <text:p>243186</text:p>
          </table:table-cell>
          <table:table-cell office:value-type="float" office:value="24442" table:formula="msoxl:=SUM(D6:D12)" table:style-name="ce6">
            <text:p>24442</text:p>
          </table:table-cell>
          <table:table-cell table:number-columns-repeated="16380" table:style-name="ce1"/>
        </table:table-row>
        <table:table-row table:style-name="ro9"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table:number-columns-repeated="16380" table:style-name="ce1"/>
        </table:table-row>
        <table:table-row table:style-name="ro3">
          <table:table-cell table:number-columns-repeated="16384" table:style-name="ce1"/>
        </table:table-row>
        <table:table-row table:style-name="ro14">
          <table:table-cell office:value-type="string" table:number-columns-spanned="11" table:number-rows-spanned="1" table:style-name="ce63">
            <text:p>•Для расчета подоходного налога использовать следующую схему:</text:p>
            <text:p><text:s text:c="13"/>Всего начислено <text:s text:c="19"/>Подоходный налог</text:p>
            <text:p><text:s text:c="19"/>300 000 <text:s text:c="26"/>9 % от Всего начислено</text:p>
            <text:p><text:s text:c="19"/>&gt; 300 000 <text:s text:c="25"/>27000 + 15% с суммы, превышающей 300 000</text:p>
            <text:p><text:s text:c="9"/>•Пенсионный взнос составляет 1% от величины «Всего начислено»</text:p>
            <text:p/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style-name="ce1">
            <draw:frame xmlns:presentation="urn:oasis:names:tc:opendocument:xmlns:presentation:1.0" draw:z-index="1" draw:id="id9" draw:style-name="a9" draw:name="Диаграмма 6" svg:x="0.01667in" svg:y="0.00833in" svg:width="5in" svg:height="3in" style:rel-width="scale" style:rel-height="scale">
              <draw:object xlink:href="Object 10/" xlink:type="simple" xlink:show="embed" xlink:actuate="onLoad"/>
              <svg:desc/>
            </draw:frame>
          </table:table-cell>
          <table:table-cell table:number-columns-repeated="16383" table:style-name="ce1"/>
        </table:table-row>
        <table:table-row table:style-name="ro15">
          <table:table-cell table:style-name="ce33"/>
          <table:table-cell table:style-name="ce86"/>
          <table:table-cell table:number-columns-repeated="16382"/>
        </table:table-row>
        <table:table-row table:style-name="ro16">
          <table:table-cell table:style-name="ce89"/>
          <table:table-cell office:value-type="string" table:style-name="ce87">
            <text:p>Подоходный налог</text:p>
          </table:table-cell>
          <table:table-cell table:number-columns-repeated="16382"/>
        </table:table-row>
        <table:table-row table:style-name="ro8">
          <table:table-cell office:value-type="float" office:value="280" table:style-name="ce88">
            <text:p>280</text:p>
          </table:table-cell>
          <table:table-cell office:value-type="float" office:value="4814" table:style-name="ce28">
            <text:p>4814</text:p>
          </table:table-cell>
          <table:table-cell table:number-columns-repeated="16382"/>
        </table:table-row>
        <table:table-row table:style-name="ro8">
          <table:table-cell office:value-type="float" office:value="281" table:style-name="ce6">
            <text:p>281</text:p>
          </table:table-cell>
          <table:table-cell office:value-type="float" office:value="3699" table:style-name="ce90">
            <text:p>3699</text:p>
          </table:table-cell>
          <table:table-cell table:number-columns-repeated="16382"/>
        </table:table-row>
        <table:table-row table:style-name="ro8">
          <table:table-cell office:value-type="float" office:value="282" table:style-name="ce6">
            <text:p>282</text:p>
          </table:table-cell>
          <table:table-cell office:value-type="float" office:value="2900" table:style-name="ce90">
            <text:p>2900</text:p>
          </table:table-cell>
          <table:table-cell table:number-columns-repeated="16382"/>
        </table:table-row>
        <table:table-row table:style-name="ro8">
          <table:table-cell office:value-type="float" office:value="283" table:style-name="ce6">
            <text:p>283</text:p>
          </table:table-cell>
          <table:table-cell office:value-type="float" office:value="4250" table:style-name="ce90">
            <text:p>4250</text:p>
          </table:table-cell>
          <table:table-cell table:number-columns-repeated="16382"/>
        </table:table-row>
        <table:table-row table:style-name="ro8">
          <table:table-cell office:value-type="float" office:value="284" table:style-name="ce6">
            <text:p>284</text:p>
          </table:table-cell>
          <table:table-cell office:value-type="float" office:value="3105" table:style-name="ce90">
            <text:p>3105</text:p>
          </table:table-cell>
          <table:table-cell table:number-columns-repeated="16382"/>
        </table:table-row>
        <table:table-row table:style-name="ro8">
          <table:table-cell office:value-type="float" office:value="285" table:style-name="ce6">
            <text:p>285</text:p>
          </table:table-cell>
          <table:table-cell office:value-type="float" office:value="2800" table:style-name="ce90">
            <text:p>2800</text:p>
          </table:table-cell>
          <table:table-cell table:number-columns-repeated="16382"/>
        </table:table-row>
        <table:table-row table:style-name="ro8">
          <table:table-cell office:value-type="float" office:value="286" table:style-name="ce6">
            <text:p>286</text:p>
          </table:table-cell>
          <table:table-cell office:value-type="float" office:value="2874" table:style-name="ce90">
            <text:p>2874</text:p>
          </table:table-cell>
          <table:table-cell table:number-columns-repeated="16382"/>
        </table:table-row>
        <table:table-row table:style-name="ro3">
          <table:table-cell table:number-columns-repeated="16384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Лист11" table:style-name="ta2">
        <table:table-column table:style-name="co6" table:number-columns-repeated="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1" table:number-rows-spanned="1" table:style-name="ce99">
            <text:p>11. Структура депозитных средств коммерческого банка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table:number-columns-repeated="16384" table:style-name="ce1"/>
        </table:table-row>
        <table:table-row table:style-name="ro4">
          <table:table-cell office:value-type="string" table:style-name="ce6">
            <text:p>Депозитные средства </text:p>
          </table:table-cell>
          <table:table-cell office:value-type="string" table:style-name="ce6">
            <text:p>Сумма, </text:p>
          </table:table-cell>
          <table:table-cell office:value-type="string" table:style-name="ce6">
            <text:p>Уд. вес в общем 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6">
            <text:p>коммерческого банка</text:p>
          </table:table-cell>
          <table:table-cell office:value-type="string" table:style-name="ce6">
            <text:p>млн.руб.</text:p>
          </table:table-cell>
          <table:table-cell office:value-type="string" table:style-name="ce6">
            <text:p>объеме, %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8">
            <text:p>Депозиты АО и ТОО</text:p>
          </table:table-cell>
          <table:table-cell office:value-type="float" office:value="2200" table:style-name="ce6">
            <text:p>2200</text:p>
          </table:table-cell>
          <table:table-cell office:value-type="percentage" office:value="0.15492957746478872" table:formula="msoxl:=B6/B12" table:style-name="ce11">
            <text:p>15%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8">
            <text:p>Депозиты внебюджетных фондов</text:p>
          </table:table-cell>
          <table:table-cell office:value-type="float" office:value="1800" table:style-name="ce6">
            <text:p>1800</text:p>
          </table:table-cell>
          <table:table-cell office:value-type="percentage" office:value="0.12676056338028169" table:formula="msoxl:=B7/B12" table:style-name="ce11">
            <text:p>13%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8">
            <text:p>Депозиты государственных предприятий</text:p>
          </table:table-cell>
          <table:table-cell office:value-type="float" office:value="2800" table:style-name="ce6">
            <text:p>2800</text:p>
          </table:table-cell>
          <table:table-cell office:value-type="percentage" office:value="0.19718309859154928" table:formula="msoxl:=B8/B12" table:style-name="ce11">
            <text:p>20%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8">
            <text:p>Депозиты ИЧП</text:p>
          </table:table-cell>
          <table:table-cell office:value-type="float" office:value="1900" table:style-name="ce6">
            <text:p>1900</text:p>
          </table:table-cell>
          <table:table-cell office:value-type="percentage" office:value="0.13380281690140844" table:formula="msoxl:=B9/B12" table:style-name="ce11">
            <text:p>13%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8">
            <text:p>Депозиты с/х предприятий</text:p>
          </table:table-cell>
          <table:table-cell office:value-type="float" office:value="1700" table:style-name="ce6">
            <text:p>1700</text:p>
          </table:table-cell>
          <table:table-cell office:value-type="percentage" office:value="0.11971830985915492" table:formula="msoxl:=B10/B12" table:style-name="ce11">
            <text:p>12%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8">
            <text:p>Депозиты СП</text:p>
          </table:table-cell>
          <table:table-cell office:value-type="float" office:value="3800" table:style-name="ce6">
            <text:p>3800</text:p>
          </table:table-cell>
          <table:table-cell office:value-type="percentage" office:value="0.26760563380281688" table:formula="msoxl:=B11/B12" table:style-name="ce11">
            <text:p>27%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8">
            <text:p>Итого:</text:p>
          </table:table-cell>
          <table:table-cell office:value-type="float" office:value="14200" table:formula="msoxl:=SUM(B6:B11)" table:style-name="ce6">
            <text:p>14200</text:p>
          </table:table-cell>
          <table:table-cell office:value-type="percentage" office:value="0.99999999999999978" table:formula="msoxl:=SUM(C6:C11)" table:style-name="ce91">
            <text:p>100%</text:p>
          </table:table-cell>
          <table:table-cell table:number-columns-repeated="16381" table:style-name="ce1"/>
        </table:table-row>
        <table:table-row table:style-name="ro4"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81" table:style-name="ce1"/>
        </table:table-row>
        <table:table-row table:style-name="ro6">
          <table:table-cell table:number-columns-repeated="16384" table:style-name="ce1"/>
        </table:table-row>
        <table:table-row table:style-name="ro12">
          <table:table-cell office:value-type="string" table:number-columns-spanned="3" table:number-rows-spanned="1" table:style-name="ce58">
            <text:p>Максимальная сумма депозитных средств:</text:p>
          </table:table-cell>
          <table:covered-table-cell table:number-columns-repeated="2"/>
          <table:table-cell office:value-type="float" office:value="3800" table:formula="msoxl:=MAX(B6:B11)" table:style-name="ce9">
            <text:p>3800</text:p>
          </table:table-cell>
          <table:table-cell table:number-columns-repeated="16380" table:style-name="ce1"/>
        </table:table-row>
        <table:table-row table:style-name="ro2">
          <table:table-cell office:value-type="string" table:number-columns-spanned="3" table:number-rows-spanned="1" table:style-name="ce58">
            <text:p>Минимальная сумма депозитных средств:</text:p>
          </table:table-cell>
          <table:covered-table-cell table:number-columns-repeated="2"/>
          <table:table-cell office:value-type="float" office:value="1700" table:formula="msoxl:=MIN(B6:B11)" table:style-name="ce9">
            <text:p>1700</text:p>
          </table:table-cell>
          <table:table-cell table:number-columns-repeated="16380" table:style-name="ce1"/>
        </table:table-row>
        <table:table-row table:style-name="ro3">
          <table:table-cell table:style-name="ce1">
            <draw:frame xmlns:presentation="urn:oasis:names:tc:opendocument:xmlns:presentation:1.0" draw:z-index="1" draw:id="id10" draw:style-name="a10" draw:name="Диаграмма 1" svg:x="0.075in" svg:y="0.025in" svg:width="5in" svg:height="3in" style:rel-width="scale" style:rel-height="scale">
              <draw:object xlink:href="Object 11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  <table:table table:name="Лист12" table:style-name="ta2">
        <table:table-column table:style-name="co7" table:number-columns-repeated="3" table:default-cell-style-name="ce1"/>
        <table:table-column table:style-name="co3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1" table:number-rows-spanned="1" table:style-name="ce99">
            <text:p>12. Структура кредитных вложений <text:s/>банка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table:number-columns-repeated="16384" table:style-name="ce1"/>
        </table:table-row>
        <table:table-row table:style-name="ro10">
          <table:table-cell office:value-type="string" table:number-columns-spanned="1" table:number-rows-spanned="2" table:style-name="ce55">
            <text:p>Сроки погашения</text:p>
          </table:table-cell>
          <table:table-cell office:value-type="string" table:number-columns-spanned="2" table:number-rows-spanned="1" table:style-name="ce55">
            <text:p>Остатки средств</text:p>
          </table:table-cell>
          <table:covered-table-cell/>
          <table:table-cell table:number-columns-repeated="16381" table:style-name="ce1"/>
        </table:table-row>
        <table:table-row table:style-name="ro10">
          <table:covered-table-cell/>
          <table:table-cell office:value-type="string" table:style-name="ce6">
            <text:p>млн. руб.</text:p>
          </table:table-cell>
          <table:table-cell office:value-type="string" table:style-name="ce6">
            <text:p>% к итогу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8">
            <text:p>Вложения до 1 месяца</text:p>
          </table:table-cell>
          <table:table-cell office:value-type="float" office:value="2500" table:style-name="ce31">
            <text:p>2500</text:p>
          </table:table-cell>
          <table:table-cell office:value-type="percentage" office:value="8.143322475570032E-2" table:formula="msoxl:=B6/B13" table:style-name="ce11">
            <text:p>8%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8">
            <text:p>Вложения до 3 месяцев</text:p>
          </table:table-cell>
          <table:table-cell office:value-type="float" office:value="1800" table:style-name="ce31">
            <text:p>1800</text:p>
          </table:table-cell>
          <table:table-cell office:value-type="percentage" office:value="5.8631921824104233E-2" table:formula="msoxl:=B7/B13" table:style-name="ce11">
            <text:p>6%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8">
            <text:p>Вложения до 6 месяцев</text:p>
          </table:table-cell>
          <table:table-cell office:value-type="float" office:value="6850" table:style-name="ce31">
            <text:p>6850</text:p>
          </table:table-cell>
          <table:table-cell office:value-type="percentage" office:value="0.22312703583061888" table:formula="msoxl:=B8/B13" table:style-name="ce11">
            <text:p>22%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8">
            <text:p>Вложения до 1 года</text:p>
          </table:table-cell>
          <table:table-cell office:value-type="float" office:value="5500" table:style-name="ce31">
            <text:p>5500</text:p>
          </table:table-cell>
          <table:table-cell office:value-type="percentage" office:value="0.17915309446254071" table:formula="msoxl:=B9/B13" table:style-name="ce11">
            <text:p>18%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8">
            <text:p>Вложения до 3 лет</text:p>
          </table:table-cell>
          <table:table-cell office:value-type="float" office:value="3400" table:style-name="ce31">
            <text:p>3400</text:p>
          </table:table-cell>
          <table:table-cell office:value-type="percentage" office:value="0.11074918566775244" table:formula="msoxl:=B10/B13" table:style-name="ce11">
            <text:p>11%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8">
            <text:p>Вложения до 5 лет</text:p>
          </table:table-cell>
          <table:table-cell office:value-type="float" office:value="4800" table:style-name="ce31">
            <text:p>4800</text:p>
          </table:table-cell>
          <table:table-cell office:value-type="percentage" office:value="0.15635179153094461" table:formula="msoxl:=B11/B13" table:style-name="ce11">
            <text:p>16%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8">
            <text:p>Вложения свыше 5 лет</text:p>
          </table:table-cell>
          <table:table-cell office:value-type="float" office:value="5850" table:style-name="ce31">
            <text:p>5850</text:p>
          </table:table-cell>
          <table:table-cell office:value-type="percentage" office:value="0.19055374592833876" table:formula="msoxl:=B12/B13" table:style-name="ce11">
            <text:p>19%</text:p>
          </table:table-cell>
          <table:table-cell table:number-columns-repeated="16381" table:style-name="ce1"/>
        </table:table-row>
        <table:table-row table:style-name="ro10">
          <table:table-cell office:value-type="string" table:style-name="ce32">
            <text:p>Итого:</text:p>
          </table:table-cell>
          <table:table-cell office:value-type="float" office:value="30700" table:formula="msoxl:=SUM(B6:B12)" table:style-name="ce43">
            <text:p>30700</text:p>
          </table:table-cell>
          <table:table-cell office:value-type="percentage" office:value="1" table:formula="msoxl:=SUM(C6:C12)" table:style-name="ce11">
            <text:p>100%</text:p>
          </table:table-cell>
          <table:table-cell table:number-columns-repeated="16381" table:style-name="ce1"/>
        </table:table-row>
        <table:table-row table:style-name="ro6"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81" table:style-name="ce1"/>
        </table:table-row>
        <table:table-row table:style-name="ro6">
          <table:table-cell table:number-columns-repeated="16384" table:style-name="ce1"/>
        </table:table-row>
        <table:table-row table:style-name="ro12">
          <table:table-cell office:value-type="string" table:style-name="ce19">
            <text:p>Минимальная величина остатков:</text:p>
          </table:table-cell>
          <table:table-cell table:style-name="ce19"/>
          <table:table-cell table:style-name="ce1"/>
          <table:table-cell office:value-type="float" office:value="1800" table:formula="msoxl:=MIN(B6:B12)" table:style-name="ce9">
            <text:p>1800</text:p>
          </table:table-cell>
          <table:table-cell table:number-columns-repeated="16380" table:style-name="ce1"/>
        </table:table-row>
        <table:table-row table:style-name="ro2">
          <table:table-cell office:value-type="string" table:number-columns-spanned="3" table:number-rows-spanned="1" table:style-name="ce68">
            <text:p>Максимальная величина остатков:</text:p>
          </table:table-cell>
          <table:covered-table-cell table:number-columns-repeated="2"/>
          <table:table-cell office:value-type="float" office:value="6850" table:formula="msoxl:=MAX(B6:B12)" table:style-name="ce9">
            <text:p>6850</text:p>
          </table:table-cell>
          <table:table-cell table:number-columns-repeated="16380"/>
        </table:table-row>
        <table:table-row table:style-name="ro3">
          <table:table-cell table:style-name="ce1">
            <draw:frame xmlns:presentation="urn:oasis:names:tc:opendocument:xmlns:presentation:1.0" draw:z-index="1" draw:id="id11" draw:style-name="a11" draw:name="Диаграмма 1" svg:x="0.05in" svg:y="0.01667in" svg:width="5in" svg:height="3in" style:rel-width="scale" style:rel-height="scale">
              <draw:object xlink:href="Object 12/" xlink:type="simple" xlink:show="embed" xlink:actuate="onLoad"/>
              <svg:desc/>
            </draw:frame>
          </table:table-cell>
          <table:table-cell table:number-columns-repeated="16383" table:style-name="ce1"/>
        </table:table-row>
        <table:table-row table:number-rows-repeated="1048558" table:style-name="ro1">
          <table:table-cell table:number-columns-repeated="16384"/>
        </table:table-row>
      </table:table>
      <table:table table:name="Лист13" table:style-name="ta2">
        <table:table-column table:style-name="co6" table:default-cell-style-name="ce1"/>
        <table:table-column table:style-name="co1" table:number-columns-repeated="7" table:default-cell-style-name="ce1"/>
        <table:table-column table:style-name="co3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1" table:number-rows-spanned="1" table:style-name="ce99">
            <text:p>13. Ведомость учета командировочных средств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table:number-columns-repeated="16384" table:style-name="ce1"/>
        </table:table-row>
        <table:table-row table:style-name="ro15">
          <table:table-cell office:value-type="string" table:number-columns-spanned="1" table:number-rows-spanned="4" table:style-name="ce55">
            <text:p>Фамилия, имя, отчество</text:p>
          </table:table-cell>
          <table:table-cell office:value-type="string" table:number-columns-spanned="2" table:number-rows-spanned="1" table:style-name="ce60">
            <text:p>Выдано, руб.</text:p>
          </table:table-cell>
          <table:covered-table-cell/>
          <table:table-cell office:value-type="string" table:number-columns-spanned="4" table:number-rows-spanned="1" table:style-name="ce60">
            <text:p>Израсходовано, руб.</text:p>
          </table:table-cell>
          <table:covered-table-cell table:number-columns-repeated="3"/>
          <table:table-cell office:value-type="string" table:number-columns-spanned="1" table:number-rows-spanned="4" table:style-name="ce55">
            <text:p>Остаток, руб.</text:p>
          </table:table-cell>
          <table:table-cell table:style-name="ce5"/>
          <table:table-cell table:number-columns-repeated="16375" table:style-name="ce1"/>
        </table:table-row>
        <table:table-row table:style-name="ro15">
          <table:covered-table-cell/>
          <table:table-cell office:value-type="string" table:number-columns-spanned="1" table:number-rows-spanned="3" table:style-name="ce55">
            <text:p>аванс</text:p>
          </table:table-cell>
          <table:table-cell office:value-type="string" table:number-columns-spanned="1" table:number-rows-spanned="3" table:style-name="ce55">
            <text:p>дата</text:p>
          </table:table-cell>
          <table:table-cell office:value-type="string" table:number-columns-spanned="1" table:number-rows-spanned="3" table:style-name="ce55">
            <text:p>проезд</text:p>
          </table:table-cell>
          <table:table-cell office:value-type="string" table:number-columns-spanned="1" table:number-rows-spanned="3" table:style-name="ce55">
            <text:p>суточные</text:p>
          </table:table-cell>
          <table:table-cell office:value-type="string" table:number-columns-spanned="1" table:number-rows-spanned="3" table:style-name="ce55">
            <text:p>проживание</text:p>
          </table:table-cell>
          <table:table-cell office:value-type="string" table:number-columns-spanned="1" table:number-rows-spanned="3" table:style-name="ce55">
            <text:p>прочие</text:p>
          </table:table-cell>
          <table:covered-table-cell/>
          <table:table-cell table:style-name="ce5"/>
          <table:table-cell table:number-columns-repeated="16375" table:style-name="ce1"/>
        </table:table-row>
        <table:table-row table:number-rows-repeated="2"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table-cell table:number-columns-repeated="16375" table:style-name="ce1"/>
        </table:table-row>
        <table:table-row table:style-name="ro9">
          <table:table-cell office:value-type="string" table:style-name="ce34">
            <text:p>Иванов В.С.</text:p>
          </table:table-cell>
          <table:table-cell office:value-type="float" office:value="245000" table:style-name="ce35">
            <text:p>245 000</text:p>
          </table:table-cell>
          <table:table-cell office:value-type="date" office:date-value="2004-05-12T00:00:00" table:style-name="ce36">
            <text:p>12.05.2004</text:p>
          </table:table-cell>
          <table:table-cell office:value-type="float" office:value="56450" table:style-name="ce37">
            <text:p>56450</text:p>
          </table:table-cell>
          <table:table-cell office:value-type="float" office:value="98000" table:style-name="ce37">
            <text:p>98000</text:p>
          </table:table-cell>
          <table:table-cell office:value-type="float" office:value="85000" table:style-name="ce37">
            <text:p>85000</text:p>
          </table:table-cell>
          <table:table-cell office:value-type="float" office:value="15400" table:style-name="ce35">
            <text:p>15 400</text:p>
          </table:table-cell>
          <table:table-cell office:value-type="float" office:value="-9850" table:formula="msoxl:=B8-D8-E8-F8-G8" table:style-name="ce92">
            <text:p>-9 850</text:p>
          </table:table-cell>
          <table:table-cell table:style-name="ce5"/>
          <table:table-cell table:number-columns-repeated="16375" table:style-name="ce1"/>
        </table:table-row>
        <table:table-row table:style-name="ro9">
          <table:table-cell office:value-type="string" table:style-name="ce34">
            <text:p>Матусевич В.В.</text:p>
          </table:table-cell>
          <table:table-cell office:value-type="float" office:value="220000" table:style-name="ce35">
            <text:p>220 000</text:p>
          </table:table-cell>
          <table:table-cell office:value-type="date" office:date-value="2004-05-14T00:00:00" table:style-name="ce36">
            <text:p>14.05.2004</text:p>
          </table:table-cell>
          <table:table-cell office:value-type="float" office:value="75600" table:style-name="ce37">
            <text:p>75600</text:p>
          </table:table-cell>
          <table:table-cell office:value-type="float" office:value="75000" table:style-name="ce37">
            <text:p>75000</text:p>
          </table:table-cell>
          <table:table-cell office:value-type="float" office:value="65000" table:style-name="ce37">
            <text:p>65000</text:p>
          </table:table-cell>
          <table:table-cell table:style-name="ce37"/>
          <table:table-cell office:value-type="float" office:value="4400" table:formula="msoxl:=B9-D9-E9-F9-G9" table:style-name="ce92">
            <text:p>4 400</text:p>
          </table:table-cell>
          <table:table-cell table:style-name="ce5"/>
          <table:table-cell table:number-columns-repeated="16375" table:style-name="ce1"/>
        </table:table-row>
        <table:table-row table:style-name="ro9">
          <table:table-cell office:value-type="string" table:style-name="ce34">
            <text:p>Сущеня Р.В.</text:p>
          </table:table-cell>
          <table:table-cell office:value-type="float" office:value="230000" table:style-name="ce35">
            <text:p>230 000</text:p>
          </table:table-cell>
          <table:table-cell office:value-type="date" office:date-value="2004-05-16T00:00:00" table:style-name="ce36">
            <text:p>16.05.2004</text:p>
          </table:table-cell>
          <table:table-cell office:value-type="float" office:value="64000" table:style-name="ce37">
            <text:p>64000</text:p>
          </table:table-cell>
          <table:table-cell office:value-type="float" office:value="90000" table:style-name="ce37">
            <text:p>90000</text:p>
          </table:table-cell>
          <table:table-cell office:value-type="float" office:value="62500" table:style-name="ce37">
            <text:p>62500</text:p>
          </table:table-cell>
          <table:table-cell office:value-type="float" office:value="4500" table:style-name="ce35">
            <text:p>4 500</text:p>
          </table:table-cell>
          <table:table-cell office:value-type="float" office:value="9000" table:formula="msoxl:=B10-D10-E10-F10-G10" table:style-name="ce92">
            <text:p>9 000</text:p>
          </table:table-cell>
          <table:table-cell table:style-name="ce5"/>
          <table:table-cell table:number-columns-repeated="16375" table:style-name="ce1"/>
        </table:table-row>
        <table:table-row table:style-name="ro9">
          <table:table-cell office:value-type="string" table:style-name="ce34">
            <text:p>Сеченок Г.С.</text:p>
          </table:table-cell>
          <table:table-cell office:value-type="float" office:value="65000" table:style-name="ce35">
            <text:p>65 000</text:p>
          </table:table-cell>
          <table:table-cell office:value-type="date" office:date-value="2004-05-18T00:00:00" table:style-name="ce36">
            <text:p>18.05.2004</text:p>
          </table:table-cell>
          <table:table-cell office:value-type="float" office:value="30400" table:style-name="ce37">
            <text:p>30400</text:p>
          </table:table-cell>
          <table:table-cell office:value-type="float" office:value="16000" table:style-name="ce37">
            <text:p>16000</text:p>
          </table:table-cell>
          <table:table-cell office:value-type="float" office:value="15500" table:style-name="ce37">
            <text:p>15500</text:p>
          </table:table-cell>
          <table:table-cell office:value-type="float" office:value="15200" table:style-name="ce35">
            <text:p>15 200</text:p>
          </table:table-cell>
          <table:table-cell office:value-type="float" office:value="-12100" table:formula="msoxl:=B11-D11-E11-F11-G11" table:style-name="ce92">
            <text:p>-12 100</text:p>
          </table:table-cell>
          <table:table-cell table:style-name="ce5"/>
          <table:table-cell table:number-columns-repeated="16375" table:style-name="ce1"/>
        </table:table-row>
        <table:table-row table:style-name="ro9">
          <table:table-cell office:value-type="string" table:style-name="ce34">
            <text:p>Агатов А.П.</text:p>
          </table:table-cell>
          <table:table-cell office:value-type="float" office:value="350000" table:style-name="ce35">
            <text:p>350 000</text:p>
          </table:table-cell>
          <table:table-cell office:value-type="date" office:date-value="2004-05-20T00:00:00" table:style-name="ce36">
            <text:p>20.05.2004</text:p>
          </table:table-cell>
          <table:table-cell office:value-type="float" office:value="34500" table:style-name="ce37">
            <text:p>34500</text:p>
          </table:table-cell>
          <table:table-cell office:value-type="float" office:value="190000" table:style-name="ce37">
            <text:p>190000</text:p>
          </table:table-cell>
          <table:table-cell office:value-type="float" office:value="110000" table:style-name="ce37">
            <text:p>110000</text:p>
          </table:table-cell>
          <table:table-cell office:value-type="float" office:value="10000" table:style-name="ce35">
            <text:p>10 000</text:p>
          </table:table-cell>
          <table:table-cell office:value-type="float" office:value="5500" table:formula="msoxl:=B12-D12-E12-F12-G12" table:style-name="ce92">
            <text:p>5 500</text:p>
          </table:table-cell>
          <table:table-cell table:style-name="ce5"/>
          <table:table-cell table:number-columns-repeated="16375" table:style-name="ce1"/>
        </table:table-row>
        <table:table-row table:style-name="ro9">
          <table:table-cell office:value-type="string" table:style-name="ce34">
            <text:p>Бакунович Н.И.</text:p>
          </table:table-cell>
          <table:table-cell office:value-type="float" office:value="200000" table:style-name="ce35">
            <text:p>200 000</text:p>
          </table:table-cell>
          <table:table-cell office:value-type="date" office:date-value="2004-05-22T00:00:00" table:style-name="ce36">
            <text:p>22.05.2004</text:p>
          </table:table-cell>
          <table:table-cell office:value-type="float" office:value="120000" table:style-name="ce37">
            <text:p>120000</text:p>
          </table:table-cell>
          <table:table-cell office:value-type="float" office:value="61000" table:style-name="ce35">
            <text:p>61 000</text:p>
          </table:table-cell>
          <table:table-cell office:value-type="float" office:value="10000" table:style-name="ce35">
            <text:p>10 000</text:p>
          </table:table-cell>
          <table:table-cell table:style-name="ce37"/>
          <table:table-cell office:value-type="float" office:value="9000" table:formula="msoxl:=B13-D13-E13-F13-G13" table:style-name="ce92">
            <text:p>9 000</text:p>
          </table:table-cell>
          <table:table-cell table:style-name="ce5"/>
          <table:table-cell table:number-columns-repeated="16375" table:style-name="ce1"/>
        </table:table-row>
        <table:table-row table:style-name="ro9">
          <table:table-cell office:value-type="string" table:style-name="ce8">
            <text:p>Итого:</text:p>
          </table:table-cell>
          <table:table-cell office:value-type="float" office:value="1310000" table:formula="msoxl:=SUM(B8:B13)" table:style-name="ce92">
            <text:p>1 310 000</text:p>
          </table:table-cell>
          <table:table-cell table:style-name="ce92"/>
          <table:table-cell office:value-type="float" office:value="380950" table:formula="msoxl:=SUM(D8:D13)" table:style-name="ce35">
            <text:p>380 950</text:p>
          </table:table-cell>
          <table:table-cell office:value-type="float" office:value="530000" table:formula="msoxl:=SUM(E8:E13)" table:style-name="ce35">
            <text:p>530 000</text:p>
          </table:table-cell>
          <table:table-cell office:value-type="float" office:value="348000" table:formula="msoxl:=SUM(F8:F13)" table:style-name="ce35">
            <text:p>348 000</text:p>
          </table:table-cell>
          <table:table-cell office:value-type="float" office:value="45100" table:formula="msoxl:=SUM(G8:G13)" table:style-name="ce35">
            <text:p>45 100</text:p>
          </table:table-cell>
          <table:table-cell office:value-type="float" office:value="5950" table:formula="msoxl:=SUM(H8:H13)" table:style-name="ce35">
            <text:p>5 950</text:p>
          </table:table-cell>
          <table:table-cell table:style-name="ce5"/>
          <table:table-cell table:number-columns-repeated="16375" table:style-name="ce1"/>
        </table:table-row>
        <table:table-row table:style-name="ro2">
          <table:table-cell table:style-name="ce18"/>
          <table:table-cell office:value-type="string" table:number-columns-spanned="2" table:number-rows-spanned="1" table:style-name="ce101">
            <text:p>Среднее значение:</text:p>
          </table:table-cell>
          <table:covered-table-cell/>
          <table:table-cell office:value-type="float" office:value="63491.666666666664" table:formula="msoxl:=SUM(D8:D13)/6" table:style-name="ce93">
            <text:p>63492</text:p>
          </table:table-cell>
          <table:table-cell office:value-type="float" office:value="88333.333333333328" table:formula="msoxl:=SUM(E8:E13)/6" table:style-name="ce93">
            <text:p>88333</text:p>
          </table:table-cell>
          <table:table-cell office:value-type="float" office:value="58000" table:formula="msoxl:=SUM(F8:F13)/6" table:style-name="ce43">
            <text:p>58000</text:p>
          </table:table-cell>
          <table:table-cell table:number-columns-repeated="2" table:style-name="ce18"/>
          <table:table-cell table:style-name="ce5"/>
          <table:table-cell table:number-columns-repeated="16375" table:style-name="ce1"/>
        </table:table-row>
        <table:table-row table:style-name="ro7">
          <table:table-cell table:style-name="ce1">
            <draw:frame xmlns:presentation="urn:oasis:names:tc:opendocument:xmlns:presentation:1.0" draw:z-index="1" draw:id="id12" draw:style-name="a12" draw:name="Диаграмма 1" svg:x="0.23333in" svg:y="0.08333in" svg:width="5in" svg:height="3in" style:rel-width="scale" style:rel-height="scale">
              <draw:object xlink:href="Object 13/" xlink:type="simple" xlink:show="embed" xlink:actuate="onLoad"/>
              <svg:desc/>
            </draw:frame>
          </table:table-cell>
          <table:table-cell table:number-columns-repeated="7" table:style-name="ce1"/>
          <table:table-cell table:style-name="ce5"/>
          <table:table-cell table:number-columns-repeated="16375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Лист14" table:style-name="ta2">
        <table:table-column table:style-name="co1" table:number-columns-repeated="6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1" table:number-rows-spanned="1" table:style-name="ce99">
            <text:p>14. Операции с валютой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table:number-columns-repeated="16384" table:style-name="ce1"/>
        </table:table-row>
        <table:table-row table:style-name="ro9">
          <table:table-cell office:value-type="string" table:number-columns-spanned="1" table:number-rows-spanned="2" table:style-name="ce55">
            <text:p>Название валюты</text:p>
          </table:table-cell>
          <table:table-cell office:value-type="string" table:number-columns-spanned="2" table:number-rows-spanned="1" table:style-name="ce55">
            <text:p>Курс BYR</text:p>
          </table:table-cell>
          <table:covered-table-cell/>
          <table:table-cell office:value-type="string" table:number-columns-spanned="2" table:number-rows-spanned="1" table:style-name="ce55">
            <text:p>Объем, ед.</text:p>
          </table:table-cell>
          <table:covered-table-cell/>
          <table:table-cell office:value-type="string" table:number-columns-spanned="1" table:number-rows-spanned="2" table:style-name="ce55">
            <text:p>Финансовый результат, BYR</text:p>
          </table:table-cell>
          <table:table-cell table:number-columns-repeated="16378" table:style-name="ce1"/>
        </table:table-row>
        <table:table-row table:style-name="ro9">
          <table:covered-table-cell/>
          <table:table-cell office:value-type="string" table:style-name="ce6">
            <text:p> покупки</text:p>
          </table:table-cell>
          <table:table-cell office:value-type="string" table:style-name="ce6">
            <text:p> продажи</text:p>
          </table:table-cell>
          <table:table-cell office:value-type="string" table:style-name="ce6">
            <text:p>покупка</text:p>
          </table:table-cell>
          <table:table-cell office:value-type="string" table:style-name="ce6">
            <text:p>продажа</text:p>
          </table:table-cell>
          <table:covered-table-cell/>
          <table:table-cell table:number-columns-repeated="16378" table:style-name="ce1"/>
        </table:table-row>
        <table:table-row table:style-name="ro9">
          <table:table-cell office:value-type="string" table:style-name="ce6">
            <text:p>USD</text:p>
          </table:table-cell>
          <table:table-cell office:value-type="float" office:value="2140" table:style-name="ce31">
            <text:p>2140</text:p>
          </table:table-cell>
          <table:table-cell office:value-type="float" office:value="2165" table:style-name="ce31">
            <text:p>2165</text:p>
          </table:table-cell>
          <table:table-cell office:value-type="float" office:value="72000" table:style-name="ce31">
            <text:p>72000</text:p>
          </table:table-cell>
          <table:table-cell office:value-type="float" office:value="71600" table:style-name="ce31">
            <text:p>71600</text:p>
          </table:table-cell>
          <table:table-cell office:value-type="float" office:value="934000" table:formula="msoxl:=C6*E6-B6*D6" table:style-name="ce6">
            <text:p>934000</text:p>
          </table:table-cell>
          <table:table-cell table:number-columns-repeated="16378" table:style-name="ce1"/>
        </table:table-row>
        <table:table-row table:style-name="ro9">
          <table:table-cell office:value-type="string" table:style-name="ce6">
            <text:p>EUR</text:p>
          </table:table-cell>
          <table:table-cell office:value-type="float" office:value="2550" table:style-name="ce31">
            <text:p>2550</text:p>
          </table:table-cell>
          <table:table-cell office:value-type="float" office:value="2620" table:style-name="ce31">
            <text:p>2620</text:p>
          </table:table-cell>
          <table:table-cell office:value-type="float" office:value="7402" table:style-name="ce38">
            <text:p>7402</text:p>
          </table:table-cell>
          <table:table-cell office:value-type="float" office:value="7380" table:style-name="ce31">
            <text:p>7380</text:p>
          </table:table-cell>
          <table:table-cell office:value-type="float" office:value="460500" table:formula="msoxl:=C7*E7-B7*D7" table:style-name="ce6">
            <text:p>460500</text:p>
          </table:table-cell>
          <table:table-cell table:number-columns-repeated="16378" table:style-name="ce1"/>
        </table:table-row>
        <table:table-row table:style-name="ro9">
          <table:table-cell office:value-type="string" table:style-name="ce6">
            <text:p>RUB</text:p>
          </table:table-cell>
          <table:table-cell office:value-type="float" office:value="73" table:style-name="ce31">
            <text:p>73</text:p>
          </table:table-cell>
          <table:table-cell office:value-type="float" office:value="76" table:style-name="ce31">
            <text:p>76</text:p>
          </table:table-cell>
          <table:table-cell office:value-type="float" office:value="997776" table:style-name="ce31">
            <text:p>997776</text:p>
          </table:table-cell>
          <table:table-cell office:value-type="float" office:value="978000" table:style-name="ce31">
            <text:p>978000</text:p>
          </table:table-cell>
          <table:table-cell office:value-type="float" office:value="1490352" table:formula="msoxl:=C8*E8-B8*D8" table:style-name="ce6">
            <text:p>1490352</text:p>
          </table:table-cell>
          <table:table-cell table:number-columns-repeated="16378" table:style-name="ce1"/>
        </table:table-row>
        <table:table-row table:style-name="ro9">
          <table:table-cell office:value-type="string" table:style-name="ce6">
            <text:p>GBR</text:p>
          </table:table-cell>
          <table:table-cell office:value-type="float" office:value="3860" table:style-name="ce31">
            <text:p>3860</text:p>
          </table:table-cell>
          <table:table-cell office:value-type="float" office:value="3910" table:style-name="ce31">
            <text:p>3910</text:p>
          </table:table-cell>
          <table:table-cell office:value-type="float" office:value="4200" table:style-name="ce31">
            <text:p>4200</text:p>
          </table:table-cell>
          <table:table-cell office:value-type="float" office:value="3950" table:style-name="ce31">
            <text:p>3950</text:p>
          </table:table-cell>
          <table:table-cell office:value-type="float" office:value="-767500" table:formula="msoxl:=C9*E9-B9*D9" table:style-name="ce6">
            <text:p>-767500</text:p>
          </table:table-cell>
          <table:table-cell table:number-columns-repeated="16378" table:style-name="ce1"/>
        </table:table-row>
        <table:table-row table:style-name="ro9">
          <table:table-cell office:value-type="string" table:style-name="ce6">
            <text:p>UAH</text:p>
          </table:table-cell>
          <table:table-cell office:value-type="float" office:value="370" table:style-name="ce31">
            <text:p>370</text:p>
          </table:table-cell>
          <table:table-cell office:value-type="float" office:value="410" table:style-name="ce31">
            <text:p>410</text:p>
          </table:table-cell>
          <table:table-cell office:value-type="float" office:value="5200" table:style-name="ce31">
            <text:p>5200</text:p>
          </table:table-cell>
          <table:table-cell office:value-type="float" office:value="5200" table:style-name="ce31">
            <text:p>5200</text:p>
          </table:table-cell>
          <table:table-cell office:value-type="float" office:value="208000" table:formula="msoxl:=C10*E10-B10*D10" table:style-name="ce6">
            <text:p>208000</text:p>
          </table:table-cell>
          <table:table-cell table:number-columns-repeated="16378" table:style-name="ce1"/>
        </table:table-row>
        <table:table-row table:style-name="ro9">
          <table:table-cell office:value-type="string" table:style-name="ce6">
            <text:p>LAT</text:p>
          </table:table-cell>
          <table:table-cell office:value-type="float" office:value="3900" table:style-name="ce31">
            <text:p>3900</text:p>
          </table:table-cell>
          <table:table-cell office:value-type="float" office:value="4000" table:style-name="ce31">
            <text:p>4000</text:p>
          </table:table-cell>
          <table:table-cell office:value-type="float" office:value="200" table:style-name="ce31">
            <text:p>200</text:p>
          </table:table-cell>
          <table:table-cell office:value-type="float" office:value="0" table:style-name="ce31">
            <text:p>0</text:p>
          </table:table-cell>
          <table:table-cell office:value-type="float" office:value="-780000" table:formula="msoxl:=C11*E11-B11*D11" table:style-name="ce6">
            <text:p>-780000</text:p>
          </table:table-cell>
          <table:table-cell table:number-columns-repeated="16378" table:style-name="ce1"/>
        </table:table-row>
        <table:table-row table:style-name="ro9">
          <table:table-cell office:value-type="string" table:style-name="ce6">
            <text:p>Итого:</text:p>
          </table:table-cell>
          <table:table-cell office:value-type="float" office:value="12893" table:formula="msoxl:=SUM(B6:B11)" table:style-name="ce8">
            <text:p>12893</text:p>
          </table:table-cell>
          <table:table-cell office:value-type="float" office:value="13181" table:formula="msoxl:=SUM(C6:C11)" table:style-name="ce8">
            <text:p>13181</text:p>
          </table:table-cell>
          <table:table-cell office:value-type="float" office:value="1086778" table:formula="msoxl:=SUM(D6:D11)" table:style-name="ce8">
            <text:p>1086778</text:p>
          </table:table-cell>
          <table:table-cell office:value-type="float" office:value="1066130" table:formula="msoxl:=SUM(E6:E11)" table:style-name="ce8">
            <text:p>1066130</text:p>
          </table:table-cell>
          <table:table-cell office:value-type="float" office:value="1545352" table:formula="msoxl:=SUM(F6:F11)" table:style-name="ce8">
            <text:p>1545352</text:p>
          </table:table-cell>
          <table:table-cell table:number-columns-repeated="16378" table:style-name="ce1"/>
        </table:table-row>
        <table:table-row table:style-name="ro9">
          <table:table-cell table:style-name="ce18"/>
          <table:table-cell office:value-type="string" table:number-columns-spanned="4" table:number-rows-spanned="1" table:style-name="ce102">
            <text:p>Максимальный финансовый результат:</text:p>
          </table:table-cell>
          <table:covered-table-cell table:number-columns-repeated="3"/>
          <table:table-cell office:value-type="float" office:value="1490352" table:formula="msoxl:=MAX(F6:F11)" table:style-name="ce17">
            <text:p>1490352</text:p>
          </table:table-cell>
          <table:table-cell table:number-columns-repeated="16378" table:style-name="ce1"/>
        </table:table-row>
        <table:table-row table:style-name="ro4">
          <table:table-cell table:style-name="ce1">
            <draw:frame xmlns:presentation="urn:oasis:names:tc:opendocument:xmlns:presentation:1.0" draw:z-index="1" draw:id="id13" draw:style-name="a13" draw:name="Диаграмма 1" svg:x="0.1in" svg:y="0.03333in" svg:width="5in" svg:height="3in" style:rel-width="scale" style:rel-height="scale">
              <draw:object xlink:href="Object 14/" xlink:type="simple" xlink:show="embed" xlink:actuate="onLoad"/>
              <svg:desc/>
            </draw:frame>
          </table:table-cell>
          <table:table-cell table:number-columns-repeated="16383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Лист15" table:style-name="ta2">
        <table:table-column table:style-name="co1" table:number-columns-repeated="4" table:default-cell-style-name="ce1"/>
        <table:table-column table:style-name="co3" table:number-columns-repeated="1638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1" table:number-rows-spanned="1" table:style-name="ce99">
            <text:p>15. Сведения о реализации товаров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table:number-columns-repeated="16384" table:style-name="ce1"/>
        </table:table-row>
        <table:table-row table:style-name="ro4">
          <table:table-cell office:value-type="string" table:number-columns-spanned="2" table:number-rows-spanned="1" table:style-name="ce55">
            <text:p>Торговая надбавка, %:</text:p>
          </table:table-cell>
          <table:covered-table-cell/>
          <table:table-cell office:value-type="float" office:value="30" table:style-name="ce6">
            <text:p>30</text:p>
          </table:table-cell>
          <table:table-cell table:style-name="ce18"/>
          <table:table-cell table:number-columns-repeated="16380" table:style-name="ce1"/>
        </table:table-row>
        <table:table-row table:style-name="ro8">
          <table:table-cell table:number-columns-repeated="3" table:style-name="ce2"/>
          <table:table-cell table:style-name="ce18"/>
          <table:table-cell table:number-columns-repeated="16380" table:style-name="ce1"/>
        </table:table-row>
        <table:table-row table:style-name="ro4">
          <table:table-cell office:value-type="string" table:style-name="ce6">
            <text:p>Наименование товара</text:p>
          </table:table-cell>
          <table:table-cell office:value-type="string" table:style-name="ce6">
            <text:p>Цена за ед., руб.</text:p>
          </table:table-cell>
          <table:table-cell office:value-type="string" table:style-name="ce6">
            <text:p>Количество, кг</text:p>
          </table:table-cell>
          <table:table-cell office:value-type="string" table:style-name="ce6">
            <text:p>Стоимость товара с учетом   торговой надбавки, руб.</text:p>
          </table:table-cell>
          <table:table-cell table:number-columns-repeated="16380" table:style-name="ce1"/>
        </table:table-row>
        <table:table-row table:style-name="ro9">
          <table:table-cell office:value-type="string" table:style-name="ce8">
            <text:p>Мясо</text:p>
          </table:table-cell>
          <table:table-cell office:value-type="float" office:value="6500" table:style-name="ce31">
            <text:p>6500</text:p>
          </table:table-cell>
          <table:table-cell office:value-type="float" office:value="450" table:style-name="ce31">
            <text:p>450</text:p>
          </table:table-cell>
          <table:table-cell office:value-type="float" office:value="3802500" table:formula="msoxl:=B7*C7+(B7*C7)*30%" table:style-name="ce6">
            <text:p>3802500</text:p>
          </table:table-cell>
          <table:table-cell table:number-columns-repeated="16380" table:style-name="ce1"/>
        </table:table-row>
        <table:table-row table:style-name="ro9">
          <table:table-cell office:value-type="string" table:style-name="ce8">
            <text:p>Масло</text:p>
          </table:table-cell>
          <table:table-cell office:value-type="float" office:value="6100" table:style-name="ce31">
            <text:p>6100</text:p>
          </table:table-cell>
          <table:table-cell office:value-type="float" office:value="390" table:style-name="ce31">
            <text:p>390</text:p>
          </table:table-cell>
          <table:table-cell office:value-type="float" office:value="3092700" table:formula="msoxl:=B8*C8+(B8*C8)*30%" table:style-name="ce6">
            <text:p>3092700</text:p>
          </table:table-cell>
          <table:table-cell table:number-columns-repeated="16380" table:style-name="ce1"/>
        </table:table-row>
        <table:table-row table:style-name="ro9">
          <table:table-cell office:value-type="string" table:style-name="ce8">
            <text:p>Сыр</text:p>
          </table:table-cell>
          <table:table-cell office:value-type="float" office:value="15200" table:style-name="ce31">
            <text:p>15200</text:p>
          </table:table-cell>
          <table:table-cell office:value-type="float" office:value="310" table:style-name="ce31">
            <text:p>310</text:p>
          </table:table-cell>
          <table:table-cell office:value-type="float" office:value="6125600" table:formula="msoxl:=B9*C9+(B9*C9)*30%" table:style-name="ce6">
            <text:p>6125600</text:p>
          </table:table-cell>
          <table:table-cell table:number-columns-repeated="16380" table:style-name="ce1"/>
        </table:table-row>
        <table:table-row table:style-name="ro9">
          <table:table-cell office:value-type="string" table:style-name="ce8">
            <text:p>Сметана</text:p>
          </table:table-cell>
          <table:table-cell office:value-type="float" office:value="2600" table:style-name="ce31">
            <text:p>2600</text:p>
          </table:table-cell>
          <table:table-cell office:value-type="float" office:value="505" table:style-name="ce31">
            <text:p>505</text:p>
          </table:table-cell>
          <table:table-cell office:value-type="float" office:value="1706900" table:formula="msoxl:=B10*C10+(B10*C10)*30%" table:style-name="ce6">
            <text:p>1706900</text:p>
          </table:table-cell>
          <table:table-cell table:number-columns-repeated="16380" table:style-name="ce1"/>
        </table:table-row>
        <table:table-row table:style-name="ro9">
          <table:table-cell office:value-type="string" table:style-name="ce8">
            <text:p>Творог</text:p>
          </table:table-cell>
          <table:table-cell office:value-type="float" office:value="4500" table:style-name="ce31">
            <text:p>4500</text:p>
          </table:table-cell>
          <table:table-cell office:value-type="float" office:value="540" table:style-name="ce31">
            <text:p>540</text:p>
          </table:table-cell>
          <table:table-cell office:value-type="float" office:value="3159000" table:formula="msoxl:=B11*C11+(B11*C11)*30%" table:style-name="ce6">
            <text:p>3159000</text:p>
          </table:table-cell>
          <table:table-cell table:number-columns-repeated="16380" table:style-name="ce1"/>
        </table:table-row>
        <table:table-row table:style-name="ro9">
          <table:table-cell office:value-type="string" table:style-name="ce8">
            <text:p>Мука</text:p>
          </table:table-cell>
          <table:table-cell office:value-type="float" office:value="2300" table:style-name="ce31">
            <text:p>2300</text:p>
          </table:table-cell>
          <table:table-cell office:value-type="float" office:value="850" table:style-name="ce31">
            <text:p>850</text:p>
          </table:table-cell>
          <table:table-cell office:value-type="float" office:value="2541500" table:formula="msoxl:=B12*C12+(B12*C12)*30%" table:style-name="ce6">
            <text:p>2541500</text:p>
          </table:table-cell>
          <table:table-cell table:number-columns-repeated="16380" table:style-name="ce1"/>
        </table:table-row>
        <table:table-row table:style-name="ro9">
          <table:table-cell office:value-type="string" table:style-name="ce8">
            <text:p>Итого:</text:p>
          </table:table-cell>
          <table:table-cell office:value-type="float" office:value="37200" table:formula="msoxl:=SUM(B7:B12)" table:style-name="ce8">
            <text:p>37200</text:p>
          </table:table-cell>
          <table:table-cell office:value-type="float" office:value="3045" table:formula="msoxl:=SUM(C7:C12)" table:style-name="ce8">
            <text:p>3045</text:p>
          </table:table-cell>
          <table:table-cell office:value-type="float" office:value="20428200" table:formula="msoxl:=SUM(D7:D12)" table:style-name="ce6">
            <text:p>20428200</text:p>
          </table:table-cell>
          <table:table-cell table:number-columns-repeated="16380" table:style-name="ce1"/>
        </table:table-row>
        <table:table-row table:style-name="ro7">
          <table:table-cell table:number-columns-spanned="2" table:number-rows-spanned="1" table:style-name="ce103"/>
          <table:covered-table-cell/>
          <table:table-cell table:style-name="ce2"/>
          <table:table-cell table:style-name="ce18"/>
          <table:table-cell table:number-columns-repeated="16380" table:style-name="ce1"/>
        </table:table-row>
        <table:table-row table:style-name="ro2">
          <table:table-cell office:value-type="string" table:number-columns-spanned="3" table:number-rows-spanned="1" table:style-name="ce72">
            <text:p>Максимальная цена товара:</text:p>
          </table:table-cell>
          <table:covered-table-cell table:number-columns-repeated="2"/>
          <table:table-cell office:value-type="float" office:value="6125600" table:formula="msoxl:=MAX(D7:D12)" table:style-name="ce46">
            <text:p>6125600</text:p>
          </table:table-cell>
          <table:table-cell table:number-columns-repeated="16380" table:style-name="ce1"/>
        </table:table-row>
        <table:table-row table:style-name="ro7">
          <table:table-cell table:style-name="ce4">
            <draw:frame xmlns:presentation="urn:oasis:names:tc:opendocument:xmlns:presentation:1.0" draw:z-index="1" draw:id="id14" draw:style-name="a14" draw:name="Диаграмма 1" svg:x="0.175in" svg:y="0.025in" svg:width="5in" svg:height="3in" style:rel-width="scale" style:rel-height="scale">
              <draw:object xlink:href="Object 15/" xlink:type="simple" xlink:show="embed" xlink:actuate="onLoad"/>
              <svg:desc/>
            </draw:frame>
          </table:table-cell>
          <table:table-cell table:number-columns-repeated="10" table:style-name="ce4"/>
          <table:table-cell table:number-columns-repeated="16373"/>
        </table:table-row>
        <table:table-row table:style-name="ro1">
          <table:table-cell table:number-columns-repeated="11" table:style-name="ce4"/>
          <table:table-cell table:number-columns-repeated="16373"/>
        </table:table-row>
        <table:table-row table:number-rows-repeated="1048559" table:style-name="ro1">
          <table:table-cell table:number-columns-repeated="16384"/>
        </table:table-row>
      </table:table>
      <table:table table:name="Лист16" table:style-name="ta2">
        <table:table-column table:style-name="co9" table:default-cell-style-name="ce1"/>
        <table:table-column table:style-name="co1" table:number-columns-repeated="3" table:default-cell-style-name="ce1"/>
        <table:table-column table:style-name="co10" table:default-cell-style-name="ce1"/>
        <table:table-column table:style-name="co6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/>
        </table:table-row>
        <table:table-row table:style-name="ro17">
          <table:table-cell office:value-type="string" table:number-columns-spanned="11" table:number-rows-spanned="1" table:style-name="ce100">
            <text:p>16. Основные показатели работы шарикоподшипникового завода</text:p>
            <text:p>за __ квартал ____ года</text:p>
            <text:p/>
          </table:table-cell>
          <table:covered-table-cell table:number-columns-repeated="10"/>
          <table:table-cell table:number-columns-repeated="16373"/>
        </table:table-row>
        <table:table-row table:style-name="ro7">
          <table:table-cell table:number-columns-repeated="16384" table:style-name="ce1"/>
        </table:table-row>
        <table:table-row table:style-name="ro18">
          <table:table-cell office:value-type="string" table:style-name="ce46">
            <text:p>Виды подшипников</text:p>
          </table:table-cell>
          <table:table-cell office:value-type="string" table:style-name="ce46">
            <text:p>Количество, шт.</text:p>
          </table:table-cell>
          <table:table-cell office:value-type="string" table:number-columns-spanned="2" table:number-rows-spanned="1" table:style-name="ce85">
            <text:p>Затраты на производство, тыс.руб.</text:p>
          </table:table-cell>
          <table:covered-table-cell/>
          <table:table-cell office:value-type="string" table:style-name="ce46">
            <text:p>Фонд  оплаты, тыс.руб.</text:p>
          </table:table-cell>
          <table:table-cell office:value-type="string" table:style-name="ce46">
            <text:p>Себестоимость единицы, тыс.руб.</text:p>
          </table:table-cell>
          <table:table-cell table:number-columns-repeated="16378" table:style-name="ce1"/>
        </table:table-row>
        <table:table-row table:style-name="ro8">
          <table:table-cell office:value-type="string" table:style-name="ce8">
            <text:p>Игольчатые </text:p>
          </table:table-cell>
          <table:table-cell office:value-type="float" office:value="4500" table:style-name="ce8">
            <text:p>4500</text:p>
          </table:table-cell>
          <table:table-cell office:value-type="float" office:value="48500" table:number-columns-spanned="2" table:number-rows-spanned="1" table:style-name="ce55">
            <text:p>48500</text:p>
          </table:table-cell>
          <table:covered-table-cell/>
          <table:table-cell office:value-type="float" office:value="16975" table:formula="msoxl:=C5*35%" table:style-name="ce6">
            <text:p>16975</text:p>
          </table:table-cell>
          <table:table-cell office:value-type="float" office:value="14.55" table:formula="msoxl:=SUM(C5:E5)/B5" table:style-name="ce10">
            <text:p>14,6</text:p>
          </table:table-cell>
          <table:table-cell table:number-columns-repeated="16378" table:style-name="ce1"/>
        </table:table-row>
        <table:table-row table:style-name="ro8">
          <table:table-cell office:value-type="string" table:style-name="ce8">
            <text:p>Карданные </text:p>
          </table:table-cell>
          <table:table-cell office:value-type="float" office:value="3250" table:style-name="ce8">
            <text:p>3250</text:p>
          </table:table-cell>
          <table:table-cell office:value-type="float" office:value="64300" table:number-columns-spanned="2" table:number-rows-spanned="1" table:style-name="ce55">
            <text:p>64300</text:p>
          </table:table-cell>
          <table:covered-table-cell/>
          <table:table-cell office:value-type="float" office:value="22505" table:formula="msoxl:=C6*35%" table:style-name="ce6">
            <text:p>22505</text:p>
          </table:table-cell>
          <table:table-cell office:value-type="float" office:value="26.709230769230768" table:formula="msoxl:=SUM(C6:E6)/B6" table:style-name="ce10">
            <text:p>26,7</text:p>
          </table:table-cell>
          <table:table-cell table:number-columns-repeated="16378" table:style-name="ce1"/>
        </table:table-row>
        <table:table-row table:style-name="ro8">
          <table:table-cell office:value-type="string" table:style-name="ce8">
            <text:p>Конические </text:p>
          </table:table-cell>
          <table:table-cell office:value-type="float" office:value="1720" table:style-name="ce8">
            <text:p>1720</text:p>
          </table:table-cell>
          <table:table-cell office:value-type="float" office:value="28900" table:number-columns-spanned="2" table:number-rows-spanned="1" table:style-name="ce55">
            <text:p>28900</text:p>
          </table:table-cell>
          <table:covered-table-cell/>
          <table:table-cell office:value-type="float" office:value="10115" table:formula="msoxl:=C7*35%" table:style-name="ce6">
            <text:p>10115</text:p>
          </table:table-cell>
          <table:table-cell office:value-type="float" office:value="22.683139534883722" table:formula="msoxl:=SUM(C7:E7)/B7" table:style-name="ce10">
            <text:p>22,7</text:p>
          </table:table-cell>
          <table:table-cell table:number-columns-repeated="16378" table:style-name="ce1"/>
        </table:table-row>
        <table:table-row table:style-name="ro19">
          <table:table-cell office:value-type="string" table:style-name="ce8">
            <text:p>Роликосферические</text:p>
          </table:table-cell>
          <table:table-cell office:value-type="float" office:value="2400" table:style-name="ce8">
            <text:p>2400</text:p>
          </table:table-cell>
          <table:table-cell office:value-type="float" office:value="58500" table:number-columns-spanned="2" table:number-rows-spanned="1" table:style-name="ce55">
            <text:p>58500</text:p>
          </table:table-cell>
          <table:covered-table-cell/>
          <table:table-cell office:value-type="float" office:value="20475" table:formula="msoxl:=C8*35%" table:style-name="ce6">
            <text:p>20475</text:p>
          </table:table-cell>
          <table:table-cell office:value-type="float" office:value="32.90625" table:formula="msoxl:=SUM(C8:E8)/B8" table:style-name="ce10">
            <text:p>32,9</text:p>
          </table:table-cell>
          <table:table-cell table:number-columns-repeated="16378" table:style-name="ce1"/>
        </table:table-row>
        <table:table-row table:style-name="ro8">
          <table:table-cell office:value-type="string" table:style-name="ce8">
            <text:p>Шарнирные </text:p>
          </table:table-cell>
          <table:table-cell office:value-type="float" office:value="1800" table:style-name="ce31">
            <text:p>1800</text:p>
          </table:table-cell>
          <table:table-cell office:value-type="float" office:value="25940" table:number-columns-spanned="2" table:number-rows-spanned="1" table:style-name="ce55">
            <text:p>25940</text:p>
          </table:table-cell>
          <table:covered-table-cell/>
          <table:table-cell office:value-type="float" office:value="9079" table:formula="msoxl:=C9*35%" table:style-name="ce6">
            <text:p>9079</text:p>
          </table:table-cell>
          <table:table-cell office:value-type="float" office:value="19.454999999999998" table:formula="msoxl:=SUM(C9:E9)/B9" table:style-name="ce10">
            <text:p>19,5</text:p>
          </table:table-cell>
          <table:table-cell table:number-columns-repeated="16378" table:style-name="ce1"/>
        </table:table-row>
        <table:table-row table:style-name="ro2">
          <table:table-cell office:value-type="string" table:number-columns-spanned="4" table:number-rows-spanned="1" table:style-name="ce104">
            <text:p>Средняя себестоимость единицы:</text:p>
          </table:table-cell>
          <table:covered-table-cell table:number-columns-repeated="3"/>
          <table:table-cell office:value-type="float" office:value="23.260724060822898" table:formula="msoxl:=SUM(F5:F9)/5" table:style-name="ce10">
            <text:p>23,3</text:p>
          </table:table-cell>
          <table:table-cell table:style-name="ce18"/>
          <table:table-cell table:number-columns-repeated="16378" table:style-name="ce1"/>
        </table:table-row>
        <table:table-row table:style-name="ro2">
          <table:table-cell office:value-type="string" table:number-columns-spanned="4" table:number-rows-spanned="1" table:style-name="ce73">
            <text:p>Общая стоимость затрат на производство:</text:p>
          </table:table-cell>
          <table:covered-table-cell table:number-columns-repeated="3"/>
          <table:table-cell office:value-type="float" office:value="226140" table:formula="msoxl:=SUM(C5:D9)" table:style-name="ce6">
            <text:p>226140</text:p>
          </table:table-cell>
          <table:table-cell table:style-name="ce18"/>
          <table:table-cell table:number-columns-repeated="16378" table:style-name="ce1"/>
        </table:table-row>
        <table:table-row table:style-name="ro2">
          <table:table-cell office:value-type="string" table:number-columns-spanned="4" table:number-rows-spanned="1" table:style-name="ce73">
            <text:p>Общий фонд оплаты труда:</text:p>
          </table:table-cell>
          <table:covered-table-cell table:number-columns-repeated="3"/>
          <table:table-cell office:value-type="float" office:value="79149" table:formula="msoxl:=SUM(E5:E9)" table:style-name="ce6">
            <text:p>79149</text:p>
          </table:table-cell>
          <table:table-cell table:style-name="ce18"/>
          <table:table-cell table:number-columns-repeated="16378" table:style-name="ce1"/>
        </table:table-row>
        <table:table-row table:style-name="ro7">
          <table:table-cell table:number-columns-repeated="16384" table:style-name="ce1"/>
        </table:table-row>
        <table:table-row table:style-name="ro20">
          <table:table-cell office:value-type="string" table:number-columns-spanned="11" table:number-rows-spanned="1" table:style-name="ce63">
            <text:p>Фонд оплаты для каждого вида продукции составляет 35 % от затрат на производство.</text:p>
            <text:p><text:s/>Себестоимость единицы <text:s/>рассчитывается как сумма затрат на производство и фонда оплаты, деленная <text:s/>на количество подшипников данного вида.</text:p>
            <text:p/>
            <draw:frame xmlns:presentation="urn:oasis:names:tc:opendocument:xmlns:presentation:1.0" draw:z-index="1" draw:id="id15" draw:style-name="a15" draw:name="Диаграмма 1" svg:x="0.13333in" svg:y="1.03333in" svg:width="5in" svg:height="3in" style:rel-width="scale" style:rel-height="scale">
              <draw:object xlink:href="Object 16/" xlink:type="simple" xlink:show="embed" xlink:actuate="onLoad"/>
              <svg:desc/>
            </draw:frame>
          </table:table-cell>
          <table:covered-table-cell table:number-columns-repeated="10"/>
          <table:table-cell table:number-columns-repeated="16373"/>
        </table:table-row>
        <table:table-row table:number-rows-repeated="1048562" table:style-name="ro1">
          <table:table-cell table:number-columns-repeated="16384"/>
        </table:table-row>
      </table:table>
      <table:table table:name="Лист17" table:style-name="ta2">
        <table:table-column table:style-name="co1" table:number-columns-repeated="4" table:default-cell-style-name="ce1"/>
        <table:table-column table:style-name="co3" table:number-columns-repeated="1638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1" table:number-rows-spanned="1" table:style-name="ce99">
            <text:p>17. Ведомость начисления заработной платы за _______ 200_ г.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table:number-columns-repeated="16384" table:style-name="ce1"/>
        </table:table-row>
        <table:table-row table:style-name="ro8">
          <table:table-cell table:style-name="ce39"/>
          <table:table-cell office:value-type="string" table:number-columns-spanned="2" table:number-rows-spanned="1" table:style-name="ce55">
            <text:p>Процент премии:</text:p>
          </table:table-cell>
          <table:covered-table-cell/>
          <table:table-cell office:value-type="float" office:value="35" table:style-name="ce6">
            <text:p>35</text:p>
          </table:table-cell>
          <table:table-cell table:number-columns-repeated="16380" table:style-name="ce1"/>
        </table:table-row>
        <table:table-row table:style-name="ro8">
          <table:table-cell table:number-columns-repeated="3" table:style-name="ce39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style-name="ce6">
            <text:p>Фимилия, И.О.</text:p>
          </table:table-cell>
          <table:table-cell office:value-type="string" table:style-name="ce6">
            <text:p>Заработная плата, руб.</text:p>
          </table:table-cell>
          <table:table-cell office:value-type="string" table:style-name="ce6">
            <text:p>Премия, руб.</text:p>
          </table:table-cell>
          <table:table-cell office:value-type="string" table:style-name="ce6">
            <text:p>Всего начислено,    руб.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8">
            <text:p>Прокопович А.Н.</text:p>
          </table:table-cell>
          <table:table-cell office:value-type="float" office:value="265000" table:style-name="ce6">
            <text:p>265000</text:p>
          </table:table-cell>
          <table:table-cell office:value-type="float" office:value="92750" table:formula="msoxl:=B7*35%" table:style-name="ce6">
            <text:p>92750</text:p>
          </table:table-cell>
          <table:table-cell office:value-type="float" office:value="357750" table:formula="msoxl:=B7+C7" table:style-name="ce6">
            <text:p>35775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8">
            <text:p>Маслов Н.П.</text:p>
          </table:table-cell>
          <table:table-cell office:value-type="float" office:value="361000" table:style-name="ce6">
            <text:p>361000</text:p>
          </table:table-cell>
          <table:table-cell office:value-type="float" office:value="126349.99999999999" table:formula="msoxl:=B8*35%" table:style-name="ce6">
            <text:p>126350</text:p>
          </table:table-cell>
          <table:table-cell office:value-type="float" office:value="487350" table:formula="msoxl:=B8+C8" table:style-name="ce6">
            <text:p>48735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8">
            <text:p>Герасимов А.А.</text:p>
          </table:table-cell>
          <table:table-cell office:value-type="float" office:value="215200" table:style-name="ce6">
            <text:p>215200</text:p>
          </table:table-cell>
          <table:table-cell office:value-type="float" office:value="75320" table:formula="msoxl:=B9*35%" table:style-name="ce6">
            <text:p>75320</text:p>
          </table:table-cell>
          <table:table-cell office:value-type="float" office:value="290520" table:formula="msoxl:=B9+C9" table:style-name="ce6">
            <text:p>29052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8">
            <text:p>Смежинский П.П.</text:p>
          </table:table-cell>
          <table:table-cell office:value-type="float" office:value="290000" table:style-name="ce6">
            <text:p>290000</text:p>
          </table:table-cell>
          <table:table-cell office:value-type="float" office:value="101500" table:formula="msoxl:=B10*35%" table:style-name="ce6">
            <text:p>101500</text:p>
          </table:table-cell>
          <table:table-cell office:value-type="float" office:value="391500" table:formula="msoxl:=B10+C10" table:style-name="ce6">
            <text:p>39150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8">
            <text:p>Игнатьева Н.В.</text:p>
          </table:table-cell>
          <table:table-cell office:value-type="float" office:value="453000" table:style-name="ce6">
            <text:p>453000</text:p>
          </table:table-cell>
          <table:table-cell office:value-type="float" office:value="158550" table:formula="msoxl:=B11*35%" table:style-name="ce6">
            <text:p>158550</text:p>
          </table:table-cell>
          <table:table-cell office:value-type="float" office:value="611550" table:formula="msoxl:=B11+C11" table:style-name="ce6">
            <text:p>61155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8">
            <text:p>Климашевич Т.В.</text:p>
          </table:table-cell>
          <table:table-cell office:value-type="float" office:value="323000" table:style-name="ce6">
            <text:p>323000</text:p>
          </table:table-cell>
          <table:table-cell office:value-type="float" office:value="113050" table:formula="msoxl:=B12*35%" table:style-name="ce6">
            <text:p>113050</text:p>
          </table:table-cell>
          <table:table-cell office:value-type="float" office:value="436050" table:formula="msoxl:=B12+C12" table:style-name="ce6">
            <text:p>43605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8">
            <text:p>Итого:</text:p>
          </table:table-cell>
          <table:table-cell office:value-type="float" office:value="1907200" table:formula="msoxl:=SUM(B7:B12)" table:style-name="ce6">
            <text:p>1907200</text:p>
          </table:table-cell>
          <table:table-cell office:value-type="float" office:value="667520" table:formula="msoxl:=SUM(C7:C12)" table:style-name="ce6">
            <text:p>667520</text:p>
          </table:table-cell>
          <table:table-cell office:value-type="float" office:value="2574720" table:formula="msoxl:=SUM(D7:D12)" table:style-name="ce6">
            <text:p>2574720</text:p>
          </table:table-cell>
          <table:table-cell table:number-columns-repeated="16380" table:style-name="ce1"/>
        </table:table-row>
        <table:table-row table:style-name="ro2">
          <table:table-cell office:value-type="string" table:number-columns-spanned="3" table:number-rows-spanned="1" table:style-name="ce105">
            <text:p>Средняя сумма начислений:</text:p>
          </table:table-cell>
          <table:covered-table-cell table:number-columns-repeated="2"/>
          <table:table-cell office:value-type="float" office:value="429120" table:formula="msoxl:=SUM(D7:D12)/6" table:style-name="ce25">
            <text:p>429120</text:p>
          </table:table-cell>
          <table:table-cell table:number-columns-repeated="16380" table:style-name="ce1"/>
        </table:table-row>
        <table:table-row table:style-name="ro7">
          <table:table-cell table:number-columns-repeated="16384" table:style-name="ce1"/>
        </table:table-row>
        <table:table-row table:style-name="ro21">
          <table:table-cell office:value-type="string" table:number-columns-spanned="11" table:number-rows-spanned="1" table:style-name="ce76">
            <text:p>В формуле для расчета премии используется абсолютная ссылка на адрес ячейки, в которую введено значение процента премии.</text:p>
          </table:table-cell>
          <table:covered-table-cell table:number-columns-repeated="10"/>
          <table:table-cell table:number-columns-repeated="16373"/>
        </table:table-row>
        <table:table-row table:style-name="ro7">
          <table:table-cell table:style-name="ce1">
            <draw:frame xmlns:presentation="urn:oasis:names:tc:opendocument:xmlns:presentation:1.0" draw:z-index="1" draw:id="id16" draw:style-name="a16" draw:name="Диаграмма 1" svg:x="0.4in" svg:y="0.05833in" svg:width="5in" svg:height="3in" style:rel-width="scale" style:rel-height="scale">
              <draw:object xlink:href="Object 17/" xlink:type="simple" xlink:show="embed" xlink:actuate="onLoad"/>
              <svg:desc/>
            </draw:frame>
          </table:table-cell>
          <table:table-cell table:number-columns-repeated="3"/>
          <table:table-cell table:number-columns-repeated="7" table:style-name="ce29"/>
          <table:table-cell table:number-columns-repeated="16373"/>
        </table:table-row>
        <table:table-row table:number-rows-repeated="1048559" table:style-name="ro1">
          <table:table-cell table:number-columns-repeated="16384"/>
        </table:table-row>
      </table:table>
      <table:table table:name="Лист18" table:style-name="ta2">
        <table:table-column table:style-name="co1" table:number-columns-repeated="3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1" table:number-rows-spanned="1" table:style-name="ce99">
            <text:p>18. Оценка лизинговой сделки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table:number-columns-repeated="16384" table:style-name="ce1"/>
        </table:table-row>
        <table:table-row table:style-name="ro22">
          <table:table-cell office:value-type="string" table:number-columns-spanned="1" table:number-rows-spanned="4" table:style-name="ce55">
            <text:p>Годы</text:p>
          </table:table-cell>
          <table:table-cell office:value-type="string" table:number-columns-spanned="2" table:number-rows-spanned="1" table:style-name="ce60">
            <text:p>Стоимость объекта лизинга, млн.руб.</text:p>
          </table:table-cell>
          <table:covered-table-cell/>
          <table:table-cell office:value-type="string" table:number-columns-spanned="1" table:number-rows-spanned="4" table:style-name="ce55">
            <text:p>Среднегодовая стоимость, млн. руб.</text:p>
          </table:table-cell>
          <table:table-cell office:value-type="string" table:number-columns-spanned="1" table:number-rows-spanned="4" table:style-name="ce55">
            <text:p>Амортиза-ционные отчисления, млн.руб.</text:p>
          </table:table-cell>
          <table:table-cell office:value-type="string" table:number-columns-spanned="1" table:number-rows-spanned="4" table:style-name="ce55">
            <text:p>Остаточная стоимость, млн.руб.</text:p>
          </table:table-cell>
          <table:table-cell table:style-name="ce5"/>
          <table:table-cell table:number-columns-repeated="16377" table:style-name="ce1"/>
        </table:table-row>
        <table:table-row table:style-name="ro23" table:visibility="collapse">
          <table:covered-table-cell/>
          <table:table-cell office:value-type="string" table:number-columns-spanned="1" table:number-rows-spanned="3" table:style-name="ce55">
            <text:p>На начало года</text:p>
          </table:table-cell>
          <table:table-cell office:value-type="string" table:number-columns-spanned="1" table:number-rows-spanned="3" table:style-name="ce55">
            <text:p>На конец года</text:p>
          </table:table-cell>
          <table:covered-table-cell/>
          <table:covered-table-cell/>
          <table:covered-table-cell/>
          <table:table-cell table:style-name="ce5"/>
          <table:table-cell table:number-columns-repeated="16377" table:style-name="ce1"/>
        </table:table-row>
        <table:table-row table:number-rows-repeated="2" table:style-name="ro6"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table-cell table:number-columns-repeated="16377" table:style-name="ce1"/>
        </table:table-row>
        <table:table-row table:style-name="ro24">
          <table:table-cell office:value-type="float" office:value="1999" table:style-name="ce21">
            <text:p>1999</text:p>
          </table:table-cell>
          <table:table-cell office:value-type="float" office:value="78.5" table:style-name="ce94">
            <text:p>78,50</text:p>
          </table:table-cell>
          <table:table-cell office:value-type="float" office:value="70.7" table:style-name="ce94">
            <text:p>70,70</text:p>
          </table:table-cell>
          <table:table-cell office:value-type="float" office:value="71.05" table:formula="msoxl:=(B8+C9)/2" table:style-name="ce94">
            <text:p>71,05</text:p>
          </table:table-cell>
          <table:table-cell office:value-type="float" office:value="7.1050000000000004" table:formula="msoxl:=D8*10%" table:style-name="ce94">
            <text:p>7,11</text:p>
          </table:table-cell>
          <table:table-cell office:value-type="float" office:value="63.944999999999993" table:formula="msoxl:=D8-E8" table:style-name="ce94">
            <text:p>63,95</text:p>
          </table:table-cell>
          <table:table-cell table:style-name="ce5"/>
          <table:table-cell table:number-columns-repeated="16377" table:style-name="ce1"/>
        </table:table-row>
        <table:table-row table:style-name="ro24">
          <table:table-cell office:value-type="float" office:value="2000" table:style-name="ce21">
            <text:p>2000</text:p>
          </table:table-cell>
          <table:table-cell office:value-type="float" office:value="70.7" table:style-name="ce94">
            <text:p>70,70</text:p>
          </table:table-cell>
          <table:table-cell office:value-type="float" office:value="63.6" table:style-name="ce94">
            <text:p>63,60</text:p>
          </table:table-cell>
          <table:table-cell office:value-type="float" office:value="63.95" table:formula="msoxl:=(B9+C10)/2" table:style-name="ce94">
            <text:p>63,95</text:p>
          </table:table-cell>
          <table:table-cell office:value-type="float" office:value="6.3950000000000005" table:formula="msoxl:=D9*10%" table:style-name="ce94">
            <text:p>6,40</text:p>
          </table:table-cell>
          <table:table-cell office:value-type="float" office:value="57.555" table:formula="msoxl:=D9-E9" table:style-name="ce94">
            <text:p>57,56</text:p>
          </table:table-cell>
          <table:table-cell table:style-name="ce5"/>
          <table:table-cell table:number-columns-repeated="16377" table:style-name="ce1"/>
        </table:table-row>
        <table:table-row table:style-name="ro24">
          <table:table-cell office:value-type="float" office:value="2001" table:style-name="ce21">
            <text:p>2001</text:p>
          </table:table-cell>
          <table:table-cell office:value-type="float" office:value="63.6" table:style-name="ce94">
            <text:p>63,60</text:p>
          </table:table-cell>
          <table:table-cell office:value-type="float" office:value="57.2" table:style-name="ce94">
            <text:p>57,20</text:p>
          </table:table-cell>
          <table:table-cell office:value-type="float" office:value="57.55" table:formula="msoxl:=(B10+C11)/2" table:style-name="ce94">
            <text:p>57,55</text:p>
          </table:table-cell>
          <table:table-cell office:value-type="float" office:value="5.7549999999999999" table:formula="msoxl:=D10*10%" table:style-name="ce94">
            <text:p>5,76</text:p>
          </table:table-cell>
          <table:table-cell office:value-type="float" office:value="51.794999999999995" table:formula="msoxl:=D10-E10" table:style-name="ce94">
            <text:p>51,80</text:p>
          </table:table-cell>
          <table:table-cell table:style-name="ce5"/>
          <table:table-cell table:number-columns-repeated="16377" table:style-name="ce1"/>
        </table:table-row>
        <table:table-row table:style-name="ro24">
          <table:table-cell office:value-type="float" office:value="2002" table:style-name="ce40">
            <text:p>2002</text:p>
          </table:table-cell>
          <table:table-cell office:value-type="float" office:value="57.2" table:style-name="ce94">
            <text:p>57,20</text:p>
          </table:table-cell>
          <table:table-cell office:value-type="float" office:value="51.5" table:style-name="ce94">
            <text:p>51,50</text:p>
          </table:table-cell>
          <table:table-cell office:value-type="float" office:value="51.8" table:formula="msoxl:=(B11+C12)/2" table:style-name="ce94">
            <text:p>51,80</text:p>
          </table:table-cell>
          <table:table-cell office:value-type="float" office:value="5.18" table:formula="msoxl:=D11*10%" table:style-name="ce94">
            <text:p>5,18</text:p>
          </table:table-cell>
          <table:table-cell office:value-type="float" office:value="46.62" table:formula="msoxl:=D11-E11" table:style-name="ce94">
            <text:p>46,62</text:p>
          </table:table-cell>
          <table:table-cell table:style-name="ce5"/>
          <table:table-cell table:number-columns-repeated="16377" table:style-name="ce1"/>
        </table:table-row>
        <table:table-row table:style-name="ro24">
          <table:table-cell office:value-type="float" office:value="2003" table:style-name="ce41">
            <text:p>2003</text:p>
          </table:table-cell>
          <table:table-cell office:value-type="float" office:value="51.5" table:style-name="ce94">
            <text:p>51,50</text:p>
          </table:table-cell>
          <table:table-cell office:value-type="float" office:value="46.4" table:style-name="ce94">
            <text:p>46,40</text:p>
          </table:table-cell>
          <table:table-cell office:value-type="float" office:value="46.65" table:formula="msoxl:=(B12+C13)/2" table:style-name="ce94">
            <text:p>46,65</text:p>
          </table:table-cell>
          <table:table-cell office:value-type="float" office:value="4.665" table:formula="msoxl:=D12*10%" table:style-name="ce94">
            <text:p>4,67</text:p>
          </table:table-cell>
          <table:table-cell office:value-type="float" office:value="41.984999999999999" table:formula="msoxl:=D12-E12" table:style-name="ce94">
            <text:p>41,99</text:p>
          </table:table-cell>
          <table:table-cell table:style-name="ce5"/>
          <table:table-cell table:number-columns-repeated="16377" table:style-name="ce1"/>
        </table:table-row>
        <table:table-row table:style-name="ro24">
          <table:table-cell office:value-type="float" office:value="2004" table:style-name="ce41">
            <text:p>2004</text:p>
          </table:table-cell>
          <table:table-cell office:value-type="float" office:value="46.4" table:style-name="ce94">
            <text:p>46,40</text:p>
          </table:table-cell>
          <table:table-cell office:value-type="float" office:value="41.8" table:style-name="ce94">
            <text:p>41,80</text:p>
          </table:table-cell>
          <table:table-cell office:value-type="float" office:value="50.8" table:formula="msoxl:=(B13+C14)/2" table:style-name="ce94">
            <text:p>50,80</text:p>
          </table:table-cell>
          <table:table-cell office:value-type="float" office:value="5.08" table:formula="msoxl:=D13*10%" table:style-name="ce94">
            <text:p>5,08</text:p>
          </table:table-cell>
          <table:table-cell office:value-type="float" office:value="45.72" table:formula="msoxl:=D13-E13" table:style-name="ce94">
            <text:p>45,72</text:p>
          </table:table-cell>
          <table:table-cell table:style-name="ce5"/>
          <table:table-cell table:number-columns-repeated="16377" table:style-name="ce1"/>
        </table:table-row>
        <table:table-row table:style-name="ro8">
          <table:table-cell office:value-type="string" table:style-name="ce6">
            <text:p>Среднее:</text:p>
          </table:table-cell>
          <table:table-cell office:value-type="float" office:value="61.316666666666663" table:formula="msoxl:=SUM(B8:B13)/6" table:style-name="ce48">
            <text:p>61,32</text:p>
          </table:table-cell>
          <table:table-cell office:value-type="float" office:value="55.199999999999996" table:formula="msoxl:=SUM(C8:C13)/6" table:style-name="ce48">
            <text:p>55,20</text:p>
          </table:table-cell>
          <table:table-cell office:value-type="float" office:value="56.966666666666669" table:formula="msoxl:=SUM(D8:D13)/6" table:style-name="ce48">
            <text:p>56,97</text:p>
          </table:table-cell>
          <table:table-cell office:value-type="float" office:value="5.6966666666666663" table:formula="msoxl:=SUM(E8:E13)/6" table:style-name="ce48">
            <text:p>5,70</text:p>
          </table:table-cell>
          <table:table-cell office:value-type="float" office:value="51.27" table:formula="msoxl:=SUM(F8:F13)/6" table:style-name="ce48">
            <text:p>51,27</text:p>
          </table:table-cell>
          <table:table-cell table:style-name="ce5"/>
          <table:table-cell table:number-columns-repeated="16377" table:style-name="ce1"/>
        </table:table-row>
        <table:table-row table:style-name="ro3">
          <table:table-cell table:number-columns-repeated="6" table:style-name="ce1"/>
          <table:table-cell table:style-name="ce5"/>
          <table:table-cell table:number-columns-repeated="16377" table:style-name="ce1"/>
        </table:table-row>
        <table:table-row table:style-name="ro25">
          <table:table-cell office:value-type="string" table:number-columns-spanned="11" table:number-rows-spanned="1" table:style-name="ce63">
            <text:p><text:s text:c="9"/>Амортизационные отчисления составляют 10 % от среднегодовой стоимости.</text:p>
            <text:p><text:s text:c="9"/>Остаточная стоимость равна разнице между среднегодовой стоимостью и амортизационными отчислениями.</text:p>
            <text:p/>
            <draw:frame xmlns:presentation="urn:oasis:names:tc:opendocument:xmlns:presentation:1.0" draw:z-index="1" draw:id="id17" draw:style-name="a17" draw:name="Диаграмма 2" svg:x="0.16667in" svg:y="0.79167in" svg:width="5in" svg:height="3in" style:rel-width="scale" style:rel-height="scale">
              <draw:object xlink:href="Object 18/" xlink:type="simple" xlink:show="embed" xlink:actuate="onLoad"/>
              <svg:desc/>
            </draw:frame>
          </table:table-cell>
          <table:covered-table-cell table:number-columns-repeated="10"/>
          <table:table-cell table:number-columns-repeated="16373"/>
        </table:table-row>
        <table:table-row table:style-name="ro3">
          <table:table-cell/>
          <table:table-cell table:number-columns-repeated="16383" table:style-name="ce1"/>
        </table:table-row>
        <table:table-row table:style-name="ro23">
          <table:table-cell/>
          <table:table-cell table:style-name="ce9"/>
          <table:table-cell office:value-type="string" table:style-name="ce9">
            <text:p>Остаточна стоимость<text:s/></text:p>
          </table:table-cell>
          <table:table-cell table:number-columns-repeated="16381"/>
        </table:table-row>
        <table:table-row table:style-name="ro26">
          <table:table-cell/>
          <table:table-cell office:value-type="float" office:value="1999" table:style-name="ce21">
            <text:p>1999</text:p>
          </table:table-cell>
          <table:table-cell office:value-type="float" office:value="63.95" table:style-name="ce26">
            <text:p>63,95</text:p>
          </table:table-cell>
          <table:table-cell table:number-columns-repeated="16381"/>
        </table:table-row>
        <table:table-row table:style-name="ro26">
          <table:table-cell/>
          <table:table-cell office:value-type="float" office:value="2000" table:style-name="ce21">
            <text:p>2000</text:p>
          </table:table-cell>
          <table:table-cell office:value-type="float" office:value="57.56" table:style-name="ce98">
            <text:p>57,56</text:p>
          </table:table-cell>
          <table:table-cell table:number-columns-repeated="16381"/>
        </table:table-row>
        <table:table-row table:style-name="ro26">
          <table:table-cell/>
          <table:table-cell office:value-type="float" office:value="2001" table:style-name="ce21">
            <text:p>2001</text:p>
          </table:table-cell>
          <table:table-cell office:value-type="float" office:value="51.8" table:style-name="ce98">
            <text:p>51,8</text:p>
          </table:table-cell>
          <table:table-cell table:number-columns-repeated="16381"/>
        </table:table-row>
        <table:table-row table:style-name="ro24">
          <table:table-cell/>
          <table:table-cell office:value-type="float" office:value="2002" table:style-name="ce40">
            <text:p>2002</text:p>
          </table:table-cell>
          <table:table-cell office:value-type="float" office:value="46.62" table:style-name="ce98">
            <text:p>46,62</text:p>
          </table:table-cell>
          <table:table-cell table:number-columns-repeated="16381"/>
        </table:table-row>
        <table:table-row table:style-name="ro24">
          <table:table-cell/>
          <table:table-cell office:value-type="float" office:value="2003" table:style-name="ce41">
            <text:p>2003</text:p>
          </table:table-cell>
          <table:table-cell office:value-type="float" office:value="41.99" table:style-name="ce98">
            <text:p>41,99</text:p>
          </table:table-cell>
          <table:table-cell table:number-columns-repeated="16381"/>
        </table:table-row>
        <table:table-row table:style-name="ro24">
          <table:table-cell/>
          <table:table-cell office:value-type="float" office:value="2004" table:style-name="ce41">
            <text:p>2004</text:p>
          </table:table-cell>
          <table:table-cell office:value-type="float" office:value="45.72" table:style-name="ce98">
            <text:p>45,72</text:p>
          </table:table-cell>
          <table:table-cell table:number-columns-repeated="16381"/>
        </table:table-row>
        <table:table-row table:style-name="ro3">
          <table:table-cell/>
          <table:table-cell table:number-columns-repeated="16383" table:style-name="ce1"/>
        </table:table-row>
        <table:table-row table:number-rows-repeated="1048551" table:style-name="ro1">
          <table:table-cell table:number-columns-repeated="16384"/>
        </table:table-row>
      </table:table>
      <table:table table:name="Лист19" table:style-name="ta2">
        <table:table-column table:style-name="co12" table:number-columns-repeated="3" table:default-cell-style-name="ce1"/>
        <table:table-column table:style-name="co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2" table:default-cell-style-name="ce1"/>
        <table:table-column table:style-name="co3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1" table:number-rows-spanned="1" table:style-name="ce99">
            <text:p>19. Ведомость расхода бензина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table:number-columns-repeated="16384" table:style-name="ce1"/>
        </table:table-row>
        <table:table-row table:style-name="ro4">
          <table:table-cell office:value-type="string" table:number-columns-spanned="1" table:number-rows-spanned="2" table:style-name="ce85">
            <text:p>Дата</text:p>
          </table:table-cell>
          <table:table-cell office:value-type="string" table:number-columns-spanned="1" table:number-rows-spanned="2" table:style-name="ce85">
            <text:p>Номер машины</text:p>
          </table:table-cell>
          <table:table-cell office:value-type="string" table:number-columns-spanned="1" table:number-rows-spanned="2" table:style-name="ce85">
            <text:p>Пункт доставки груза </text:p>
          </table:table-cell>
          <table:table-cell office:value-type="string" table:number-columns-spanned="1" table:number-rows-spanned="2" table:style-name="ce85">
            <text:p>Пробег машины, км</text:p>
          </table:table-cell>
          <table:table-cell office:value-type="string" table:number-columns-spanned="3" table:number-rows-spanned="1" table:style-name="ce85">
            <text:p>Расход бензина на 100 км пробега, л</text:p>
          </table:table-cell>
          <table:covered-table-cell table:number-columns-repeated="2"/>
          <table:table-cell office:value-type="string" table:number-columns-spanned="1" table:number-rows-spanned="2" table:style-name="ce85">
            <text:p>Отклонение, л</text:p>
          </table:table-cell>
          <table:table-cell table:number-columns-repeated="16376" table:style-name="ce1"/>
        </table:table-row>
        <table:table-row table:style-name="ro27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85">
            <text:p>по норме</text:p>
          </table:table-cell>
          <table:covered-table-cell/>
          <table:table-cell office:value-type="string" table:style-name="ce45">
            <text:p>фактически</text:p>
          </table:table-cell>
          <table:covered-table-cell/>
          <table:table-cell table:number-columns-repeated="16376" table:style-name="ce1"/>
        </table:table-row>
        <table:table-row table:style-name="ro8">
          <table:table-cell office:value-type="date" office:date-value="2004-06-26T00:00:00" table:style-name="ce42">
            <text:p>26.06.2004</text:p>
          </table:table-cell>
          <table:table-cell office:value-type="string" table:style-name="ce8">
            <text:p>2345 АА-7</text:p>
          </table:table-cell>
          <table:table-cell office:value-type="string" table:style-name="ce8">
            <text:p>Гомель</text:p>
          </table:table-cell>
          <table:table-cell office:value-type="float" office:value="315" table:style-name="ce31">
            <text:p>315</text:p>
          </table:table-cell>
          <table:table-cell office:value-type="float" office:value="22.5" table:number-columns-spanned="2" table:number-rows-spanned="1" table:style-name="ce78">
            <text:p>22,5</text:p>
          </table:table-cell>
          <table:covered-table-cell/>
          <table:table-cell office:value-type="float" office:value="24.4" table:style-name="ce31">
            <text:p>24,4</text:p>
          </table:table-cell>
          <table:table-cell office:value-type="float" office:value="-1.8999999999999986" table:formula="msoxl:=E6-G6" table:style-name="ce6">
            <text:p>-1,9</text:p>
          </table:table-cell>
          <table:table-cell table:number-columns-repeated="16376" table:style-name="ce1"/>
        </table:table-row>
        <table:table-row table:style-name="ro8">
          <table:table-cell office:value-type="date" office:date-value="2004-06-28T00:00:00" table:style-name="ce42">
            <text:p>28.06.2004</text:p>
          </table:table-cell>
          <table:table-cell office:value-type="string" table:style-name="ce8">
            <text:p>5463 АБ-7</text:p>
          </table:table-cell>
          <table:table-cell office:value-type="string" table:style-name="ce8">
            <text:p>Брест</text:p>
          </table:table-cell>
          <table:table-cell office:value-type="float" office:value="350" table:style-name="ce31">
            <text:p>350</text:p>
          </table:table-cell>
          <table:table-cell office:value-type="float" office:value="28.4" table:number-columns-spanned="2" table:number-rows-spanned="1" table:style-name="ce78">
            <text:p>28,4</text:p>
          </table:table-cell>
          <table:covered-table-cell/>
          <table:table-cell office:value-type="float" office:value="29.5" table:style-name="ce31">
            <text:p>29,5</text:p>
          </table:table-cell>
          <table:table-cell office:value-type="float" office:value="-1.1000000000000014" table:formula="msoxl:=E7-G7" table:style-name="ce6">
            <text:p>-1,1</text:p>
          </table:table-cell>
          <table:table-cell table:number-columns-repeated="16376" table:style-name="ce1"/>
        </table:table-row>
        <table:table-row table:style-name="ro8">
          <table:table-cell office:value-type="date" office:date-value="2004-07-01T00:00:00" table:style-name="ce42">
            <text:p>01.07.2004</text:p>
          </table:table-cell>
          <table:table-cell office:value-type="string" table:style-name="ce8">
            <text:p>7809-7</text:p>
          </table:table-cell>
          <table:table-cell office:value-type="string" table:style-name="ce8">
            <text:p>Москва</text:p>
          </table:table-cell>
          <table:table-cell office:value-type="float" office:value="750" table:style-name="ce31">
            <text:p>750</text:p>
          </table:table-cell>
          <table:table-cell office:value-type="float" office:value="34.1" table:number-columns-spanned="2" table:number-rows-spanned="1" table:style-name="ce78">
            <text:p>34,1</text:p>
          </table:table-cell>
          <table:covered-table-cell/>
          <table:table-cell office:value-type="float" office:value="37" table:style-name="ce31">
            <text:p>37</text:p>
          </table:table-cell>
          <table:table-cell office:value-type="float" office:value="-2.8999999999999986" table:formula="msoxl:=E8-G8" table:style-name="ce6">
            <text:p>-2,9</text:p>
          </table:table-cell>
          <table:table-cell table:number-columns-repeated="16376" table:style-name="ce1"/>
        </table:table-row>
        <table:table-row table:style-name="ro8">
          <table:table-cell office:value-type="date" office:date-value="2004-07-05T00:00:00" table:style-name="ce42">
            <text:p>05.07.2004</text:p>
          </table:table-cell>
          <table:table-cell office:value-type="string" table:style-name="ce8">
            <text:p>1456-7</text:p>
          </table:table-cell>
          <table:table-cell office:value-type="string" table:style-name="ce8">
            <text:p>Витебск</text:p>
          </table:table-cell>
          <table:table-cell office:value-type="float" office:value="270" table:style-name="ce31">
            <text:p>270</text:p>
          </table:table-cell>
          <table:table-cell office:value-type="float" office:value="32.200000000000003" table:number-columns-spanned="2" table:number-rows-spanned="1" table:style-name="ce78">
            <text:p>32,2</text:p>
          </table:table-cell>
          <table:covered-table-cell/>
          <table:table-cell office:value-type="float" office:value="34.1" table:style-name="ce31">
            <text:p>34,1</text:p>
          </table:table-cell>
          <table:table-cell office:value-type="float" office:value="-1.8999999999999986" table:formula="msoxl:=E9-G9" table:style-name="ce6">
            <text:p>-1,9</text:p>
          </table:table-cell>
          <table:table-cell table:number-columns-repeated="16376" table:style-name="ce1"/>
        </table:table-row>
        <table:table-row table:style-name="ro8">
          <table:table-cell office:value-type="date" office:date-value="2004-07-10T00:00:00" table:style-name="ce42">
            <text:p>10.07.2004</text:p>
          </table:table-cell>
          <table:table-cell office:value-type="string" table:style-name="ce8">
            <text:p>3210-7</text:p>
          </table:table-cell>
          <table:table-cell office:value-type="string" table:style-name="ce8">
            <text:p>Гродно</text:p>
          </table:table-cell>
          <table:table-cell office:value-type="float" office:value="280" table:style-name="ce31">
            <text:p>280</text:p>
          </table:table-cell>
          <table:table-cell office:value-type="float" office:value="25.8" table:number-columns-spanned="2" table:number-rows-spanned="1" table:style-name="ce78">
            <text:p>25,8</text:p>
          </table:table-cell>
          <table:covered-table-cell/>
          <table:table-cell office:value-type="float" office:value="27.3" table:style-name="ce31">
            <text:p>27,3</text:p>
          </table:table-cell>
          <table:table-cell office:value-type="float" office:value="-1.5" table:formula="msoxl:=E10-G10" table:style-name="ce6">
            <text:p>-1,5</text:p>
          </table:table-cell>
          <table:table-cell table:number-columns-repeated="16376" table:style-name="ce1"/>
        </table:table-row>
        <table:table-row table:style-name="ro8">
          <table:table-cell table:number-columns-repeated="2" table:style-name="ce8"/>
          <table:table-cell office:value-type="string" table:style-name="ce8">
            <text:p>Итого:</text:p>
          </table:table-cell>
          <table:table-cell office:value-type="float" office:value="1965" table:formula="msoxl:=SUM(D6:D10)" table:style-name="ce43">
            <text:p>1965</text:p>
          </table:table-cell>
          <table:table-cell office:value-type="float" office:value="143" table:formula="msoxl:=SUM(E6:E10)" table:number-columns-spanned="2" table:number-rows-spanned="1" table:style-name="ce78">
            <text:p>143</text:p>
          </table:table-cell>
          <table:covered-table-cell/>
          <table:table-cell office:value-type="float" office:value="152.30000000000001" table:formula="msoxl:=SUM(G6:G10)" table:style-name="ce43">
            <text:p>152,3</text:p>
          </table:table-cell>
          <table:table-cell table:style-name="ce6"/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01">
            <text:p>Максимальный расход бензина  на 100 км фактически:</text:p>
          </table:table-cell>
          <table:covered-table-cell table:number-columns-repeated="5"/>
          <table:table-cell office:value-type="float" office:value="37" table:formula="msoxl:=MAX(G6:G10)" table:style-name="ce25">
            <text:p>37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number-columns-spanned="5" table:number-rows-spanned="1" table:style-name="ce77">
            <text:p>Минимальный расход бензина на 100 км по норме:</text:p>
          </table:table-cell>
          <table:covered-table-cell table:number-columns-repeated="4"/>
          <table:table-cell office:value-type="float" office:value="22.5" table:formula="msoxl:=MIN(E6:F10)" table:style-name="ce44">
            <text:p>22,5</text:p>
          </table:table-cell>
          <table:table-cell table:number-columns-repeated="2" table:style-name="ce18"/>
          <table:table-cell table:number-columns-repeated="16376" table:style-name="ce1"/>
        </table:table-row>
        <table:table-row table:style-name="ro7">
          <table:table-cell table:style-name="ce1">
            <draw:frame xmlns:presentation="urn:oasis:names:tc:opendocument:xmlns:presentation:1.0" draw:z-index="1" draw:id="id18" draw:style-name="a18" draw:name="Диаграмма 1" svg:x="0.48333in" svg:y="0.04167in" svg:width="5in" svg:height="3in" style:rel-width="scale" style:rel-height="scale">
              <draw:object xlink:href="Object 19/" xlink:type="simple" xlink:show="embed" xlink:actuate="onLoad"/>
              <svg:desc/>
            </draw:frame>
          </table:table-cell>
          <table:table-cell table:number-columns-repeated="16383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Лист20" table:style-name="ta1">
        <table:table-column table:style-name="co1" table:default-cell-style-name="ce1"/>
        <table:table-column table:style-name="co15" table:default-cell-style-name="ce1"/>
        <table:table-column table:style-name="co2" table:number-columns-repeated="3" table:default-cell-style-name="ce1"/>
        <table:table-column table:style-name="co3" table:number-columns-repeated="16379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1" table:number-rows-spanned="1" table:style-name="ce99">
            <text:p>20. Начисление заработной платы сотрудникам фирмы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table:number-columns-repeated="16384" table:style-name="ce1"/>
        </table:table-row>
        <table:table-row table:style-name="ro5">
          <table:table-cell office:value-type="string" table:number-columns-spanned="1" table:number-rows-spanned="2" table:style-name="ce85">
            <text:p>Фамилия И.О.</text:p>
          </table:table-cell>
          <table:table-cell office:value-type="string" table:number-columns-spanned="1" table:number-rows-spanned="2" table:style-name="ce85">
            <text:p>Заработная плата, руб.</text:p>
          </table:table-cell>
          <table:table-cell office:value-type="string" table:number-columns-spanned="2" table:number-rows-spanned="1" table:style-name="ce85">
            <text:p>Премия</text:p>
          </table:table-cell>
          <table:covered-table-cell/>
          <table:table-cell office:value-type="string" table:number-columns-spanned="1" table:number-rows-spanned="2" table:style-name="ce85">
            <text:p>Всего начислено, руб.</text:p>
          </table:table-cell>
          <table:table-cell table:number-columns-repeated="16379" table:style-name="ce1"/>
        </table:table-row>
        <table:table-row table:style-name="ro12">
          <table:covered-table-cell/>
          <table:covered-table-cell/>
          <table:table-cell office:value-type="string" table:style-name="ce45">
            <text:p>%</text:p>
          </table:table-cell>
          <table:table-cell office:value-type="string" table:style-name="ce45">
            <text:p>сумма, руб.</text:p>
          </table:table-cell>
          <table:covered-table-cell/>
          <table:table-cell table:number-columns-repeated="16379" table:style-name="ce1"/>
        </table:table-row>
        <table:table-row table:style-name="ro4">
          <table:table-cell office:value-type="string" table:style-name="ce8">
            <text:p>Прищепа А.Н.</text:p>
          </table:table-cell>
          <table:table-cell office:value-type="float" office:value="265000" table:style-name="ce31">
            <text:p>265000</text:p>
          </table:table-cell>
          <table:table-cell office:value-type="float" office:value="40" table:style-name="ce6">
            <text:p>40</text:p>
          </table:table-cell>
          <table:table-cell office:value-type="float" office:value="106000" table:formula="msoxl:=B6*C6%" table:style-name="ce6">
            <text:p>106000</text:p>
          </table:table-cell>
          <table:table-cell office:value-type="float" office:value="371000" table:formula="msoxl:=B6+D6" table:style-name="ce6">
            <text:p>37100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8">
            <text:p>Масловский Н.П.</text:p>
          </table:table-cell>
          <table:table-cell office:value-type="float" office:value="361000" table:style-name="ce31">
            <text:p>361000</text:p>
          </table:table-cell>
          <table:table-cell office:value-type="float" office:value="35" table:style-name="ce6">
            <text:p>35</text:p>
          </table:table-cell>
          <table:table-cell office:value-type="float" office:value="126349.99999999999" table:formula="msoxl:=B7*C7%" table:style-name="ce6">
            <text:p>126350</text:p>
          </table:table-cell>
          <table:table-cell office:value-type="float" office:value="487350" table:formula="msoxl:=B7+D7" table:style-name="ce6">
            <text:p>48735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8">
            <text:p>Герасимович А.А.</text:p>
          </table:table-cell>
          <table:table-cell office:value-type="float" office:value="215200" table:style-name="ce31">
            <text:p>215200</text:p>
          </table:table-cell>
          <table:table-cell office:value-type="float" office:value="45" table:style-name="ce6">
            <text:p>45</text:p>
          </table:table-cell>
          <table:table-cell office:value-type="float" office:value="96840" table:formula="msoxl:=B8*C8%" table:style-name="ce6">
            <text:p>96840</text:p>
          </table:table-cell>
          <table:table-cell office:value-type="float" office:value="312040" table:formula="msoxl:=B8+D8" table:style-name="ce6">
            <text:p>31204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8">
            <text:p>Петров П.П.</text:p>
          </table:table-cell>
          <table:table-cell office:value-type="float" office:value="290000" table:style-name="ce31">
            <text:p>290000</text:p>
          </table:table-cell>
          <table:table-cell office:value-type="float" office:value="35" table:style-name="ce6">
            <text:p>35</text:p>
          </table:table-cell>
          <table:table-cell office:value-type="float" office:value="101500" table:formula="msoxl:=B9*C9%" table:style-name="ce6">
            <text:p>101500</text:p>
          </table:table-cell>
          <table:table-cell office:value-type="float" office:value="391500" table:formula="msoxl:=B9+D9" table:style-name="ce6">
            <text:p>39150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8">
            <text:p>Рогулев Н.В.</text:p>
          </table:table-cell>
          <table:table-cell office:value-type="float" office:value="453000" table:style-name="ce31">
            <text:p>453000</text:p>
          </table:table-cell>
          <table:table-cell office:value-type="float" office:value="25" table:style-name="ce6">
            <text:p>25</text:p>
          </table:table-cell>
          <table:table-cell office:value-type="float" office:value="113250" table:formula="msoxl:=B10*C10%" table:style-name="ce6">
            <text:p>113250</text:p>
          </table:table-cell>
          <table:table-cell office:value-type="float" office:value="566250" table:formula="msoxl:=B10+D10" table:style-name="ce6">
            <text:p>56625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8">
            <text:p>Итого:</text:p>
          </table:table-cell>
          <table:table-cell office:value-type="float" office:value="1584200" table:formula="msoxl:=SUM(B6:B10)" table:style-name="ce43">
            <text:p>1584200</text:p>
          </table:table-cell>
          <table:table-cell table:style-name="ce6"/>
          <table:table-cell office:value-type="float" office:value="543940" table:formula="msoxl:=SUM(D6:D10)" table:style-name="ce6">
            <text:p>543940</text:p>
          </table:table-cell>
          <table:table-cell office:value-type="float" office:value="2128140" table:formula="msoxl:=SUM(E6:E10)" table:style-name="ce6">
            <text:p>2128140</text:p>
          </table:table-cell>
          <table:table-cell table:number-columns-repeated="16379" table:style-name="ce1"/>
        </table:table-row>
        <table:table-row table:style-name="ro8">
          <table:table-cell table:number-columns-repeated="5" table:style-name="ce18"/>
          <table:table-cell table:number-columns-repeated="16379" table:style-name="ce1"/>
        </table:table-row>
        <table:table-row table:style-name="ro2">
          <table:table-cell office:value-type="string" table:number-columns-spanned="4" table:number-rows-spanned="1" table:style-name="ce72">
            <text:p>Средняя сумма премии:</text:p>
          </table:table-cell>
          <table:covered-table-cell table:number-columns-repeated="3"/>
          <table:table-cell office:value-type="float" office:value="108788" table:formula="msoxl:=SUM(D6:D10)/5" table:style-name="ce46">
            <text:p>108788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4" table:number-rows-spanned="1" table:style-name="ce72">
            <text:p>Среднее значение по Всего начислено:</text:p>
          </table:table-cell>
          <table:covered-table-cell table:number-columns-repeated="3"/>
          <table:table-cell office:value-type="float" office:value="425628" table:formula="msoxl:=SUM(E6:E10)/5" table:style-name="ce46">
            <text:p>425628</text:p>
          </table:table-cell>
          <table:table-cell table:number-columns-repeated="16379" table:style-name="ce1"/>
        </table:table-row>
        <table:table-row table:style-name="ro7">
          <table:table-cell table:style-name="ce1">
            <draw:frame xmlns:presentation="urn:oasis:names:tc:opendocument:xmlns:presentation:1.0" draw:z-index="1" draw:id="id19" draw:style-name="a19" draw:name="Диаграмма 2" svg:x="0.03333in" svg:y="0.05in" svg:width="5.7in" svg:height="2.94167in" style:rel-width="scale" style:rel-height="scale">
              <draw:object xlink:href="Object 20/" xlink:type="simple" xlink:show="embed" xlink:actuate="onLoad"/>
              <svg:desc/>
            </draw:frame>
          </table:table-cell>
          <table:table-cell table:number-columns-repeated="3" table:style-name="ce1"/>
          <table:table-cell table:style-name="ce97"/>
          <table:table-cell table:number-columns-repeated="16379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iberation Serif" svg:font-family="&quot;Liberation Serif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number:number-style style:name="N35P0">
      <number:text> </number:text>
      <number:number number:decimal-places="2" number:min-integer-digits="1" number:grouping="true"/>
      <number:text>   </number:text>
    </number:number-style>
    <number:number-style style:name="N35P1">
      <number:text>-</number:text>
      <number:number number:decimal-places="2" number:min-integer-digits="1" number:grouping="true"/>
      <number:text>   </number:text>
    </number:number-style>
    <number:number-style style:name="N35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number number:decimal-places="1" number:min-integer-digits="1" number:grouping="true"/>
      <number:text>   </number:text>
    </number:number-style>
    <number:number-style style:name="N36P1">
      <number:text>-</number:text>
      <number:number number:decimal-places="1" number:min-integer-digits="1" number:grouping="true"/>
      <number:text>   </number:text>
    </number:number-style>
    <number:number-style style:name="N36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5__1088__1086__1094__1077__1085__1090__1085__1099__1081_" style:display-name="Процентный" style:family="table-cell" style:data-style-name="N13"/>
    <style:style style:name="_1060__1080__1085__1072__1085__1089__1086__1074__1099__1081_" style:display-name="Финансовый" style:family="table-cell" style:data-style-name="N35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28T05:33:49Z</meta:creation-date>
    <dc:date>2020-11-25T23:17:4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00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3f3f3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3f3f3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/>
      <style:graphic-properties draw:fill="gradient" draw:fill-gradient-name="a1" draw:stroke="none" draw:shadow="visible" draw:shadow-offset-x="0in" draw:shadow-offset-y="0.02515in" draw:shadow-color="#000000" draw:shadow-opacity="35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/>
      <style:graphic-properties draw:fill="gradient" draw:fill-gradient-name="a2" draw:stroke="none" draw:shadow="visible" draw:shadow-offset-x="0in" draw:shadow-offset-y="0.02515in" draw:shadow-color="#000000" draw:shadow-opacity="35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6pt" svg:width="408.6pt" chart:style-name="Crt0">
        <chart:title chart:style-name="CT00">
          <text:p text:style-name="a0" text:class-names="" text:cond-style-name="">Название диаграммы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Лист1.$A$19:.$A$24"/>
          </chart:axis>
          <chart:axis chart:dimension="y" chart:name="primary-y" chart:style-name="Axs1">
            <chart:grid chart:class="major" chart:style-name="GMa1"/>
          </chart:axis>
          <chart:series chart:label-cell-address="Лист1.$B$18" chart:values-cell-range-address="Лист1.$B$19:.$B$24" chart:class="chart:bar" chart:attached-axis="primary-y" chart:style-name="G0S0">
            <chart:data-point chart:repeated="6"/>
          </chart:series>
          <chart:series chart:label-cell-address="Лист1.$C$18" chart:values-cell-range-address="Лист1.$C$19:.$C$24" chart:class="chart:bar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1" draw:style="linear" draw:angle="1800" draw:start-color="#2c5d98" draw:end-color="#3c7bc7" draw:start-intensity="100%" draw:end-intensity="100%"/>
    <draw:gradient draw:name="a2" draw:style="linear" draw:angle="1800" draw:start-color="#9b2d2a" draw:end-color="#cb3d3a" draw:start-intensity="100%" draw:end-intensity="100%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00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3f3f3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3f3f3f" draw:opacity="100%" draw:stroke="non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gradient" draw:fill-gradient-name="a1" draw:stroke="none" draw:shadow="visible" draw:shadow-offset-x="0in" draw:shadow-offset-y="0.02515in" draw:shadow-color="#000000" draw:shadow-opacity="35%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Подоходный налог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Лист10.$A$20:.$A$26"/>
          </chart:axis>
          <chart:axis chart:dimension="y" chart:name="primary-y" chart:style-name="Axs1">
            <chart:grid chart:class="major" chart:style-name="GMa1"/>
          </chart:axis>
          <chart:series chart:label-cell-address="Лист10.$B$19" chart:values-cell-range-address="Лист10.$B$20:.$B$26" chart:class="chart:bar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1" draw:style="linear" draw:angle="1800" draw:start-color="#2c5d98" draw:end-color="#3c7bc7" draw:start-intensity="100%" draw:end-intensity="100%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00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gradient" draw:fill-gradient-name="a1" draw:stroke="none" draw:shadow="visible" draw:shadow-offset-x="0in" draw:shadow-offset-y="0.02515in" draw:shadow-color="#000000" draw:shadow-opacity="35%"/>
    </style:style>
    <style:style style:family="chart" style:name="G0S0P1">
      <style:graphic-properties draw:fill="gradient" draw:fill-gradient-name="a2" draw:stroke="none" draw:shadow="visible" draw:shadow-offset-x="0in" draw:shadow-offset-y="0.02515in" draw:shadow-color="#000000" draw:shadow-opacity="35%"/>
    </style:style>
    <style:style style:family="chart" style:name="G0S0P2">
      <style:graphic-properties draw:fill="gradient" draw:fill-gradient-name="a3" draw:stroke="none" draw:shadow="visible" draw:shadow-offset-x="0in" draw:shadow-offset-y="0.02515in" draw:shadow-color="#000000" draw:shadow-opacity="35%"/>
    </style:style>
    <style:style style:family="chart" style:name="G0S0P3">
      <style:graphic-properties draw:fill="gradient" draw:fill-gradient-name="a4" draw:stroke="none" draw:shadow="visible" draw:shadow-offset-x="0in" draw:shadow-offset-y="0.02515in" draw:shadow-color="#000000" draw:shadow-opacity="35%"/>
    </style:style>
    <style:style style:family="chart" style:name="G0S0P4">
      <style:graphic-properties draw:fill="gradient" draw:fill-gradient-name="a5" draw:stroke="none" draw:shadow="visible" draw:shadow-offset-x="0in" draw:shadow-offset-y="0.02515in" draw:shadow-color="#000000" draw:shadow-opacity="35%"/>
    </style:style>
    <style:style style:family="chart" style:name="G0S0P5">
      <style:graphic-properties draw:fill="gradient" draw:fill-gradient-name="a6" draw:stroke="none" draw:shadow="visible" draw:shadow-offset-x="0in" draw:shadow-offset-y="0.02515in" draw:shadow-color="#000000" draw:shadow-opacity="35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/>
      <style:graphic-properties draw:fill="gradient" draw:fill-gradient-name="a0" draw:stroke="none" draw:shadow="visible" draw:shadow-offset-x="0in" draw:shadow-offset-y="0.02515in" draw:shadow-color="#000000" draw:shadow-opacity="35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legend chart:legend-position="end" chart:legend-align="center" chart:style-name="Lgnd"/>
        <chart:plot-area chart:style-name="Plt0">
          <chart:axis chart:dimension="x">
            <chart:categories table:cell-range-address="Лист11.$A$6:.$A$11"/>
          </chart:axis>
          <chart:axis chart:dimension="y"/>
          <chart:series chart:values-cell-range-address="Лист11.$C$6:.$C$1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6" draw:style="linear" draw:angle="1800" draw:start-color="#b45f19" draw:end-color="#eb7e24" draw:start-intensity="100%" draw:end-intensity="100%"/>
    <draw:gradient draw:name="a0" draw:style="linear" draw:angle="1800" draw:start-color="#2c5d98" draw:end-color="#3c7bc7" draw:start-intensity="100%" draw:end-intensity="100%"/>
    <draw:gradient draw:name="a1" draw:style="linear" draw:angle="1800" draw:start-color="#265186" draw:end-color="#346cb0" draw:start-intensity="100%" draw:end-intensity="100%"/>
    <draw:gradient draw:name="a2" draw:style="linear" draw:angle="1800" draw:start-color="#882624" draw:end-color="#b33532" draw:start-intensity="100%" draw:end-intensity="100%"/>
    <draw:gradient draw:name="a3" draw:style="linear" draw:angle="1800" draw:start-color="#67832d" draw:end-color="#89ad3e" draw:start-intensity="100%" draw:end-intensity="100%"/>
    <draw:gradient draw:name="a4" draw:style="linear" draw:angle="1800" draw:start-color="#51396f" draw:end-color="#6c4d92" draw:start-intensity="100%" draw:end-intensity="100%"/>
    <draw:gradient draw:name="a5" draw:style="linear" draw:angle="1800" draw:start-color="#22768d" draw:end-color="#2f9cb9" draw:start-intensity="100%" draw:end-intensity="100%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00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gradient" draw:fill-gradient-name="a1" draw:stroke="none" draw:shadow="visible" draw:shadow-offset-x="0in" draw:shadow-offset-y="0.02515in" draw:shadow-color="#000000" draw:shadow-opacity="35%"/>
    </style:style>
    <style:style style:family="chart" style:name="G0S0P1">
      <style:graphic-properties draw:fill="gradient" draw:fill-gradient-name="a2" draw:stroke="none" draw:shadow="visible" draw:shadow-offset-x="0in" draw:shadow-offset-y="0.02515in" draw:shadow-color="#000000" draw:shadow-opacity="35%"/>
    </style:style>
    <style:style style:family="chart" style:name="G0S0P2">
      <style:graphic-properties draw:fill="gradient" draw:fill-gradient-name="a3" draw:stroke="none" draw:shadow="visible" draw:shadow-offset-x="0in" draw:shadow-offset-y="0.02515in" draw:shadow-color="#000000" draw:shadow-opacity="35%"/>
    </style:style>
    <style:style style:family="chart" style:name="G0S0P3">
      <style:graphic-properties draw:fill="gradient" draw:fill-gradient-name="a4" draw:stroke="none" draw:shadow="visible" draw:shadow-offset-x="0in" draw:shadow-offset-y="0.02515in" draw:shadow-color="#000000" draw:shadow-opacity="35%"/>
    </style:style>
    <style:style style:family="chart" style:name="G0S0P4">
      <style:graphic-properties draw:fill="gradient" draw:fill-gradient-name="a5" draw:stroke="none" draw:shadow="visible" draw:shadow-offset-x="0in" draw:shadow-offset-y="0.02515in" draw:shadow-color="#000000" draw:shadow-opacity="35%"/>
    </style:style>
    <style:style style:family="chart" style:name="G0S0P5">
      <style:graphic-properties draw:fill="gradient" draw:fill-gradient-name="a6" draw:stroke="none" draw:shadow="visible" draw:shadow-offset-x="0in" draw:shadow-offset-y="0.02515in" draw:shadow-color="#000000" draw:shadow-opacity="35%"/>
    </style:style>
    <style:style style:family="chart" style:name="G0S0P6">
      <style:graphic-properties draw:fill="gradient" draw:fill-gradient-name="a7" draw:stroke="none" draw:shadow="visible" draw:shadow-offset-x="0in" draw:shadow-offset-y="0.02515in" draw:shadow-color="#000000" draw:shadow-opacity="35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/>
      <style:graphic-properties draw:fill="gradient" draw:fill-gradient-name="a0" draw:stroke="none" draw:shadow="visible" draw:shadow-offset-x="0in" draw:shadow-offset-y="0.02515in" draw:shadow-color="#000000" draw:shadow-opacity="35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legend chart:legend-position="end" chart:legend-align="center" chart:style-name="Lgnd"/>
        <chart:plot-area chart:style-name="Plt0">
          <chart:axis chart:dimension="x">
            <chart:categories table:cell-range-address="Лист12.$A$6:.$A$12"/>
          </chart:axis>
          <chart:axis chart:dimension="y"/>
          <chart:series chart:values-cell-range-address="Лист12.$B$6:.$B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6" draw:style="linear" draw:angle="1800" draw:start-color="#b45f19" draw:end-color="#eb7e24" draw:start-intensity="100%" draw:end-intensity="100%"/>
    <draw:gradient draw:name="a0" draw:style="linear" draw:angle="1800" draw:start-color="#2c5d98" draw:end-color="#3c7bc7" draw:start-intensity="100%" draw:end-intensity="100%"/>
    <draw:gradient draw:name="a7" draw:style="linear" draw:angle="1800" draw:start-color="#657b9f" draw:end-color="#85a2d1" draw:start-intensity="100%" draw:end-intensity="100%"/>
    <draw:gradient draw:name="a1" draw:style="linear" draw:angle="1800" draw:start-color="#265186" draw:end-color="#346cb0" draw:start-intensity="100%" draw:end-intensity="100%"/>
    <draw:gradient draw:name="a2" draw:style="linear" draw:angle="1800" draw:start-color="#882624" draw:end-color="#b33532" draw:start-intensity="100%" draw:end-intensity="100%"/>
    <draw:gradient draw:name="a3" draw:style="linear" draw:angle="1800" draw:start-color="#67832d" draw:end-color="#89ad3e" draw:start-intensity="100%" draw:end-intensity="100%"/>
    <draw:gradient draw:name="a4" draw:style="linear" draw:angle="1800" draw:start-color="#51396f" draw:end-color="#6c4d92" draw:start-intensity="100%" draw:end-intensity="100%"/>
    <draw:gradient draw:name="a5" draw:style="linear" draw:angle="1800" draw:start-color="#22768d" draw:end-color="#2f9cb9" draw:start-intensity="100%" draw:end-intensity="100%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00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3f3f3f" draw:opacity="100%" draw:stroke="none"/>
    </style:style>
    <style:style style:family="chart" style:name="Wal0">
      <style:graphic-properties draw:fill="solid" draw:fill-color="#3f3f3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1" draw:stroke="none" draw:shadow="visible" draw:shadow-offset-x="0in" draw:shadow-offset-y="0.02515in" draw:shadow-color="#000000" draw:shadow-opacity="35%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Сстатки командировочных</text:p>
        </chart:title>
        <chart:plot-area chart:style-name="Plt0">
          <chart:axis chart:dimension="x" chart:name="primary-x" chart:style-name="Axs0">
            <chart:categories table:cell-range-address="Лист13.$A$8:.$A$13"/>
          </chart:axis>
          <chart:axis chart:dimension="y" chart:name="primary-y" chart:style-name="Axs1">
            <chart:grid chart:class="major" chart:style-name="GMa1"/>
          </chart:axis>
          <chart:series chart:values-cell-range-address="Лист13.$H$8:.$H$13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1" draw:style="linear" draw:angle="1800" draw:start-color="#2c5d98" draw:end-color="#3c7bc7" draw:start-intensity="100%" draw:end-intensity="100%"/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3f3f3f" draw:opacity="100%" draw:stroke="none"/>
    </style:style>
    <style:style style:family="chart" style:name="Wal0">
      <style:graphic-properties draw:fill="solid" draw:fill-color="#3f3f3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00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0" draw:stroke="none" draw:shadow="visible" draw:shadow-offset-x="0in" draw:shadow-offset-y="0.02515in" draw:shadow-color="#000000" draw:shadow-opacity="35%"/>
    </style:style>
  </office:automatic-styles>
  <office:body>
    <office:chart>
      <chart:chart chart:class="chart:bar" svg:height="216.0pt" svg:width="360.0pt" chart:style-name="Crt0">
        <chart:plot-area svg:x="5.0pt" svg:y="12.0pt" svg:width="335.0pt" svg:height="199.0pt" chart:style-name="Plt0">
          <chart:axis chart:dimension="x" chart:name="primary-x" chart:style-name="Axs0">
            <chart:categories table:cell-range-address="Лист14.$A$6:.$A$11"/>
          </chart:axis>
          <chart:axis chart:dimension="y" chart:name="primary-y" chart:style-name="Axs1">
            <chart:grid chart:class="major" chart:style-name="GMa1"/>
          </chart:axis>
          <chart:series chart:values-cell-range-address="Лист14.$F$6:.$F$11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1800" draw:start-color="#2c5d98" draw:end-color="#3c7bc7" draw:start-intensity="100%" draw:end-intensity="100%"/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/>
      <style:graphic-properties draw:fill="solid" draw:fill-color="#00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/>
      <style:graphic-properties draw:fill="none" draw:stroke="none"/>
    </style:style>
    <style:style style:family="chart" style:name="Wal0">
      <style:graphic-properties draw:fill="solid" draw:fill-color="#3f3f3f" draw:opacity="100%" draw:stroke="none"/>
    </style:style>
    <style:style style:family="chart" style:name="Flr0">
      <style:graphic-properties draw:fill="solid" draw:fill-color="#3f3f3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0" draw:stroke="none" draw:shadow="visible" draw:shadow-offset-x="0in" draw:shadow-offset-y="0.02515in" draw:shadow-color="#000000" draw:shadow-opacity="35%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chart:style-name="Plt0" dr3d:transform="matrix (0.99564446382742056 -2.9808720977666348E-2 -8.8337657901278496E-2 3.6833428844505495E-2 0.99619477459360894 7.8989047291030692E-2 8.5646950730101284E-2 -8.1898786474914415E-2 0.99295376962100945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Лист15.$A$7:.$A$12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values-cell-range-address="Лист15.$D$7:.$D$12" chart:class="chart:bar" chart:attached-axis="primary-y" chart:style-name="G0S0">
            <chart:data-point chart:repeated="6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1800" draw:start-color="#2c5d98" draw:end-color="#3c7bc7" draw:start-intensity="100%" draw:end-intensity="100%"/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chart" style:name="Plt0">
      <style:chart-properties chart:three-dimensional="false" chart:deep="false" chart:vertical="true"/>
      <style:graphic-properties draw:fill="solid" draw:fill-color="#3f3f3f" draw:opacity="100%" draw:stroke="none"/>
    </style:style>
    <style:style style:family="chart" style:name="Wal0">
      <style:graphic-properties draw:fill="solid" draw:fill-color="#3f3f3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00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gradient" draw:fill-gradient-name="a0" draw:stroke="none" draw:shadow="visible" draw:shadow-offset-x="0in" draw:shadow-offset-y="0.02515in" draw:shadow-color="#000000" draw:shadow-opacity="35%"/>
    </style:style>
  </office:automatic-styles>
  <office:body>
    <office:chart>
      <chart:chart chart:class="chart:bar" svg:height="216.0pt" svg:width="360.0pt" chart:style-name="Crt0">
        <chart:plot-area chart:style-name="Plt0">
          <chart:axis chart:dimension="x" chart:name="primary-x" chart:style-name="Axs0">
            <chart:categories table:cell-range-address="Лист16.$A$5:.$A$9"/>
          </chart:axis>
          <chart:axis chart:dimension="y" chart:name="primary-y" chart:style-name="Axs1">
            <chart:grid chart:class="major" chart:style-name="GMa1"/>
          </chart:axis>
          <chart:series chart:values-cell-range-address="Лист16.$F$5:.$F$9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1800" draw:start-color="#2c5d98" draw:end-color="#3c7bc7" draw:start-intensity="100%" draw:end-intensity="100%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/>
      <style:graphic-properties draw:fill="solid" draw:fill-color="#00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/>
      <style:graphic-properties draw:fill="none" draw:stroke="none"/>
    </style:style>
    <style:style style:family="chart" style:name="Wal0">
      <style:graphic-properties draw:fill="solid" draw:fill-color="#3f3f3f" draw:opacity="100%" draw:stroke="none"/>
    </style:style>
    <style:style style:family="chart" style:name="Flr0">
      <style:graphic-properties draw:fill="solid" draw:fill-color="#3f3f3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0" draw:stroke="none" draw:shadow="visible" draw:shadow-offset-x="0in" draw:shadow-offset-y="0.02515in" draw:shadow-color="#000000" draw:shadow-opacity="35%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chart:style-name="Plt0" dr3d:transform="matrix (0.99564446382742056 -2.9808720977666348E-2 -8.8337657901278496E-2 3.6833428844505495E-2 0.99619477459360894 7.8989047291030692E-2 8.5646950730101284E-2 -8.1898786474914415E-2 0.99295376962100945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Лист17.$A$7:.$A$12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values-cell-range-address="Лист17.$D$7:.$D$12" chart:class="chart:bar" chart:attached-axis="primary-y" chart:style-name="G0S0">
            <chart:data-point chart:repeated="6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1800" draw:start-color="#2c5d98" draw:end-color="#3c7bc7" draw:start-intensity="100%" draw:end-intensity="100%"/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Crt0">
      <style:chart-properties chart:three-dimensional="true" chart:deep="false" chart:symbol-type="none" chart:connect-bars="false" chart:solid-type="cuboid"/>
      <style:graphic-properties draw:fill="solid" draw:fill-color="#00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false" chart:pie-offset="0"/>
      <style:graphic-properties draw:fill="none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3f3f3f" draw:opacity="100%" draw:stroke="none"/>
    </style:style>
    <style:style style:family="chart" style:name="G0S0P0">
      <style:graphic-properties draw:fill="gradient" draw:fill-gradient-name="a2" draw:stroke="none" draw:shadow="visible" draw:shadow-offset-x="0in" draw:shadow-offset-y="0.02515in" draw:shadow-color="#000000" draw:shadow-opacity="35%"/>
    </style:style>
    <style:style style:family="chart" style:name="G0S0P1">
      <style:graphic-properties draw:fill="gradient" draw:fill-gradient-name="a3" draw:stroke="none" draw:shadow="visible" draw:shadow-offset-x="0in" draw:shadow-offset-y="0.02515in" draw:shadow-color="#000000" draw:shadow-opacity="35%"/>
    </style:style>
    <style:style style:family="chart" style:name="G0S0P2">
      <style:graphic-properties draw:fill="gradient" draw:fill-gradient-name="a4" draw:stroke="none" draw:shadow="visible" draw:shadow-offset-x="0in" draw:shadow-offset-y="0.02515in" draw:shadow-color="#000000" draw:shadow-opacity="35%"/>
    </style:style>
    <style:style style:family="chart" style:name="G0S0P3">
      <style:graphic-properties draw:fill="gradient" draw:fill-gradient-name="a5" draw:stroke="none" draw:shadow="visible" draw:shadow-offset-x="0in" draw:shadow-offset-y="0.02515in" draw:shadow-color="#000000" draw:shadow-opacity="35%"/>
    </style:style>
    <style:style style:family="chart" style:name="G0S0P4">
      <style:graphic-properties draw:fill="gradient" draw:fill-gradient-name="a6" draw:stroke="none" draw:shadow="visible" draw:shadow-offset-x="0in" draw:shadow-offset-y="0.02515in" draw:shadow-color="#000000" draw:shadow-opacity="35%"/>
    </style:style>
    <style:style style:family="chart" style:name="G0S0P5">
      <style:graphic-properties draw:fill="gradient" draw:fill-gradient-name="a7" draw:stroke="none" draw:shadow="visible" draw:shadow-offset-x="0in" draw:shadow-offset-y="0.02515in" draw:shadow-color="#000000" draw:shadow-opacity="35%"/>
    </style:style>
    <style:style style:family="chart" style:name="Flr0">
      <style:graphic-properties draw:fill="solid" draw:fill-color="#3f3f3f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gradient" draw:fill-gradient-name="a1" draw:stroke="none" draw:shadow="visible" draw:shadow-offset-x="0in" draw:shadow-offset-y="0.02515in" draw:shadow-color="#000000" draw:shadow-opacity="35%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Остаточна стоимость </text:p>
        </chart:title>
        <chart:legend chart:legend-position="end" chart:legend-align="center" chart:style-name="Lgnd"/>
        <chart:plot-area chart:style-name="Plt0" dr3d:transform="matrix (0.90630677104982404 0 -0.42262044052464098 -0.39713343902554066 0.342019300324991 -0.85165006300296331 0.14454434737127711 0.9396929276126339 0.30997440771426255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Лист18.$B$19:.$B$24"/>
          </chart:axis>
          <chart:axis chart:dimension="y"/>
          <chart:series chart:label-cell-address="Лист18.$C$18" chart:values-cell-range-address="Лист18.$C$19:.$C$2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6" draw:style="linear" draw:angle="1800" draw:start-color="#22768d" draw:end-color="#2f9cb9" draw:start-intensity="100%" draw:end-intensity="100%"/>
    <draw:gradient draw:name="a7" draw:style="linear" draw:angle="1800" draw:start-color="#b45f19" draw:end-color="#eb7e24" draw:start-intensity="100%" draw:end-intensity="100%"/>
    <draw:gradient draw:name="a1" draw:style="linear" draw:angle="1800" draw:start-color="#2c5d98" draw:end-color="#3c7bc7" draw:start-intensity="100%" draw:end-intensity="100%"/>
    <draw:gradient draw:name="a2" draw:style="linear" draw:angle="1800" draw:start-color="#265186" draw:end-color="#346cb0" draw:start-intensity="100%" draw:end-intensity="100%"/>
    <draw:gradient draw:name="a3" draw:style="linear" draw:angle="1800" draw:start-color="#882624" draw:end-color="#b33532" draw:start-intensity="100%" draw:end-intensity="100%"/>
    <draw:gradient draw:name="a4" draw:style="linear" draw:angle="1800" draw:start-color="#67832d" draw:end-color="#89ad3e" draw:start-intensity="100%" draw:end-intensity="100%"/>
    <draw:gradient draw:name="a5" draw:style="linear" draw:angle="1800" draw:start-color="#51396f" draw:end-color="#6c4d92" draw:start-intensity="100%" draw:end-intensity="100%"/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/>
      <style:graphic-properties draw:fill="solid" draw:fill-color="#00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/>
      <style:graphic-properties draw:fill="none" draw:stroke="none"/>
    </style:style>
    <style:style style:family="chart" style:name="Wal0">
      <style:graphic-properties draw:fill="solid" draw:fill-color="#3f3f3f" draw:opacity="100%" draw:stroke="none"/>
    </style:style>
    <style:style style:family="chart" style:name="Flr0">
      <style:graphic-properties draw:fill="solid" draw:fill-color="#3f3f3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0" draw:stroke="none" draw:shadow="visible" draw:shadow-offset-x="0in" draw:shadow-offset-y="0.02515in" draw:shadow-color="#000000" draw:shadow-opacity="35%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svg:x="16.0pt" svg:y="0.79503937007874pt" svg:width="334.0pt" svg:height="215.2049606299213pt" chart:style-name="Plt0" dr3d:transform="matrix (0.99564446382742056 -2.9808720977666348E-2 -8.8337657901278496E-2 3.6833428844505495E-2 0.99619477459360894 7.8989047291030692E-2 8.5646950730101284E-2 -8.1898786474914415E-2 0.99295376962100945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Лист19.$B$6:.$C$10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values-cell-range-address="Лист19.$H$6:.$H$10" chart:class="chart:bar" chart:attached-axis="primary-y" chart:style-name="G0S0">
            <chart:data-point chart:repeated="5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1800" draw:start-color="#2c5d98" draw:end-color="#3c7bc7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00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gradient" draw:fill-gradient-name="a2" draw:stroke="none" draw:shadow="visible" draw:shadow-offset-x="0in" draw:shadow-offset-y="0.02515in" draw:shadow-color="#000000" draw:shadow-opacity="35%"/>
    </style:style>
    <style:style style:family="chart" style:name="G0S0P1">
      <style:graphic-properties draw:fill="gradient" draw:fill-gradient-name="a3" draw:stroke="none" draw:shadow="visible" draw:shadow-offset-x="0in" draw:shadow-offset-y="0.02515in" draw:shadow-color="#000000" draw:shadow-opacity="35%"/>
    </style:style>
    <style:style style:family="chart" style:name="G0S0P2">
      <style:graphic-properties draw:fill="gradient" draw:fill-gradient-name="a4" draw:stroke="none" draw:shadow="visible" draw:shadow-offset-x="0in" draw:shadow-offset-y="0.02515in" draw:shadow-color="#000000" draw:shadow-opacity="35%"/>
    </style:style>
    <style:style style:family="chart" style:name="G0S0P3">
      <style:graphic-properties draw:fill="gradient" draw:fill-gradient-name="a5" draw:stroke="none" draw:shadow="visible" draw:shadow-offset-x="0in" draw:shadow-offset-y="0.02515in" draw:shadow-color="#000000" draw:shadow-opacity="35%"/>
    </style:style>
    <style:style style:family="chart" style:name="G0S0P4">
      <style:graphic-properties draw:fill="gradient" draw:fill-gradient-name="a6" draw:stroke="none" draw:shadow="visible" draw:shadow-offset-x="0in" draw:shadow-offset-y="0.02515in" draw:shadow-color="#000000" draw:shadow-opacity="35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/>
      <style:graphic-properties draw:fill="gradient" draw:fill-gradient-name="a1" draw:stroke="none" draw:shadow="visible" draw:shadow-offset-x="0in" draw:shadow-offset-y="0.02515in" draw:shadow-color="#000000" draw:shadow-opacity="35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6pt" svg:width="360.0pt" chart:style-name="Crt0">
        <chart:title chart:style-name="CT00">
          <text:p text:style-name="a0" text:class-names="" text:cond-style-name="">Сумма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Лист2.$A$8:.$A$12"/>
          </chart:axis>
          <chart:axis chart:dimension="y"/>
          <chart:series chart:values-cell-range-address="Лист2.$F$8:.$F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6" draw:style="linear" draw:angle="1800" draw:start-color="#2787a0" draw:end-color="#36b1d2" draw:start-intensity="100%" draw:end-intensity="100%"/>
    <draw:gradient draw:name="a1" draw:style="linear" draw:angle="1800" draw:start-color="#2c5d98" draw:end-color="#3c7bc7" draw:start-intensity="100%" draw:end-intensity="100%"/>
    <draw:gradient draw:name="a2" draw:style="linear" draw:angle="1800" draw:start-color="#2c5d98" draw:end-color="#3c7bc7" draw:start-intensity="100%" draw:end-intensity="100%"/>
    <draw:gradient draw:name="a3" draw:style="linear" draw:angle="1800" draw:start-color="#9b2d2a" draw:end-color="#cb3d3a" draw:start-intensity="100%" draw:end-intensity="100%"/>
    <draw:gradient draw:name="a4" draw:style="linear" draw:angle="1800" draw:start-color="#769535" draw:end-color="#9bc348" draw:start-intensity="100%" draw:end-intensity="100%"/>
    <draw:gradient draw:name="a5" draw:style="linear" draw:angle="1800" draw:start-color="#5d417e" draw:end-color="#7b58a6" draw:start-intensity="100%" draw:end-intensity="100%"/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/>
      <style:graphic-properties draw:fill="solid" draw:fill-color="#00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/>
      <style:graphic-properties draw:fill="none" draw:stroke="none"/>
    </style:style>
    <style:style style:family="chart" style:name="Wal0">
      <style:graphic-properties draw:fill="solid" draw:fill-color="#3f3f3f" draw:opacity="100%" draw:stroke="none"/>
    </style:style>
    <style:style style:family="chart" style:name="Flr0">
      <style:graphic-properties draw:fill="solid" draw:fill-color="#3f3f3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0" draw:stroke="none" draw:shadow="visible" draw:shadow-offset-x="0in" draw:shadow-offset-y="0.02515in" draw:shadow-color="#000000" draw:shadow-opacity="35%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1" draw:stroke="none" draw:shadow="visible" draw:shadow-offset-x="0in" draw:shadow-offset-y="0.02515in" draw:shadow-color="#000000" draw:shadow-opacity="35%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1.8pt" svg:width="410.4pt" chart:style-name="Crt0">
        <chart:plot-area svg:x="17.26259842519685pt" svg:y="0.0pt" svg:width="385.1574015748031pt" svg:height="211.8pt" chart:style-name="Plt0" dr3d:transform="matrix (0.99564446382742056 -2.9808720977666348E-2 -8.8337657901278496E-2 3.6833428844505495E-2 0.99619477459360894 7.8989047291030692E-2 8.5646950730101284E-2 -8.1898786474914415E-2 0.99295376962100945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Лист20.$A$6:.$A$10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Лист20.$B$4" chart:values-cell-range-address="Лист20.$B$6:.$B$10" chart:class="chart:bar" chart:attached-axis="primary-y" chart:style-name="G0S0">
            <chart:data-point chart:repeated="5"/>
          </chart:series>
          <chart:series chart:label-cell-address="Лист20.$E$4" chart:values-cell-range-address="Лист20.$E$6:.$E$10" chart:class="chart:bar" chart:attached-axis="primary-y" chart:style-name="G0S1">
            <chart:data-point chart:repeated="5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1800" draw:start-color="#2c5d98" draw:end-color="#3c7bc7" draw:start-intensity="100%" draw:end-intensity="100%"/>
    <draw:gradient draw:name="a1" draw:style="linear" draw:angle="1800" draw:start-color="#9b2d2a" draw:end-color="#cb3d3a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00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3f3f3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3f3f3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1" draw:stroke="none" draw:shadow="visible" draw:shadow-offset-x="0in" draw:shadow-offset-y="0.02515in" draw:shadow-color="#000000" draw:shadow-opacity="35%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Стоимость продукции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Лист3.$A$8:.$A$12"/>
          </chart:axis>
          <chart:axis chart:dimension="y" chart:name="primary-y" chart:style-name="Axs1">
            <chart:grid chart:class="major" chart:style-name="GMa1"/>
          </chart:axis>
          <chart:series chart:label-cell-address="Лист3.$F$6" chart:values-cell-range-address="Лист3.$F$8:.$F$12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1" draw:style="linear" draw:angle="0" draw:start-color="#e1e8f5" draw:end-color="#002060" draw:start-intensity="100%" draw:end-intensity="100%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00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gradient" draw:fill-gradient-name="a2" draw:stroke="none" draw:shadow="visible" draw:shadow-offset-x="0in" draw:shadow-offset-y="0.02515in" draw:shadow-color="#000000" draw:shadow-opacity="35%"/>
    </style:style>
    <style:style style:family="chart" style:name="G0S0P1">
      <style:graphic-properties draw:fill="gradient" draw:fill-gradient-name="a3" draw:stroke="none" draw:shadow="visible" draw:shadow-offset-x="0in" draw:shadow-offset-y="0.02515in" draw:shadow-color="#000000" draw:shadow-opacity="35%"/>
    </style:style>
    <style:style style:family="chart" style:name="G0S0P2">
      <style:graphic-properties draw:fill="gradient" draw:fill-gradient-name="a4" draw:stroke="none" draw:shadow="visible" draw:shadow-offset-x="0in" draw:shadow-offset-y="0.02515in" draw:shadow-color="#000000" draw:shadow-opacity="35%"/>
    </style:style>
    <style:style style:family="chart" style:name="G0S0P3">
      <style:graphic-properties draw:fill="gradient" draw:fill-gradient-name="a5" draw:stroke="none" draw:shadow="visible" draw:shadow-offset-x="0in" draw:shadow-offset-y="0.02515in" draw:shadow-color="#000000" draw:shadow-opacity="35%"/>
    </style:style>
    <style:style style:family="chart" style:name="G0S0P4">
      <style:graphic-properties draw:fill="gradient" draw:fill-gradient-name="a6" draw:stroke="none" draw:shadow="visible" draw:shadow-offset-x="0in" draw:shadow-offset-y="0.02515in" draw:shadow-color="#000000" draw:shadow-opacity="35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/>
      <style:graphic-properties draw:fill="gradient" draw:fill-gradient-name="a1" draw:stroke="none" draw:shadow="visible" draw:shadow-offset-x="0in" draw:shadow-offset-y="0.02515in" draw:shadow-color="#000000" draw:shadow-opacity="35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Годовой объем товарооборота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Лист4.$A$7:.$A$11"/>
          </chart:axis>
          <chart:axis chart:dimension="y"/>
          <chart:series chart:values-cell-range-address="Лист4.$F$7:.$F$1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6" draw:style="linear" draw:angle="1800" draw:start-color="#2787a0" draw:end-color="#36b1d2" draw:start-intensity="100%" draw:end-intensity="100%"/>
    <draw:gradient draw:name="a1" draw:style="linear" draw:angle="1800" draw:start-color="#2c5d98" draw:end-color="#3c7bc7" draw:start-intensity="100%" draw:end-intensity="100%"/>
    <draw:gradient draw:name="a2" draw:style="linear" draw:angle="1800" draw:start-color="#2c5d98" draw:end-color="#3c7bc7" draw:start-intensity="100%" draw:end-intensity="100%"/>
    <draw:gradient draw:name="a3" draw:style="linear" draw:angle="1800" draw:start-color="#9b2d2a" draw:end-color="#cb3d3a" draw:start-intensity="100%" draw:end-intensity="100%"/>
    <draw:gradient draw:name="a4" draw:style="linear" draw:angle="1800" draw:start-color="#769535" draw:end-color="#9bc348" draw:start-intensity="100%" draw:end-intensity="100%"/>
    <draw:gradient draw:name="a5" draw:style="linear" draw:angle="1800" draw:start-color="#5d417e" draw:end-color="#7b58a6" draw:start-intensity="100%" draw:end-intensity="100%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00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3f3f3f" draw:opacity="100%" draw:stroke="none"/>
    </style:style>
    <style:style style:family="chart" style:name="Wal0">
      <style:graphic-properties draw:fill="solid" draw:fill-color="#3f3f3f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none" chart:data-label-text="false" chart:data-label-symbol="false"/>
      <style:graphic-properties draw:fill="gradient" draw:fill-gradient-name="a1" draw:stroke="none" draw:shadow="visible" draw:shadow-offset-x="0in" draw:shadow-offset-y="0.02515in" draw:shadow-color="#000000" draw:shadow-opacity="35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Стоимость аренды</text:p>
        </chart:title>
        <chart:plot-area chart:style-name="Plt0">
          <chart:axis chart:dimension="x" chart:name="primary-x" chart:style-name="Axs0">
            <chart:categories table:cell-range-address="Лист5.$B$7:.$B$11"/>
          </chart:axis>
          <chart:axis chart:dimension="y" chart:name="primary-y" chart:style-name="Axs1">
            <chart:grid chart:class="major" chart:style-name="GMa1"/>
          </chart:axis>
          <chart:series chart:values-cell-range-address="Лист5.$D$7:.$D$11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1" draw:style="linear" draw:angle="1800" draw:start-color="#2c5d98" draw:end-color="#3c7bc7" draw:start-intensity="100%" draw:end-intensity="100%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00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3f3f3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3f3f3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/>
      <style:graphic-properties draw:fill="gradient" draw:fill-gradient-name="a1" draw:stroke="none" draw:shadow="visible" draw:shadow-offset-x="0in" draw:shadow-offset-y="0.02515in" draw:shadow-color="#000000" draw:shadow-opacity="35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9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Стоимость<text:s text:c="1"/>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Лист6.$A$7:.$A$16"/>
          </chart:axis>
          <chart:axis chart:dimension="y" chart:name="primary-y" chart:style-name="Axs1">
            <chart:grid chart:class="major" chart:style-name="GMa1"/>
          </chart:axis>
          <chart:series chart:values-cell-range-address="Лист6.$C$7:.$C$16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1" draw:style="linear" draw:angle="1800" draw:start-color="#2c5d98" draw:end-color="#3c7bc7" draw:start-intensity="100%" draw:end-intensity="100%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/>
      <style:graphic-properties draw:fill="solid" draw:fill-color="#00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false"/>
      <style:graphic-properties draw:fill="none" draw:stroke="none"/>
    </style:style>
    <style:style style:family="chart" style:name="Wal0">
      <style:graphic-properties draw:fill="solid" draw:fill-color="#3f3f3f" draw:opacity="100%" draw:stroke="none"/>
    </style:style>
    <style:style style:family="chart" style:name="Flr0">
      <style:graphic-properties draw:fill="solid" draw:fill-color="#3f3f3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1" draw:stroke="none" draw:shadow="visible" draw:shadow-offset-x="0in" draw:shadow-offset-y="0.02515in" draw:shadow-color="#000000" draw:shadow-opacity="35%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Отклонение от плана<text:s text:c="1"/></text:p>
        </chart:title>
        <chart:plot-area chart:style-name="Plt0" dr3d:transform="matrix (0.99564446382742056 -2.9808720977666348E-2 -8.8337657901278496E-2 3.6833428844505495E-2 0.99619477459360894 7.8989047291030692E-2 8.5646950730101284E-2 -8.1898786474914415E-2 0.99295376962100945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Лист7.$A$8:.$A$13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values-cell-range-address="Лист7.$G$8:.$G$13" chart:class="chart:bar" chart:attached-axis="primary-y" chart:style-name="G0S0">
            <chart:data-point chart:repeated="6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1" draw:style="linear" draw:angle="1800" draw:start-color="#2c5d98" draw:end-color="#3c7bc7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00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gradient" draw:fill-gradient-name="a1" draw:stroke="none" draw:shadow="visible" draw:shadow-offset-x="0in" draw:shadow-offset-y="0.02515in" draw:shadow-color="#000000" draw:shadow-opacity="35%"/>
    </style:style>
    <style:style style:family="chart" style:name="G0S0P1">
      <style:graphic-properties draw:fill="gradient" draw:fill-gradient-name="a2" draw:stroke="none" draw:shadow="visible" draw:shadow-offset-x="0in" draw:shadow-offset-y="0.02515in" draw:shadow-color="#000000" draw:shadow-opacity="35%"/>
    </style:style>
    <style:style style:family="chart" style:name="G0S0P2">
      <style:graphic-properties draw:fill="gradient" draw:fill-gradient-name="a3" draw:stroke="none" draw:shadow="visible" draw:shadow-offset-x="0in" draw:shadow-offset-y="0.02515in" draw:shadow-color="#000000" draw:shadow-opacity="35%"/>
    </style:style>
    <style:style style:family="chart" style:name="G0S0P3">
      <style:graphic-properties draw:fill="gradient" draw:fill-gradient-name="a4" draw:stroke="none" draw:shadow="visible" draw:shadow-offset-x="0in" draw:shadow-offset-y="0.02515in" draw:shadow-color="#000000" draw:shadow-opacity="35%"/>
    </style:style>
    <style:style style:family="chart" style:name="G0S0P4">
      <style:graphic-properties draw:fill="gradient" draw:fill-gradient-name="a5" draw:stroke="none" draw:shadow="visible" draw:shadow-offset-x="0in" draw:shadow-offset-y="0.02515in" draw:shadow-color="#000000" draw:shadow-opacity="35%"/>
    </style:style>
    <style:style style:family="chart" style:name="G0S0P5">
      <style:graphic-properties draw:fill="gradient" draw:fill-gradient-name="a6" draw:stroke="none" draw:shadow="visible" draw:shadow-offset-x="0in" draw:shadow-offset-y="0.02515in" draw:shadow-color="#000000" draw:shadow-opacity="35%"/>
    </style:style>
    <style:style style:family="chart" style:name="G0S0P6">
      <style:graphic-properties draw:fill="gradient" draw:fill-gradient-name="a7" draw:stroke="none" draw:shadow="visible" draw:shadow-offset-x="0in" draw:shadow-offset-y="0.02515in" draw:shadow-color="#000000" draw:shadow-opacity="35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/>
      <style:graphic-properties draw:fill="gradient" draw:fill-gradient-name="a0" draw:stroke="none" draw:shadow="visible" draw:shadow-offset-x="0in" draw:shadow-offset-y="0.02515in" draw:shadow-color="#000000" draw:shadow-opacity="35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legend chart:legend-position="end" chart:legend-align="center" chart:style-name="Lgnd"/>
        <chart:plot-area chart:style-name="Plt0">
          <chart:axis chart:dimension="x">
            <chart:categories table:cell-range-address="Лист8.$A$6:.$A$12"/>
          </chart:axis>
          <chart:axis chart:dimension="y"/>
          <chart:series chart:values-cell-range-address="Лист8.$F$6:.$F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6" draw:style="linear" draw:angle="1800" draw:start-color="#b45f19" draw:end-color="#eb7e24" draw:start-intensity="100%" draw:end-intensity="100%"/>
    <draw:gradient draw:name="a0" draw:style="linear" draw:angle="1800" draw:start-color="#2c5d98" draw:end-color="#3c7bc7" draw:start-intensity="100%" draw:end-intensity="100%"/>
    <draw:gradient draw:name="a7" draw:style="linear" draw:angle="1800" draw:start-color="#657b9f" draw:end-color="#85a2d1" draw:start-intensity="100%" draw:end-intensity="100%"/>
    <draw:gradient draw:name="a1" draw:style="linear" draw:angle="1800" draw:start-color="#265186" draw:end-color="#346cb0" draw:start-intensity="100%" draw:end-intensity="100%"/>
    <draw:gradient draw:name="a2" draw:style="linear" draw:angle="1800" draw:start-color="#882624" draw:end-color="#b33532" draw:start-intensity="100%" draw:end-intensity="100%"/>
    <draw:gradient draw:name="a3" draw:style="linear" draw:angle="1800" draw:start-color="#67832d" draw:end-color="#89ad3e" draw:start-intensity="100%" draw:end-intensity="100%"/>
    <draw:gradient draw:name="a4" draw:style="linear" draw:angle="1800" draw:start-color="#51396f" draw:end-color="#6c4d92" draw:start-intensity="100%" draw:end-intensity="100%"/>
    <draw:gradient draw:name="a5" draw:style="linear" draw:angle="1800" draw:start-color="#22768d" draw:end-color="#2f9cb9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/>
      <style:graphic-properties draw:fill="solid" draw:fill-color="#00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/>
      <style:graphic-properties draw:fill="none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3f3f3f" draw:opacity="100%" draw:stroke="none"/>
    </style:style>
    <style:style style:family="chart" style:name="Flr0">
      <style:graphic-properties draw:fill="solid" draw:fill-color="#3f3f3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/>
      <style:graphic-properties draw:fill="gradient" draw:fill-gradient-name="a0" draw:stroke="none" draw:shadow="visible" draw:shadow-offset-x="0in" draw:shadow-offset-y="0.02515in" draw:shadow-color="#000000" draw:shadow-opacity="35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/>
      <style:graphic-properties draw:fill="gradient" draw:fill-gradient-name="a1" draw:stroke="none" draw:shadow="visible" draw:shadow-offset-x="0in" draw:shadow-offset-y="0.02515in" draw:shadow-color="#000000" draw:shadow-opacity="35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dr3d:transform="matrix (0.99564446382742056 -2.9808720977666348E-2 -8.8337657901278496E-2 3.6833428844505495E-2 0.99619477459360894 7.8989047291030692E-2 8.5646950730101284E-2 -8.1898786474914415E-2 0.99295376962100945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Лист9.$A$6:.$A$11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Лист9.$B$5" chart:values-cell-range-address="Лист9.$B$6:.$B$11" chart:class="chart:bar" chart:attached-axis="primary-y" chart:style-name="G0S0">
            <chart:data-point chart:repeated="6"/>
          </chart:series>
          <chart:series chart:label-cell-address="Лист9.$D$5" chart:values-cell-range-address="Лист9.$D$6:.$D$11" chart:class="chart:bar" chart:attached-axis="primary-y" chart:style-name="G0S1">
            <chart:data-point chart:repeated="6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1800" draw:start-color="#2c5d98" draw:end-color="#3c7bc7" draw:start-intensity="100%" draw:end-intensity="100%"/>
    <draw:gradient draw:name="a1" draw:style="linear" draw:angle="1800" draw:start-color="#9b2d2a" draw:end-color="#cb3d3a" draw:start-intensity="100%" draw:end-intensity="100%"/>
  </office:styles>
</office:document-styles>
</file>